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3768in" svg:height="7.4665in" svg:x="0.1173in" svg:y="0.563in">
            <draw:object draw:notify-on-update-of-ranges="Sheet1.A2:Sheet1.A401 Sheet1.D1:Sheet1.D1 Sheet1.D2:Sheet1.D401 Sheet1.A2:Sheet1.A401 Sheet1.E1:Sheet1.E1 Sheet1.E2:Sheet1.E401 Sheet1.A2:Sheet1.A401 Sheet1.G1:Sheet1.G1 Sheet1.G2:Sheet1.G4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cons_vg</text:p>
          </table:table-cell>
          <table:table-cell office:value-type="string">
            <text:p>vg</text:p>
          </table:table-cell>
          <table:table-cell office:value-type="string">
            <text:p>cons_vd</text:p>
          </table:table-cell>
          <table:table-cell office:value-type="string">
            <text:p>vd</text:p>
          </table:table-cell>
          <table:table-cell/>
          <table:table-cell office:value-type="string">
            <text:p>deriveeD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5256762">
            <text:p>0.25256762</text:p>
          </table:table-cell>
          <table:table-cell office:value-type="float" office:value="0">
            <text:p>0</text:p>
          </table:table-cell>
          <table:table-cell office:value-type="float" office:value="-0.0018302001">
            <text:p>-0.0018302001</text:p>
          </table:table-cell>
          <table:table-cell/>
          <table:table-cell table:formula="of:=0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3">
            <text:p>0.3</text:p>
          </table:table-cell>
          <table:table-cell office:value-type="float" office:value="0.247077">
            <text:p>0.247077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]-[.E3])-([.D2]-[.E2])" office:value-type="float" office:value="-0.0018302001">
            <text:p>-0.001830200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3">
            <text:p>0.3</text:p>
          </table:table-cell>
          <table:table-cell office:value-type="float" office:value="0.2543978">
            <text:p>0.254397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4]-[.E4])-([.D3]-[.E3])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3">
            <text:p>0.3</text:p>
          </table:table-cell>
          <table:table-cell office:value-type="float" office:value="0.24524683">
            <text:p>0.2452468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5]-[.E5])-([.D4]-[.E4])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3">
            <text:p>0.3</text:p>
          </table:table-cell>
          <table:table-cell office:value-type="float" office:value="0.26171863">
            <text:p>0.2617186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6]-[.E6])-([.D5]-[.E5])"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3">
            <text:p>0.3</text:p>
          </table:table-cell>
          <table:table-cell office:value-type="float" office:value="0.24890722">
            <text:p>0.2489072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7]-[.E7])-([.D6]-[.E6])"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3">
            <text:p>0.3</text:p>
          </table:table-cell>
          <table:table-cell office:value-type="float" office:value="0.24707702">
            <text:p>0.2470770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8]-[.E8])-([.D7]-[.E7])" office:value-type="float" office:value="0">
            <text:p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3">
            <text:p>0.3</text:p>
          </table:table-cell>
          <table:table-cell office:value-type="float" office:value="0.2781904">
            <text:p>0.278190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9]-[.E9])-([.D8]-[.E8])"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0]-[.E10])-([.D9]-[.E9])"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3">
            <text:p>0.3</text:p>
          </table:table-cell>
          <table:table-cell office:value-type="float" office:value="0.2818508">
            <text:p>0.281850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1]-[.E11])-([.D10]-[.E10])"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3">
            <text:p>0.3</text:p>
          </table:table-cell>
          <table:table-cell office:value-type="float" office:value="0.2818508">
            <text:p>0.281850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2]-[.E12])-([.D11]-[.E11])" office:value-type="float" office:value="0">
            <text:p>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3]-[.E13])-([.D12]-[.E12])" office:value-type="float" office:value="0">
            <text:p>0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4]-[.E14])-([.D13]-[.E13])" office:value-type="float" office:value="0">
            <text:p>0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3">
            <text:p>0.3</text:p>
          </table:table-cell>
          <table:table-cell office:value-type="float" office:value="0.311134">
            <text:p>0.31113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5]-[.E15])-([.D14]-[.E14])" office:value-type="float" office:value="0">
            <text:p>0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3">
            <text:p>0.3</text:p>
          </table:table-cell>
          <table:table-cell office:value-type="float" office:value="0.31662458">
            <text:p>0.3166245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6]-[.E16])-([.D15]-[.E15])" office:value-type="float" office:value="0">
            <text:p>0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7]-[.E17])-([.D16]-[.E16])" office:value-type="float" office:value="0">
            <text:p>0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8]-[.E18])-([.D17]-[.E17])" office:value-type="float" office:value="0">
            <text:p>0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3">
            <text:p>0.3</text:p>
          </table:table-cell>
          <table:table-cell office:value-type="float" office:value="0.3221152">
            <text:p>0.322115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9]-[.E19])-([.D18]-[.E18])" office:value-type="float" office:value="0">
            <text:p>0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3">
            <text:p>0.3</text:p>
          </table:table-cell>
          <table:table-cell office:value-type="float" office:value="0.3093038">
            <text:p>0.309303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0]-[.E20])-([.D19]-[.E19])" office:value-type="float" office:value="0">
            <text:p>0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3">
            <text:p>0.3</text:p>
          </table:table-cell>
          <table:table-cell office:value-type="float" office:value="0.3184548">
            <text:p>0.318454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1]-[.E21])-([.D20]-[.E20])" office:value-type="float" office:value="0">
            <text:p>0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0.3">
            <text:p>0.3</text:p>
          </table:table-cell>
          <table:table-cell office:value-type="float" office:value="0.32577562">
            <text:p>0.3257756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2]-[.E22])-([.D21]-[.E21])" office:value-type="float" office:value="0">
            <text:p>0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3]-[.E23])-([.D22]-[.E22])" office:value-type="float" office:value="0">
            <text:p>0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0.3">
            <text:p>0.3</text:p>
          </table:table-cell>
          <table:table-cell office:value-type="float" office:value="0.3129642">
            <text:p>0.312964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4]-[.E24])-([.D23]-[.E23])" office:value-type="float" office:value="0">
            <text:p>0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0.3">
            <text:p>0.3</text:p>
          </table:table-cell>
          <table:table-cell office:value-type="float" office:value="0.33309639">
            <text:p>0.33309639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5]-[.E25])-([.D24]-[.E24])" office:value-type="float" office:value="0">
            <text:p>0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0.3">
            <text:p>0.3</text:p>
          </table:table-cell>
          <table:table-cell office:value-type="float" office:value="0.33309644">
            <text:p>0.3330964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6]-[.E26])-([.D25]-[.E25])" office:value-type="float" office:value="0">
            <text:p>0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0.3">
            <text:p>0.3</text:p>
          </table:table-cell>
          <table:table-cell office:value-type="float" office:value="0.3312662">
            <text:p>0.331266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7]-[.E27])-([.D26]-[.E26])" office:value-type="float" office:value="0">
            <text:p>0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0.3">
            <text:p>0.3</text:p>
          </table:table-cell>
          <table:table-cell office:value-type="float" office:value="0.35322863">
            <text:p>0.3532286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8]-[.E28])-([.D27]-[.E27])" office:value-type="float" office:value="0">
            <text:p>0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0.3">
            <text:p>0.3</text:p>
          </table:table-cell>
          <table:table-cell office:value-type="float" office:value="0.3459078">
            <text:p>0.345907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9]-[.E29])-([.D28]-[.E28])" office:value-type="float" office:value="0">
            <text:p>0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0.3">
            <text:p>0.3</text:p>
          </table:table-cell>
          <table:table-cell office:value-type="float" office:value="0.320285">
            <text:p>0.320285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0]-[.E30])-([.D29]-[.E29])" office:value-type="float" office:value="0">
            <text:p>0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3">
            <text:p>0.3</text:p>
          </table:table-cell>
          <table:table-cell office:value-type="float" office:value="0.3239454">
            <text:p>0.323945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1]-[.E31])-([.D30]-[.E30])" office:value-type="float" office:value="0">
            <text:p>0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0.3">
            <text:p>0.3</text:p>
          </table:table-cell>
          <table:table-cell office:value-type="float" office:value="0.3312662">
            <text:p>0.331266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2]-[.E32])-([.D31]-[.E31])" office:value-type="float" office:value="0">
            <text:p>0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0.3">
            <text:p>0.3</text:p>
          </table:table-cell>
          <table:table-cell office:value-type="float" office:value="0.34407762">
            <text:p>0.3440776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3]-[.E33])-([.D32]-[.E32])" office:value-type="float" office:value="0">
            <text:p>0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0.3">
            <text:p>0.3</text:p>
          </table:table-cell>
          <table:table-cell office:value-type="float" office:value="0.32943603">
            <text:p>0.3294360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4]-[.E34])-([.D33]-[.E33])" office:value-type="float" office:value="0">
            <text:p>0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0.3">
            <text:p>0.3</text:p>
          </table:table-cell>
          <table:table-cell office:value-type="float" office:value="0.33126622">
            <text:p>0.3312662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5]-[.E35])-([.D34]-[.E34])" office:value-type="float" office:value="0">
            <text:p>0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0.3">
            <text:p>0.3</text:p>
          </table:table-cell>
          <table:table-cell office:value-type="float" office:value="0.3312662">
            <text:p>0.331266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6]-[.E36])-([.D35]-[.E35])" office:value-type="float" office:value="0">
            <text:p>0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0.3">
            <text:p>0.3</text:p>
          </table:table-cell>
          <table:table-cell office:value-type="float" office:value="0.32028502">
            <text:p>0.3202850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7]-[.E37])-([.D36]-[.E36])" office:value-type="float" office:value="0">
            <text:p>0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0.3">
            <text:p>0.3</text:p>
          </table:table-cell>
          <table:table-cell office:value-type="float" office:value="0.3257756">
            <text:p>0.325775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8]-[.E38])-([.D37]-[.E37])" office:value-type="float" office:value="0">
            <text:p>0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0.3">
            <text:p>0.3</text:p>
          </table:table-cell>
          <table:table-cell office:value-type="float" office:value="0.33858702">
            <text:p>0.3385870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9]-[.E39])-([.D38]-[.E38])" office:value-type="float" office:value="0">
            <text:p>0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0.3">
            <text:p>0.3</text:p>
          </table:table-cell>
          <table:table-cell office:value-type="float" office:value="0.32577562">
            <text:p>0.3257756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40]-[.E40])-([.D39]-[.E39])" office:value-type="float" office:value="0">
            <text:p>0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3">
            <text:p>0.3</text:p>
          </table:table-cell>
          <table:table-cell office:value-type="float" office:value="0.3166246">
            <text:p>0.316624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41]-[.E41])-([.D40]-[.E40])" office:value-type="float" office:value="0">
            <text:p>0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0.3">
            <text:p>0.3</text:p>
          </table:table-cell>
          <table:table-cell office:value-type="float" office:value="0.3239454">
            <text:p>0.323945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42]-[.E42])-([.D41]-[.E41])" office:value-type="float" office:value="0">
            <text:p>0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0.3">
            <text:p>0.3</text:p>
          </table:table-cell>
          <table:table-cell office:value-type="float" office:value="0.31845483">
            <text:p>0.3184548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43]-[.E43])-([.D42]-[.E42])" office:value-type="float" office:value="0">
            <text:p>0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44]-[.E44])-([.D43]-[.E43])" office:value-type="float" office:value="0">
            <text:p>0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0.3">
            <text:p>0.3</text:p>
          </table:table-cell>
          <table:table-cell office:value-type="float" office:value="0.3330964">
            <text:p>0.333096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45]-[.E45])-([.D44]-[.E44])" office:value-type="float" office:value="0">
            <text:p>0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0.3">
            <text:p>0.3</text:p>
          </table:table-cell>
          <table:table-cell office:value-type="float" office:value="0.31845483">
            <text:p>0.3184548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46]-[.E46])-([.D45]-[.E45])" office:value-type="float" office:value="0">
            <text:p>0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47]-[.E47])-([.D46]-[.E46])" office:value-type="float" office:value="0">
            <text:p>0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0.3">
            <text:p>0.3</text:p>
          </table:table-cell>
          <table:table-cell office:value-type="float" office:value="0.31479442">
            <text:p>0.3147944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48]-[.E48])-([.D47]-[.E47])" office:value-type="float" office:value="0">
            <text:p>0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0.3">
            <text:p>0.3</text:p>
          </table:table-cell>
          <table:table-cell office:value-type="float" office:value="0.301983">
            <text:p>0.30198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49]-[.E49])-([.D48]-[.E48])" office:value-type="float" office:value="0">
            <text:p>0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0.3">
            <text:p>0.3</text:p>
          </table:table-cell>
          <table:table-cell office:value-type="float" office:value="0.2983226">
            <text:p>0.298322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50]-[.E50])-([.D49]-[.E49])" office:value-type="float" office:value="0">
            <text:p>0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3">
            <text:p>0.3</text:p>
          </table:table-cell>
          <table:table-cell office:value-type="float" office:value="0.3166246">
            <text:p>0.316624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51]-[.E51])-([.D50]-[.E50])" office:value-type="float" office:value="0">
            <text:p>0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52]-[.E52])-([.D51]-[.E51])" office:value-type="float" office:value="0">
            <text:p>0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53]-[.E53])-([.D52]-[.E52])" office:value-type="float" office:value="0">
            <text:p>0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54]-[.E54])-([.D53]-[.E53])" office:value-type="float" office:value="0">
            <text:p>0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0.4">
            <text:p>0.4</text:p>
          </table:table-cell>
          <table:table-cell office:value-type="float" office:value="0.28551123">
            <text:p>0.2855112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55]-[.E55])-([.D54]-[.E54])" office:value-type="float" office:value="0">
            <text:p>0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0.4">
            <text:p>0.4</text:p>
          </table:table-cell>
          <table:table-cell office:value-type="float" office:value="0.27453002">
            <text:p>0.2745300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56]-[.E56])-([.D55]-[.E55])" office:value-type="float" office:value="0">
            <text:p>0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0.4">
            <text:p>0.4</text:p>
          </table:table-cell>
          <table:table-cell office:value-type="float" office:value="0.3093038">
            <text:p>0.309303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57]-[.E57])-([.D56]-[.E56])" office:value-type="float" office:value="0">
            <text:p>0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58]-[.E58])-([.D57]-[.E57])" office:value-type="float" office:value="0">
            <text:p>0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0.4">
            <text:p>0.4</text:p>
          </table:table-cell>
          <table:table-cell office:value-type="float" office:value="0.3038132">
            <text:p>0.303813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59]-[.E59])-([.D58]-[.E58])" office:value-type="float" office:value="0">
            <text:p>0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0.4">
            <text:p>0.4</text:p>
          </table:table-cell>
          <table:table-cell office:value-type="float" office:value="0.30381322">
            <text:p>0.3038132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60]-[.E60])-([.D59]-[.E59])" office:value-type="float" office:value="0">
            <text:p>0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4">
            <text:p>0.4</text:p>
          </table:table-cell>
          <table:table-cell office:value-type="float" office:value="0.30381322">
            <text:p>0.3038132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61]-[.E61])-([.D60]-[.E60])" office:value-type="float" office:value="0">
            <text:p>0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0.4">
            <text:p>0.4</text:p>
          </table:table-cell>
          <table:table-cell office:value-type="float" office:value="0.311134">
            <text:p>0.31113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62]-[.E62])-([.D61]-[.E61])" office:value-type="float" office:value="0">
            <text:p>0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0.4">
            <text:p>0.4</text:p>
          </table:table-cell>
          <table:table-cell office:value-type="float" office:value="0.32943603">
            <text:p>0.3294360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63]-[.E63])-([.D62]-[.E62])" office:value-type="float" office:value="0">
            <text:p>0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0.4">
            <text:p>0.4</text:p>
          </table:table-cell>
          <table:table-cell office:value-type="float" office:value="0.3074736">
            <text:p>0.307473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64]-[.E64])-([.D63]-[.E63])" office:value-type="float" office:value="0">
            <text:p>0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0.4">
            <text:p>0.4</text:p>
          </table:table-cell>
          <table:table-cell office:value-type="float" office:value="0.301983">
            <text:p>0.30198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65]-[.E65])-([.D64]-[.E64])" office:value-type="float" office:value="0">
            <text:p>0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0.4">
            <text:p>0.4</text:p>
          </table:table-cell>
          <table:table-cell office:value-type="float" office:value="0.30747363">
            <text:p>0.3074736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66]-[.E66])-([.D65]-[.E65])" office:value-type="float" office:value="0">
            <text:p>0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0.4">
            <text:p>0.4</text:p>
          </table:table-cell>
          <table:table-cell office:value-type="float" office:value="0.29649243">
            <text:p>0.2964924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67]-[.E67])-([.D66]-[.E66])" office:value-type="float" office:value="0">
            <text:p>0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0.4">
            <text:p>0.4</text:p>
          </table:table-cell>
          <table:table-cell office:value-type="float" office:value="0.30381322">
            <text:p>0.3038132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68]-[.E68])-([.D67]-[.E67])" office:value-type="float" office:value="0">
            <text:p>0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0.4">
            <text:p>0.4</text:p>
          </table:table-cell>
          <table:table-cell office:value-type="float" office:value="0.30930382">
            <text:p>0.3093038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69]-[.E69])-([.D68]-[.E68])" office:value-type="float" office:value="0">
            <text:p>0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0.4">
            <text:p>0.4</text:p>
          </table:table-cell>
          <table:table-cell office:value-type="float" office:value="0.2873414">
            <text:p>0.287341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70]-[.E70])-([.D69]-[.E69])" office:value-type="float" office:value="0">
            <text:p>0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4">
            <text:p>0.4</text:p>
          </table:table-cell>
          <table:table-cell office:value-type="float" office:value="0.2983226">
            <text:p>0.298322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71]-[.E71])-([.D70]-[.E70])" office:value-type="float" office:value="0">
            <text:p>0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0.4">
            <text:p>0.4</text:p>
          </table:table-cell>
          <table:table-cell office:value-type="float" office:value="0.2891716">
            <text:p>0.289171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72]-[.E72])-([.D71]-[.E71])" office:value-type="float" office:value="0">
            <text:p>0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0.4">
            <text:p>0.4</text:p>
          </table:table-cell>
          <table:table-cell office:value-type="float" office:value="0.2946622">
            <text:p>0.294662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73]-[.E73])-([.D72]-[.E72])" office:value-type="float" office:value="0">
            <text:p>0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74]-[.E74])-([.D73]-[.E73])" office:value-type="float" office:value="0">
            <text:p>0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0.4">
            <text:p>0.4</text:p>
          </table:table-cell>
          <table:table-cell office:value-type="float" office:value="0.3001528">
            <text:p>0.300152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75]-[.E75])-([.D74]-[.E74])" office:value-type="float" office:value="0">
            <text:p>0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0.4">
            <text:p>0.4</text:p>
          </table:table-cell>
          <table:table-cell office:value-type="float" office:value="0.31479442">
            <text:p>0.3147944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76]-[.E76])-([.D75]-[.E75])" office:value-type="float" office:value="0">
            <text:p>0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0.4">
            <text:p>0.4</text:p>
          </table:table-cell>
          <table:table-cell office:value-type="float" office:value="0.32028502">
            <text:p>0.3202850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77]-[.E77])-([.D76]-[.E76])" office:value-type="float" office:value="0">
            <text:p>0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0.4">
            <text:p>0.4</text:p>
          </table:table-cell>
          <table:table-cell office:value-type="float" office:value="0.29283202">
            <text:p>0.2928320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78]-[.E78])-([.D77]-[.E77])" office:value-type="float" office:value="0">
            <text:p>0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79]-[.E79])-([.D78]-[.E78])" office:value-type="float" office:value="0">
            <text:p>0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0.4">
            <text:p>0.4</text:p>
          </table:table-cell>
          <table:table-cell office:value-type="float" office:value="0.3074736">
            <text:p>0.307473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80]-[.E80])-([.D79]-[.E79])" office:value-type="float" office:value="0">
            <text:p>0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81]-[.E81])-([.D80]-[.E80])" office:value-type="float" office:value="0">
            <text:p>0</text:p>
          </table:table-cell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0.4">
            <text:p>0.4</text:p>
          </table:table-cell>
          <table:table-cell office:value-type="float" office:value="0.33309639">
            <text:p>0.33309639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82]-[.E82])-([.D81]-[.E81])" office:value-type="float" office:value="0">
            <text:p>0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83]-[.E83])-([.D82]-[.E82])" office:value-type="float" office:value="0">
            <text:p>0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84]-[.E84])-([.D83]-[.E83])" office:value-type="float" office:value="0">
            <text:p>0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0.4">
            <text:p>0.4</text:p>
          </table:table-cell>
          <table:table-cell office:value-type="float" office:value="0.32028502">
            <text:p>0.3202850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85]-[.E85])-([.D84]-[.E84])" office:value-type="float" office:value="0">
            <text:p>0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0.4">
            <text:p>0.4</text:p>
          </table:table-cell>
          <table:table-cell office:value-type="float" office:value="0.3422474">
            <text:p>0.342247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86]-[.E86])-([.D85]-[.E85])" office:value-type="float" office:value="0">
            <text:p>0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0.4">
            <text:p>0.4</text:p>
          </table:table-cell>
          <table:table-cell office:value-type="float" office:value="0.3532286">
            <text:p>0.353228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87]-[.E87])-([.D86]-[.E86])" office:value-type="float" office:value="0">
            <text:p>0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0.4">
            <text:p>0.4</text:p>
          </table:table-cell>
          <table:table-cell office:value-type="float" office:value="0.35322863">
            <text:p>0.3532286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88]-[.E88])-([.D87]-[.E87])" office:value-type="float" office:value="0">
            <text:p>0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0.4">
            <text:p>0.4</text:p>
          </table:table-cell>
          <table:table-cell office:value-type="float" office:value="0.34407765">
            <text:p>0.34407765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89]-[.E89])-([.D88]-[.E88])" office:value-type="float" office:value="0">
            <text:p>0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0.4">
            <text:p>0.4</text:p>
          </table:table-cell>
          <table:table-cell office:value-type="float" office:value="0.34407762">
            <text:p>0.3440776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90]-[.E90])-([.D89]-[.E89])" office:value-type="float" office:value="0">
            <text:p>0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4">
            <text:p>0.4</text:p>
          </table:table-cell>
          <table:table-cell office:value-type="float" office:value="0.35322863">
            <text:p>0.3532286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91]-[.E91])-([.D90]-[.E90])" office:value-type="float" office:value="0">
            <text:p>0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92]-[.E92])-([.D91]-[.E91])" office:value-type="float" office:value="0">
            <text:p>0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0.4">
            <text:p>0.4</text:p>
          </table:table-cell>
          <table:table-cell office:value-type="float" office:value="0.37519103">
            <text:p>0.3751910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93]-[.E93])-([.D92]-[.E92])" office:value-type="float" office:value="0">
            <text:p>0</text:p>
          </table:table-cell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94]-[.E94])-([.D93]-[.E93])" office:value-type="float" office:value="0">
            <text:p>0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95]-[.E95])-([.D94]-[.E94])" office:value-type="float" office:value="0">
            <text:p>0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96]-[.E96])-([.D95]-[.E95])" office:value-type="float" office:value="0">
            <text:p>0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0.4">
            <text:p>0.4</text:p>
          </table:table-cell>
          <table:table-cell office:value-type="float" office:value="0.3623796">
            <text:p>0.362379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97]-[.E97])-([.D96]-[.E96])" office:value-type="float" office:value="0">
            <text:p>0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0.4">
            <text:p>0.4</text:p>
          </table:table-cell>
          <table:table-cell office:value-type="float" office:value="0.37702122">
            <text:p>0.3770212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98]-[.E98])-([.D97]-[.E97])" office:value-type="float" office:value="0">
            <text:p>0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99]-[.E99])-([.D98]-[.E98])" office:value-type="float" office:value="0">
            <text:p>0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00]-[.E100])-([.D99]-[.E99])" office:value-type="float" office:value="0">
            <text:p>0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01]-[.E101])-([.D100]-[.E100])" office:value-type="float" office:value="0">
            <text:p>0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02]-[.E102])-([.D101]-[.E101])" office:value-type="float" office:value="0">
            <text:p>0</text:p>
          </table:table-cell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03]-[.E103])-([.D102]-[.E102])" office:value-type="float" office:value="0">
            <text:p>0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04]-[.E104])-([.D103]-[.E103])" office:value-type="float" office:value="0">
            <text:p>0</text:p>
          </table:table-cell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0.4">
            <text:p>0.4</text:p>
          </table:table-cell>
          <table:table-cell office:value-type="float" office:value="0.3770212">
            <text:p>0.37702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05]-[.E105])-([.D104]-[.E104])" office:value-type="float" office:value="0.02">
            <text:p>0.02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06]-[.E106])-([.D105]-[.E105])" office:value-type="float" office:value="0">
            <text:p>0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07]-[.E107])-([.D106]-[.E106])" office:value-type="float" office:value="0">
            <text:p>0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08]-[.E108])-([.D107]-[.E107])" office:value-type="float" office:value="0">
            <text:p>0</text:p>
          </table:table-cell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09]-[.E109])-([.D108]-[.E108])" office:value-type="float" office:value="0">
            <text:p>0</text:p>
          </table:table-cell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10]-[.E110])-([.D109]-[.E109])" office:value-type="float" office:value="0">
            <text:p>0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11]-[.E111])-([.D110]-[.E110])" office:value-type="float" office:value="0">
            <text:p>0</text:p>
          </table:table-cell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0.4">
            <text:p>0.4</text:p>
          </table:table-cell>
          <table:table-cell office:value-type="float" office:value="0.39166284">
            <text:p>0.3916628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12]-[.E112])-([.D111]-[.E111])" office:value-type="float" office:value="0">
            <text:p>0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13]-[.E113])-([.D112]-[.E112])" office:value-type="float" office:value="0">
            <text:p>0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14]-[.E114])-([.D113]-[.E113])" office:value-type="float" office:value="0">
            <text:p>0</text:p>
          </table:table-cell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0.4">
            <text:p>0.4</text:p>
          </table:table-cell>
          <table:table-cell office:value-type="float" office:value="0.3971534">
            <text:p>0.397153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15]-[.E115])-([.D114]-[.E114])" office:value-type="float" office:value="0">
            <text:p>0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0.4">
            <text:p>0.4</text:p>
          </table:table-cell>
          <table:table-cell office:value-type="float" office:value="0.40264404">
            <text:p>0.4026440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16]-[.E116])-([.D115]-[.E115])" office:value-type="float" office:value="0">
            <text:p>0</text:p>
          </table:table-cell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0.4">
            <text:p>0.4</text:p>
          </table:table-cell>
          <table:table-cell office:value-type="float" office:value="0.411795">
            <text:p>0.41179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17]-[.E117])-([.D116]-[.E116])" office:value-type="float" office:value="0">
            <text:p>0</text:p>
          </table:table-cell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0.4">
            <text:p>0.4</text:p>
          </table:table-cell>
          <table:table-cell office:value-type="float" office:value="0.40813464">
            <text:p>0.4081346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18]-[.E118])-([.D117]-[.E117])" office:value-type="float" office:value="0">
            <text:p>0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19]-[.E119])-([.D118]-[.E118])" office:value-type="float" office:value="0">
            <text:p>0</text:p>
          </table:table-cell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20]-[.E120])-([.D119]-[.E119])" office:value-type="float" office:value="0">
            <text:p>0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21]-[.E121])-([.D120]-[.E120])" office:value-type="float" office:value="0">
            <text:p>0</text:p>
          </table:table-cell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0.4">
            <text:p>0.4</text:p>
          </table:table-cell>
          <table:table-cell office:value-type="float" office:value="0.4099648">
            <text:p>0.409964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22]-[.E122])-([.D121]-[.E121])" office:value-type="float" office:value="0">
            <text:p>0</text:p>
          </table:table-cell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0.4">
            <text:p>0.4</text:p>
          </table:table-cell>
          <table:table-cell office:value-type="float" office:value="0.39898366">
            <text:p>0.3989836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23]-[.E123])-([.D122]-[.E122])" office:value-type="float" office:value="0">
            <text:p>0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0.4">
            <text:p>0.4</text:p>
          </table:table-cell>
          <table:table-cell office:value-type="float" office:value="0.37336078">
            <text:p>0.3733607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24]-[.E124])-([.D123]-[.E123])" office:value-type="float" office:value="0">
            <text:p>0</text:p>
          </table:table-cell>
        </table:table-row>
        <table:table-row table:style-name="ro2">
          <table:table-cell office:value-type="float" office:value="1240">
            <text:p>124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25]-[.E125])-([.D124]-[.E124])" office:value-type="float" office:value="0">
            <text:p>0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0.4">
            <text:p>0.4</text:p>
          </table:table-cell>
          <table:table-cell office:value-type="float" office:value="0.3788514">
            <text:p>0.378851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26]-[.E126])-([.D125]-[.E125])" office:value-type="float" office:value="0">
            <text:p>0</text:p>
          </table:table-cell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0.4">
            <text:p>0.4</text:p>
          </table:table-cell>
          <table:table-cell office:value-type="float" office:value="0.3788514">
            <text:p>0.378851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27]-[.E127])-([.D126]-[.E126])" office:value-type="float" office:value="0">
            <text:p>0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28]-[.E128])-([.D127]-[.E127])" office:value-type="float" office:value="0">
            <text:p>0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29]-[.E129])-([.D128]-[.E128])" office:value-type="float" office:value="0">
            <text:p>0</text:p>
          </table:table-cell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0.4">
            <text:p>0.4</text:p>
          </table:table-cell>
          <table:table-cell office:value-type="float" office:value="0.3513984">
            <text:p>0.351398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30]-[.E130])-([.D129]-[.E129])" office:value-type="float" office:value="0">
            <text:p>0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31]-[.E131])-([.D130]-[.E130])" office:value-type="float" office:value="0">
            <text:p>0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32]-[.E132])-([.D131]-[.E131])" office:value-type="float" office:value="0">
            <text:p>0</text:p>
          </table:table-cell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33]-[.E133])-([.D132]-[.E132])" office:value-type="float" office:value="0">
            <text:p>0</text:p>
          </table:table-cell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0.4">
            <text:p>0.4</text:p>
          </table:table-cell>
          <table:table-cell office:value-type="float" office:value="0.32211524">
            <text:p>0.3221152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34]-[.E134])-([.D133]-[.E133])" office:value-type="float" office:value="0">
            <text:p>0</text:p>
          </table:table-cell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35]-[.E135])-([.D134]-[.E134])" office:value-type="float" office:value="0">
            <text:p>0</text:p>
          </table:table-cell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0.4">
            <text:p>0.4</text:p>
          </table:table-cell>
          <table:table-cell office:value-type="float" office:value="0.30930382">
            <text:p>0.3093038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36]-[.E136])-([.D135]-[.E135])" office:value-type="float" office:value="0">
            <text:p>0</text:p>
          </table:table-cell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0.4">
            <text:p>0.4</text:p>
          </table:table-cell>
          <table:table-cell office:value-type="float" office:value="0.31479442">
            <text:p>0.3147944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37]-[.E137])-([.D136]-[.E136])" office:value-type="float" office:value="0">
            <text:p>0</text:p>
          </table:table-cell>
        </table:table-row>
        <table:table-row table:style-name="ro2">
          <table:table-cell office:value-type="float" office:value="1370">
            <text:p>1370</text:p>
          </table:table-cell>
          <table:table-cell office:value-type="float" office:value="0.4">
            <text:p>0.4</text:p>
          </table:table-cell>
          <table:table-cell office:value-type="float" office:value="0.3184548">
            <text:p>0.318454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38]-[.E138])-([.D137]-[.E137])" office:value-type="float" office:value="0">
            <text:p>0</text:p>
          </table:table-cell>
        </table:table-row>
        <table:table-row table:style-name="ro2">
          <table:table-cell office:value-type="float" office:value="1380">
            <text:p>1380</text:p>
          </table:table-cell>
          <table:table-cell office:value-type="float" office:value="0.4">
            <text:p>0.4</text:p>
          </table:table-cell>
          <table:table-cell office:value-type="float" office:value="0.3074736">
            <text:p>0.307473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39]-[.E139])-([.D138]-[.E138])" office:value-type="float" office:value="0">
            <text:p>0</text:p>
          </table:table-cell>
        </table:table-row>
        <table:table-row table:style-name="ro2">
          <table:table-cell office:value-type="float" office:value="1390">
            <text:p>1390</text:p>
          </table:table-cell>
          <table:table-cell office:value-type="float" office:value="0.4">
            <text:p>0.4</text:p>
          </table:table-cell>
          <table:table-cell office:value-type="float" office:value="0.3001528">
            <text:p>0.300152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40]-[.E140])-([.D139]-[.E139])" office:value-type="float" office:value="0">
            <text:p>0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0.4">
            <text:p>0.4</text:p>
          </table:table-cell>
          <table:table-cell office:value-type="float" office:value="0.3056434">
            <text:p>0.305643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41]-[.E141])-([.D140]-[.E140])" office:value-type="float" office:value="0">
            <text:p>0</text:p>
          </table:table-cell>
        </table:table-row>
        <table:table-row table:style-name="ro2">
          <table:table-cell office:value-type="float" office:value="1410">
            <text:p>1410</text:p>
          </table:table-cell>
          <table:table-cell office:value-type="float" office:value="0.4">
            <text:p>0.4</text:p>
          </table:table-cell>
          <table:table-cell office:value-type="float" office:value="0.28551123">
            <text:p>0.2855112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42]-[.E142])-([.D141]-[.E141])" office:value-type="float" office:value="0">
            <text:p>0</text:p>
          </table:table-cell>
        </table:table-row>
        <table:table-row table:style-name="ro2">
          <table:table-cell office:value-type="float" office:value="1420">
            <text:p>1420</text:p>
          </table:table-cell>
          <table:table-cell office:value-type="float" office:value="0.4">
            <text:p>0.4</text:p>
          </table:table-cell>
          <table:table-cell office:value-type="float" office:value="0.2800206">
            <text:p>0.280020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43]-[.E143])-([.D142]-[.E142])" office:value-type="float" office:value="0">
            <text:p>0</text:p>
          </table:table-cell>
        </table:table-row>
        <table:table-row table:style-name="ro2">
          <table:table-cell office:value-type="float" office:value="1430">
            <text:p>143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44]-[.E144])-([.D143]-[.E143])" office:value-type="float" office:value="0">
            <text:p>0</text:p>
          </table:table-cell>
        </table:table-row>
        <table:table-row table:style-name="ro2">
          <table:table-cell office:value-type="float" office:value="1440">
            <text:p>1440</text:p>
          </table:table-cell>
          <table:table-cell office:value-type="float" office:value="0.4">
            <text:p>0.4</text:p>
          </table:table-cell>
          <table:table-cell office:value-type="float" office:value="0.3001528">
            <text:p>0.300152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45]-[.E145])-([.D144]-[.E144])" office:value-type="float" office:value="0">
            <text:p>0</text:p>
          </table:table-cell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0.4">
            <text:p>0.4</text:p>
          </table:table-cell>
          <table:table-cell office:value-type="float" office:value="0.301983">
            <text:p>0.30198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46]-[.E146])-([.D145]-[.E145])" office:value-type="float" office:value="0">
            <text:p>0</text:p>
          </table:table-cell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0.4">
            <text:p>0.4</text:p>
          </table:table-cell>
          <table:table-cell office:value-type="float" office:value="0.3056434">
            <text:p>0.305643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47]-[.E147])-([.D146]-[.E146])" office:value-type="float" office:value="0">
            <text:p>0</text:p>
          </table:table-cell>
        </table:table-row>
        <table:table-row table:style-name="ro2">
          <table:table-cell office:value-type="float" office:value="1470">
            <text:p>1470</text:p>
          </table:table-cell>
          <table:table-cell office:value-type="float" office:value="0.4">
            <text:p>0.4</text:p>
          </table:table-cell>
          <table:table-cell office:value-type="float" office:value="0.30930382">
            <text:p>0.3093038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48]-[.E148])-([.D147]-[.E147])" office:value-type="float" office:value="0">
            <text:p>0</text:p>
          </table:table-cell>
        </table:table-row>
        <table:table-row table:style-name="ro2">
          <table:table-cell office:value-type="float" office:value="1480">
            <text:p>148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49]-[.E149])-([.D148]-[.E148])" office:value-type="float" office:value="0">
            <text:p>0</text:p>
          </table:table-cell>
        </table:table-row>
        <table:table-row table:style-name="ro2">
          <table:table-cell office:value-type="float" office:value="1490">
            <text:p>1490</text:p>
          </table:table-cell>
          <table:table-cell office:value-type="float" office:value="0.4">
            <text:p>0.4</text:p>
          </table:table-cell>
          <table:table-cell office:value-type="float" office:value="0.34407762">
            <text:p>0.3440776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50]-[.E150])-([.D149]-[.E149])" office:value-type="float" office:value="0">
            <text:p>0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0.4">
            <text:p>0.4</text:p>
          </table:table-cell>
          <table:table-cell office:value-type="float" office:value="0.3221152">
            <text:p>0.322115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51]-[.E151])-([.D150]-[.E150])" office:value-type="float" office:value="0">
            <text:p>0</text:p>
          </table:table-cell>
        </table:table-row>
        <table:table-row table:style-name="ro2">
          <table:table-cell office:value-type="float" office:value="1510">
            <text:p>1510</text:p>
          </table:table-cell>
          <table:table-cell office:value-type="float" office:value="0.4">
            <text:p>0.4</text:p>
          </table:table-cell>
          <table:table-cell office:value-type="float" office:value="0.3330964">
            <text:p>0.333096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52]-[.E152])-([.D151]-[.E151])" office:value-type="float" office:value="0">
            <text:p>0</text:p>
          </table:table-cell>
        </table:table-row>
        <table:table-row table:style-name="ro2">
          <table:table-cell office:value-type="float" office:value="1520">
            <text:p>1520</text:p>
          </table:table-cell>
          <table:table-cell office:value-type="float" office:value="0.4">
            <text:p>0.4</text:p>
          </table:table-cell>
          <table:table-cell office:value-type="float" office:value="0.35688898">
            <text:p>0.3568889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53]-[.E153])-([.D152]-[.E152])" office:value-type="float" office:value="0">
            <text:p>0</text:p>
          </table:table-cell>
        </table:table-row>
        <table:table-row table:style-name="ro2">
          <table:table-cell office:value-type="float" office:value="1530">
            <text:p>1530</text:p>
          </table:table-cell>
          <table:table-cell office:value-type="float" office:value="0.4">
            <text:p>0.4</text:p>
          </table:table-cell>
          <table:table-cell office:value-type="float" office:value="0.3404172">
            <text:p>0.340417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54]-[.E154])-([.D153]-[.E153])" office:value-type="float" office:value="0">
            <text:p>0</text:p>
          </table:table-cell>
        </table:table-row>
        <table:table-row table:style-name="ro2">
          <table:table-cell office:value-type="float" office:value="1540">
            <text:p>1540</text:p>
          </table:table-cell>
          <table:table-cell office:value-type="float" office:value="0.4">
            <text:p>0.4</text:p>
          </table:table-cell>
          <table:table-cell office:value-type="float" office:value="0.3532286">
            <text:p>0.353228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55]-[.E155])-([.D154]-[.E154])" office:value-type="float" office:value="0">
            <text:p>0</text:p>
          </table:table-cell>
        </table:table-row>
        <table:table-row table:style-name="ro2">
          <table:table-cell office:value-type="float" office:value="1550">
            <text:p>1550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56]-[.E156])-([.D155]-[.E155])" office:value-type="float" office:value="0">
            <text:p>0</text:p>
          </table:table-cell>
        </table:table-row>
        <table:table-row table:style-name="ro2">
          <table:table-cell office:value-type="float" office:value="1560">
            <text:p>156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57]-[.E157])-([.D156]-[.E156])" office:value-type="float" office:value="0">
            <text:p>0</text:p>
          </table:table-cell>
        </table:table-row>
        <table:table-row table:style-name="ro2">
          <table:table-cell office:value-type="float" office:value="1570">
            <text:p>157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58]-[.E158])-([.D157]-[.E157])" office:value-type="float" office:value="0">
            <text:p>0</text:p>
          </table:table-cell>
        </table:table-row>
        <table:table-row table:style-name="ro2">
          <table:table-cell office:value-type="float" office:value="1580">
            <text:p>1580</text:p>
          </table:table-cell>
          <table:table-cell office:value-type="float" office:value="0.4">
            <text:p>0.4</text:p>
          </table:table-cell>
          <table:table-cell office:value-type="float" office:value="0.36604002">
            <text:p>0.3660400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59]-[.E159])-([.D158]-[.E158])" office:value-type="float" office:value="0">
            <text:p>0</text:p>
          </table:table-cell>
        </table:table-row>
        <table:table-row table:style-name="ro2">
          <table:table-cell office:value-type="float" office:value="1590">
            <text:p>1590</text:p>
          </table:table-cell>
          <table:table-cell office:value-type="float" office:value="0.4">
            <text:p>0.4</text:p>
          </table:table-cell>
          <table:table-cell office:value-type="float" office:value="0.37885144">
            <text:p>0.3788514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60]-[.E160])-([.D159]-[.E159])" office:value-type="float" office:value="0">
            <text:p>0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61]-[.E161])-([.D160]-[.E160])" office:value-type="float" office:value="0">
            <text:p>0</text:p>
          </table:table-cell>
        </table:table-row>
        <table:table-row table:style-name="ro2">
          <table:table-cell office:value-type="float" office:value="1610">
            <text:p>161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62]-[.E162])-([.D161]-[.E161])" office:value-type="float" office:value="0">
            <text:p>0</text:p>
          </table:table-cell>
        </table:table-row>
        <table:table-row table:style-name="ro2">
          <table:table-cell office:value-type="float" office:value="1620">
            <text:p>162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63]-[.E163])-([.D162]-[.E162])" office:value-type="float" office:value="0">
            <text:p>0</text:p>
          </table:table-cell>
        </table:table-row>
        <table:table-row table:style-name="ro2">
          <table:table-cell office:value-type="float" office:value="1630">
            <text:p>163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64]-[.E164])-([.D163]-[.E163])" office:value-type="float" office:value="0">
            <text:p>0</text:p>
          </table:table-cell>
        </table:table-row>
        <table:table-row table:style-name="ro2">
          <table:table-cell office:value-type="float" office:value="1640">
            <text:p>1640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65]-[.E165])-([.D164]-[.E164])" office:value-type="float" office:value="0">
            <text:p>0</text:p>
          </table:table-cell>
        </table:table-row>
        <table:table-row table:style-name="ro2">
          <table:table-cell office:value-type="float" office:value="1650">
            <text:p>1650</text:p>
          </table:table-cell>
          <table:table-cell office:value-type="float" office:value="0.4">
            <text:p>0.4</text:p>
          </table:table-cell>
          <table:table-cell office:value-type="float" office:value="0.40447417">
            <text:p>0.4044741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66]-[.E166])-([.D165]-[.E165])" office:value-type="float" office:value="0">
            <text:p>0</text:p>
          </table:table-cell>
        </table:table-row>
        <table:table-row table:style-name="ro2">
          <table:table-cell office:value-type="float" office:value="1660">
            <text:p>1660</text:p>
          </table:table-cell>
          <table:table-cell office:value-type="float" office:value="0.4">
            <text:p>0.4</text:p>
          </table:table-cell>
          <table:table-cell office:value-type="float" office:value="0.3953232">
            <text:p>0.395323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67]-[.E167])-([.D166]-[.E166])" office:value-type="float" office:value="0">
            <text:p>0</text:p>
          </table:table-cell>
        </table:table-row>
        <table:table-row table:style-name="ro2">
          <table:table-cell office:value-type="float" office:value="1670">
            <text:p>167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68]-[.E168])-([.D167]-[.E167])" office:value-type="float" office:value="0">
            <text:p>0</text:p>
          </table:table-cell>
        </table:table-row>
        <table:table-row table:style-name="ro2">
          <table:table-cell office:value-type="float" office:value="1680">
            <text:p>1680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69]-[.E169])-([.D168]-[.E168])" office:value-type="float" office:value="0">
            <text:p>0</text:p>
          </table:table-cell>
        </table:table-row>
        <table:table-row table:style-name="ro2">
          <table:table-cell office:value-type="float" office:value="1690">
            <text:p>169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70]-[.E170])-([.D169]-[.E169])" office:value-type="float" office:value="0">
            <text:p>0</text:p>
          </table:table-cell>
        </table:table-row>
        <table:table-row table:style-name="ro2">
          <table:table-cell office:value-type="float" office:value="1700">
            <text:p>1700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71]-[.E171])-([.D170]-[.E170])" office:value-type="float" office:value="0">
            <text:p>0</text:p>
          </table:table-cell>
        </table:table-row>
        <table:table-row table:style-name="ro2">
          <table:table-cell office:value-type="float" office:value="1710">
            <text:p>171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72]-[.E172])-([.D171]-[.E171])" office:value-type="float" office:value="0">
            <text:p>0</text:p>
          </table:table-cell>
        </table:table-row>
        <table:table-row table:style-name="ro2">
          <table:table-cell office:value-type="float" office:value="1720">
            <text:p>1720</text:p>
          </table:table-cell>
          <table:table-cell office:value-type="float" office:value="0.4">
            <text:p>0.4</text:p>
          </table:table-cell>
          <table:table-cell office:value-type="float" office:value="0.38434198">
            <text:p>0.3843419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73]-[.E173])-([.D172]-[.E172])" office:value-type="float" office:value="0">
            <text:p>0</text:p>
          </table:table-cell>
        </table:table-row>
        <table:table-row table:style-name="ro2">
          <table:table-cell office:value-type="float" office:value="1730">
            <text:p>1730</text:p>
          </table:table-cell>
          <table:table-cell office:value-type="float" office:value="0.4">
            <text:p>0.4</text:p>
          </table:table-cell>
          <table:table-cell office:value-type="float" office:value="0.39166284">
            <text:p>0.3916628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74]-[.E174])-([.D173]-[.E173])" office:value-type="float" office:value="0">
            <text:p>0</text:p>
          </table:table-cell>
        </table:table-row>
        <table:table-row table:style-name="ro2">
          <table:table-cell office:value-type="float" office:value="1740">
            <text:p>1740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 office:value-type="float" office:value="0.0209151">
            <text:p>0.0209151</text:p>
          </table:table-cell>
          <table:table-cell office:value-type="float" office:value="0.0018302">
            <text:p>0.0018302</text:p>
          </table:table-cell>
          <table:table-cell/>
          <table:table-cell table:formula="of:=([.D175]-[.E175])-([.D174]-[.E174])" office:value-type="float" office:value="-0.000915100000000002">
            <text:p>-0.0009151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0209151">
            <text:p>0.0209151</text:p>
          </table:table-cell>
          <table:table-cell office:value-type="float" office:value="0.0018302">
            <text:p>0.0018302</text:p>
          </table:table-cell>
          <table:table-cell/>
          <table:table-cell table:formula="of:=([.D176]-[.E176])-([.D175]-[.E175])" office:value-type="float" office:value="0">
            <text:p>0</text:p>
          </table:table-cell>
        </table:table-row>
        <table:table-row table:style-name="ro2">
          <table:table-cell office:value-type="float" office:value="1760">
            <text:p>1760</text:p>
          </table:table-cell>
          <table:table-cell office:value-type="float" office:value="0.4">
            <text:p>0.4</text:p>
          </table:table-cell>
          <table:table-cell office:value-type="float" office:value="0.3715306">
            <text:p>0.371530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77]-[.E177])-([.D176]-[.E176])" office:value-type="float" office:value="0.000915100000000002">
            <text:p>0.0009151</text:p>
          </table:table-cell>
        </table:table-row>
        <table:table-row table:style-name="ro2">
          <table:table-cell office:value-type="float" office:value="1770">
            <text:p>177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78]-[.E178])-([.D177]-[.E177])" office:value-type="float" office:value="0">
            <text:p>0</text:p>
          </table:table-cell>
        </table:table-row>
        <table:table-row table:style-name="ro2">
          <table:table-cell office:value-type="float" office:value="1780">
            <text:p>178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0209151">
            <text:p>0.0209151</text:p>
          </table:table-cell>
          <table:table-cell office:value-type="float" office:value="0.0018302">
            <text:p>0.0018302</text:p>
          </table:table-cell>
          <table:table-cell/>
          <table:table-cell table:formula="of:=([.D179]-[.E179])-([.D178]-[.E178])" office:value-type="float" office:value="-0.000915100000000002">
            <text:p>-0.0009151</text:p>
          </table:table-cell>
        </table:table-row>
        <table:table-row table:style-name="ro2">
          <table:table-cell office:value-type="float" office:value="1790">
            <text:p>1790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80]-[.E180])-([.D179]-[.E179])" office:value-type="float" office:value="0.000915100000000002">
            <text:p>0.0009151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81]-[.E181])-([.D180]-[.E180])" office:value-type="float" office:value="0">
            <text:p>0</text:p>
          </table:table-cell>
        </table:table-row>
        <table:table-row table:style-name="ro2">
          <table:table-cell office:value-type="float" office:value="1810">
            <text:p>1810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82]-[.E182])-([.D181]-[.E181])" office:value-type="float" office:value="0">
            <text:p>0</text:p>
          </table:table-cell>
        </table:table-row>
        <table:table-row table:style-name="ro2">
          <table:table-cell office:value-type="float" office:value="1820">
            <text:p>1820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83]-[.E183])-([.D182]-[.E182])" office:value-type="float" office:value="0">
            <text:p>0</text:p>
          </table:table-cell>
        </table:table-row>
        <table:table-row table:style-name="ro2">
          <table:table-cell office:value-type="float" office:value="1830">
            <text:p>1830</text:p>
          </table:table-cell>
          <table:table-cell office:value-type="float" office:value="0.4">
            <text:p>0.4</text:p>
          </table:table-cell>
          <table:table-cell office:value-type="float" office:value="0.36787024">
            <text:p>0.3678702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84]-[.E184])-([.D183]-[.E183])" office:value-type="float" office:value="0">
            <text:p>0</text:p>
          </table:table-cell>
        </table:table-row>
        <table:table-row table:style-name="ro2">
          <table:table-cell office:value-type="float" office:value="1840">
            <text:p>1840</text:p>
          </table:table-cell>
          <table:table-cell office:value-type="float" office:value="0.4">
            <text:p>0.4</text:p>
          </table:table-cell>
          <table:table-cell office:value-type="float" office:value="0.42277625">
            <text:p>0.4227762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85]-[.E185])-([.D184]-[.E184])" office:value-type="float" office:value="0">
            <text:p>0</text:p>
          </table:table-cell>
        </table:table-row>
        <table:table-row table:style-name="ro2">
          <table:table-cell office:value-type="float" office:value="1850">
            <text:p>185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0209151">
            <text:p>0.0209151</text:p>
          </table:table-cell>
          <table:table-cell office:value-type="float" office:value="0.0018302">
            <text:p>0.0018302</text:p>
          </table:table-cell>
          <table:table-cell/>
          <table:table-cell table:formula="of:=([.D186]-[.E186])-([.D185]-[.E185])" office:value-type="float" office:value="-0.000915100000000002">
            <text:p>-0.0009151</text:p>
          </table:table-cell>
        </table:table-row>
        <table:table-row table:style-name="ro2">
          <table:table-cell office:value-type="float" office:value="1860">
            <text:p>1860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87]-[.E187])-([.D186]-[.E186])" office:value-type="float" office:value="0.000915100000000002">
            <text:p>0.0009151</text:p>
          </table:table-cell>
        </table:table-row>
        <table:table-row table:style-name="ro2">
          <table:table-cell office:value-type="float" office:value="1870">
            <text:p>187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88]-[.E188])-([.D187]-[.E187])" office:value-type="float" office:value="0">
            <text:p>0</text:p>
          </table:table-cell>
        </table:table-row>
        <table:table-row table:style-name="ro2">
          <table:table-cell office:value-type="float" office:value="1880">
            <text:p>188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0209151">
            <text:p>0.0209151</text:p>
          </table:table-cell>
          <table:table-cell office:value-type="float" office:value="0.0018302">
            <text:p>0.0018302</text:p>
          </table:table-cell>
          <table:table-cell/>
          <table:table-cell table:formula="of:=([.D189]-[.E189])-([.D188]-[.E188])" office:value-type="float" office:value="-0.000915100000000002">
            <text:p>-0.0009151</text:p>
          </table:table-cell>
        </table:table-row>
        <table:table-row table:style-name="ro2">
          <table:table-cell office:value-type="float" office:value="1890">
            <text:p>189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90]-[.E190])-([.D189]-[.E189])" office:value-type="float" office:value="0.000915100000000002">
            <text:p>0.0009151</text:p>
          </table:table-cell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0209151">
            <text:p>0.0209151</text:p>
          </table:table-cell>
          <table:table-cell office:value-type="float" office:value="0.0018302">
            <text:p>0.0018302</text:p>
          </table:table-cell>
          <table:table-cell/>
          <table:table-cell table:formula="of:=([.D191]-[.E191])-([.D190]-[.E190])" office:value-type="float" office:value="-0.000915100000000002">
            <text:p>-0.0009151</text:p>
          </table:table-cell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0.4">
            <text:p>0.4</text:p>
          </table:table-cell>
          <table:table-cell office:value-type="float" office:value="0.38434198">
            <text:p>0.38434198</text:p>
          </table:table-cell>
          <table:table-cell office:value-type="float" office:value="0.0209151">
            <text:p>0.0209151</text:p>
          </table:table-cell>
          <table:table-cell office:value-type="float" office:value="0.0018302">
            <text:p>0.0018302</text:p>
          </table:table-cell>
          <table:table-cell/>
          <table:table-cell table:formula="of:=([.D192]-[.E192])-([.D191]-[.E191])" office:value-type="float" office:value="0">
            <text:p>0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0.4">
            <text:p>0.4</text:p>
          </table:table-cell>
          <table:table-cell office:value-type="float" office:value="0.36604002">
            <text:p>0.36604002</text:p>
          </table:table-cell>
          <table:table-cell office:value-type="float" office:value="0.0209151">
            <text:p>0.0209151</text:p>
          </table:table-cell>
          <table:table-cell office:value-type="float" office:value="0.0018302">
            <text:p>0.0018302</text:p>
          </table:table-cell>
          <table:table-cell/>
          <table:table-cell table:formula="of:=([.D193]-[.E193])-([.D192]-[.E192])" office:value-type="float" office:value="0">
            <text:p>0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  <table:table-cell office:value-type="float" office:value="0.0209151">
            <text:p>0.0209151</text:p>
          </table:table-cell>
          <table:table-cell office:value-type="float" office:value="0.0018302">
            <text:p>0.0018302</text:p>
          </table:table-cell>
          <table:table-cell/>
          <table:table-cell table:formula="of:=([.D194]-[.E194])-([.D193]-[.E193])" office:value-type="float" office:value="0">
            <text:p>0</text:p>
          </table:table-cell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0209151">
            <text:p>0.0209151</text:p>
          </table:table-cell>
          <table:table-cell office:value-type="float" office:value="0.0018302">
            <text:p>0.0018302</text:p>
          </table:table-cell>
          <table:table-cell/>
          <table:table-cell table:formula="of:=([.D195]-[.E195])-([.D194]-[.E194])" office:value-type="float" office:value="0">
            <text:p>0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0.4">
            <text:p>0.4</text:p>
          </table:table-cell>
          <table:table-cell office:value-type="float" office:value="0.3605494">
            <text:p>0.3605494</text:p>
          </table:table-cell>
          <table:table-cell office:value-type="float" office:value="0.0218302">
            <text:p>0.0218302</text:p>
          </table:table-cell>
          <table:table-cell office:value-type="float" office:value="0.0036604">
            <text:p>0.0036604</text:p>
          </table:table-cell>
          <table:table-cell/>
          <table:table-cell table:formula="of:=([.D196]-[.E196])-([.D195]-[.E195])" office:value-type="float" office:value="-0.000915100000000002">
            <text:p>-0.0009151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0.4">
            <text:p>0.4</text:p>
          </table:table-cell>
          <table:table-cell office:value-type="float" office:value="0.3513984">
            <text:p>0.3513984</text:p>
          </table:table-cell>
          <table:table-cell office:value-type="float" office:value="0.0209151">
            <text:p>0.0209151</text:p>
          </table:table-cell>
          <table:table-cell office:value-type="float" office:value="0.0018302">
            <text:p>0.0018302</text:p>
          </table:table-cell>
          <table:table-cell/>
          <table:table-cell table:formula="of:=([.D197]-[.E197])-([.D196]-[.E196])" office:value-type="float" office:value="0.000915100000000002">
            <text:p>0.0009151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0.4">
            <text:p>0.4</text:p>
          </table:table-cell>
          <table:table-cell office:value-type="float" office:value="0.34041724">
            <text:p>0.34041724</text:p>
          </table:table-cell>
          <table:table-cell office:value-type="float" office:value="0.0209151">
            <text:p>0.0209151</text:p>
          </table:table-cell>
          <table:table-cell office:value-type="float" office:value="0.0018302">
            <text:p>0.0018302</text:p>
          </table:table-cell>
          <table:table-cell/>
          <table:table-cell table:formula="of:=([.D198]-[.E198])-([.D197]-[.E197])" office:value-type="float" office:value="0">
            <text:p>0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0209151">
            <text:p>0.0209151</text:p>
          </table:table-cell>
          <table:table-cell office:value-type="float" office:value="0.0018302">
            <text:p>0.0018302</text:p>
          </table:table-cell>
          <table:table-cell/>
          <table:table-cell table:formula="of:=([.D199]-[.E199])-([.D198]-[.E198])" office:value-type="float" office:value="0">
            <text:p>0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0.4">
            <text:p>0.4</text:p>
          </table:table-cell>
          <table:table-cell office:value-type="float" office:value="0.3623796">
            <text:p>0.3623796</text:p>
          </table:table-cell>
          <table:table-cell office:value-type="float" office:value="0.0209151">
            <text:p>0.0209151</text:p>
          </table:table-cell>
          <table:table-cell office:value-type="float" office:value="0.0018302">
            <text:p>0.0018302</text:p>
          </table:table-cell>
          <table:table-cell/>
          <table:table-cell table:formula="of:=([.D200]-[.E200])-([.D199]-[.E199])" office:value-type="float" office:value="0">
            <text:p>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0218302">
            <text:p>0.0218302</text:p>
          </table:table-cell>
          <table:table-cell office:value-type="float" office:value="0.0036604">
            <text:p>0.0036604</text:p>
          </table:table-cell>
          <table:table-cell/>
          <table:table-cell table:formula="of:=([.D201]-[.E201])-([.D200]-[.E200])" office:value-type="float" office:value="-0.000915100000000002">
            <text:p>-0.0009151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0.0218302">
            <text:p>0.0218302</text:p>
          </table:table-cell>
          <table:table-cell office:value-type="float" office:value="0.0036604">
            <text:p>0.0036604</text:p>
          </table:table-cell>
          <table:table-cell/>
          <table:table-cell table:formula="of:=([.D202]-[.E202])-([.D201]-[.E201])" office:value-type="float" office:value="0">
            <text:p>0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office:value-type="float" office:value="0.4">
            <text:p>0.4</text:p>
          </table:table-cell>
          <table:table-cell office:value-type="float" office:value="0.3257756">
            <text:p>0.3257756</text:p>
          </table:table-cell>
          <table:table-cell office:value-type="float" office:value="0.0209151">
            <text:p>0.0209151</text:p>
          </table:table-cell>
          <table:table-cell office:value-type="float" office:value="0.0018302">
            <text:p>0.0018302</text:p>
          </table:table-cell>
          <table:table-cell/>
          <table:table-cell table:formula="of:=([.D203]-[.E203])-([.D202]-[.E202])" office:value-type="float" office:value="0.000915100000000002">
            <text:p>0.0009151</text:p>
          </table:table-cell>
        </table:table-row>
        <table:table-row table:style-name="ro2">
          <table:table-cell office:value-type="float" office:value="2030">
            <text:p>2030</text:p>
          </table:table-cell>
          <table:table-cell office:value-type="float" office:value="0.4">
            <text:p>0.4</text:p>
          </table:table-cell>
          <table:table-cell office:value-type="float" office:value="0.311134">
            <text:p>0.311134</text:p>
          </table:table-cell>
          <table:table-cell office:value-type="float" office:value="0.0218302">
            <text:p>0.0218302</text:p>
          </table:table-cell>
          <table:table-cell office:value-type="float" office:value="0.0036604">
            <text:p>0.0036604</text:p>
          </table:table-cell>
          <table:table-cell/>
          <table:table-cell table:formula="of:=([.D204]-[.E204])-([.D203]-[.E203])" office:value-type="float" office:value="-0.000915100000000002">
            <text:p>-0.0009151</text:p>
          </table:table-cell>
        </table:table-row>
        <table:table-row table:style-name="ro2">
          <table:table-cell office:value-type="float" office:value="2040">
            <text:p>2040</text:p>
          </table:table-cell>
          <table:table-cell office:value-type="float" office:value="0.4">
            <text:p>0.4</text:p>
          </table:table-cell>
          <table:table-cell office:value-type="float" office:value="0.31479442">
            <text:p>0.31479442</text:p>
          </table:table-cell>
          <table:table-cell office:value-type="float" office:value="0.0218302">
            <text:p>0.0218302</text:p>
          </table:table-cell>
          <table:table-cell office:value-type="float" office:value="0.0036604">
            <text:p>0.0036604</text:p>
          </table:table-cell>
          <table:table-cell/>
          <table:table-cell table:formula="of:=([.D205]-[.E205])-([.D204]-[.E204])" office:value-type="float" office:value="0">
            <text:p>0</text:p>
          </table:table-cell>
        </table:table-row>
        <table:table-row table:style-name="ro2">
          <table:table-cell office:value-type="float" office:value="2050">
            <text:p>2050</text:p>
          </table:table-cell>
          <table:table-cell office:value-type="float" office:value="0.4">
            <text:p>0.4</text:p>
          </table:table-cell>
          <table:table-cell office:value-type="float" office:value="0.3312662">
            <text:p>0.3312662</text:p>
          </table:table-cell>
          <table:table-cell office:value-type="float" office:value="0.0209151">
            <text:p>0.0209151</text:p>
          </table:table-cell>
          <table:table-cell office:value-type="float" office:value="0.0018302">
            <text:p>0.0018302</text:p>
          </table:table-cell>
          <table:table-cell/>
          <table:table-cell table:formula="of:=([.D206]-[.E206])-([.D205]-[.E205])" office:value-type="float" office:value="0.000915100000000002">
            <text:p>0.0009151</text:p>
          </table:table-cell>
        </table:table-row>
        <table:table-row table:style-name="ro2">
          <table:table-cell office:value-type="float" office:value="2060">
            <text:p>2060</text:p>
          </table:table-cell>
          <table:table-cell office:value-type="float" office:value="0.4">
            <text:p>0.4</text:p>
          </table:table-cell>
          <table:table-cell office:value-type="float" office:value="0.320285">
            <text:p>0.320285</text:p>
          </table:table-cell>
          <table:table-cell office:value-type="float" office:value="0.0218302">
            <text:p>0.0218302</text:p>
          </table:table-cell>
          <table:table-cell office:value-type="float" office:value="0.0036604">
            <text:p>0.0036604</text:p>
          </table:table-cell>
          <table:table-cell/>
          <table:table-cell table:formula="of:=([.D207]-[.E207])-([.D206]-[.E206])" office:value-type="float" office:value="-0.000915100000000002">
            <text:p>-0.0009151</text:p>
          </table:table-cell>
        </table:table-row>
        <table:table-row table:style-name="ro2">
          <table:table-cell office:value-type="float" office:value="2070">
            <text:p>2070</text:p>
          </table:table-cell>
          <table:table-cell office:value-type="float" office:value="0.4">
            <text:p>0.4</text:p>
          </table:table-cell>
          <table:table-cell office:value-type="float" office:value="0.28734142">
            <text:p>0.28734142</text:p>
          </table:table-cell>
          <table:table-cell office:value-type="float" office:value="0.0227453">
            <text:p>0.0227453</text:p>
          </table:table-cell>
          <table:table-cell office:value-type="float" office:value="0.0054906">
            <text:p>0.0054906</text:p>
          </table:table-cell>
          <table:table-cell/>
          <table:table-cell table:formula="of:=([.D208]-[.E208])-([.D207]-[.E207])" office:value-type="float" office:value="-0.000915099999999999">
            <text:p>-0.0009151</text:p>
          </table:table-cell>
        </table:table-row>
        <table:table-row table:style-name="ro2">
          <table:table-cell office:value-type="float" office:value="2080">
            <text:p>2080</text:p>
          </table:table-cell>
          <table:table-cell office:value-type="float" office:value="0.4">
            <text:p>0.4</text:p>
          </table:table-cell>
          <table:table-cell office:value-type="float" office:value="0.2946622">
            <text:p>0.2946622</text:p>
          </table:table-cell>
          <table:table-cell office:value-type="float" office:value="0.0218302">
            <text:p>0.0218302</text:p>
          </table:table-cell>
          <table:table-cell office:value-type="float" office:value="0.0036604">
            <text:p>0.0036604</text:p>
          </table:table-cell>
          <table:table-cell/>
          <table:table-cell table:formula="of:=([.D209]-[.E209])-([.D208]-[.E208])" office:value-type="float" office:value="0.000915099999999999">
            <text:p>0.0009151</text:p>
          </table:table-cell>
        </table:table-row>
        <table:table-row table:style-name="ro2">
          <table:table-cell office:value-type="float" office:value="2090">
            <text:p>2090</text:p>
          </table:table-cell>
          <table:table-cell office:value-type="float" office:value="0.4">
            <text:p>0.4</text:p>
          </table:table-cell>
          <table:table-cell office:value-type="float" office:value="0.29649243">
            <text:p>0.29649243</text:p>
          </table:table-cell>
          <table:table-cell office:value-type="float" office:value="0.0227453">
            <text:p>0.0227453</text:p>
          </table:table-cell>
          <table:table-cell office:value-type="float" office:value="0.0054906">
            <text:p>0.0054906</text:p>
          </table:table-cell>
          <table:table-cell/>
          <table:table-cell table:formula="of:=([.D210]-[.E210])-([.D209]-[.E209])" office:value-type="float" office:value="-0.000915099999999999">
            <text:p>-0.0009151</text:p>
          </table:table-cell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0.4">
            <text:p>0.4</text:p>
          </table:table-cell>
          <table:table-cell office:value-type="float" office:value="0.29832262">
            <text:p>0.29832262</text:p>
          </table:table-cell>
          <table:table-cell office:value-type="float" office:value="0.0218302">
            <text:p>0.0218302</text:p>
          </table:table-cell>
          <table:table-cell office:value-type="float" office:value="0.0036604">
            <text:p>0.0036604</text:p>
          </table:table-cell>
          <table:table-cell/>
          <table:table-cell table:formula="of:=([.D211]-[.E211])-([.D210]-[.E210])" office:value-type="float" office:value="0.000915099999999999">
            <text:p>0.0009151</text:p>
          </table:table-cell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0.4">
            <text:p>0.4</text:p>
          </table:table-cell>
          <table:table-cell office:value-type="float" office:value="0.31845483">
            <text:p>0.31845483</text:p>
          </table:table-cell>
          <table:table-cell office:value-type="float" office:value="0.0227453">
            <text:p>0.0227453</text:p>
          </table:table-cell>
          <table:table-cell office:value-type="float" office:value="0.0054906">
            <text:p>0.0054906</text:p>
          </table:table-cell>
          <table:table-cell/>
          <table:table-cell table:formula="of:=([.D212]-[.E212])-([.D211]-[.E211])" office:value-type="float" office:value="-0.000915099999999999">
            <text:p>-0.0009151</text:p>
          </table:table-cell>
        </table:table-row>
        <table:table-row table:style-name="ro2">
          <table:table-cell office:value-type="float" office:value="2120">
            <text:p>212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0218302">
            <text:p>0.0218302</text:p>
          </table:table-cell>
          <table:table-cell office:value-type="float" office:value="0.0036604">
            <text:p>0.0036604</text:p>
          </table:table-cell>
          <table:table-cell/>
          <table:table-cell table:formula="of:=([.D213]-[.E213])-([.D212]-[.E212])" office:value-type="float" office:value="0.000915099999999999">
            <text:p>0.0009151</text:p>
          </table:table-cell>
        </table:table-row>
        <table:table-row table:style-name="ro2">
          <table:table-cell office:value-type="float" office:value="2130">
            <text:p>2130</text:p>
          </table:table-cell>
          <table:table-cell office:value-type="float" office:value="0.4">
            <text:p>0.4</text:p>
          </table:table-cell>
          <table:table-cell office:value-type="float" office:value="0.3056434">
            <text:p>0.3056434</text:p>
          </table:table-cell>
          <table:table-cell office:value-type="float" office:value="0.0218302">
            <text:p>0.0218302</text:p>
          </table:table-cell>
          <table:table-cell office:value-type="float" office:value="0.0036604">
            <text:p>0.0036604</text:p>
          </table:table-cell>
          <table:table-cell/>
          <table:table-cell table:formula="of:=([.D214]-[.E214])-([.D213]-[.E213])" office:value-type="float" office:value="0">
            <text:p>0</text:p>
          </table:table-cell>
        </table:table-row>
        <table:table-row table:style-name="ro2">
          <table:table-cell office:value-type="float" office:value="2140">
            <text:p>2140</text:p>
          </table:table-cell>
          <table:table-cell office:value-type="float" office:value="0.4">
            <text:p>0.4</text:p>
          </table:table-cell>
          <table:table-cell office:value-type="float" office:value="0.31845483">
            <text:p>0.31845483</text:p>
          </table:table-cell>
          <table:table-cell office:value-type="float" office:value="0.0218302">
            <text:p>0.0218302</text:p>
          </table:table-cell>
          <table:table-cell office:value-type="float" office:value="0.0036604">
            <text:p>0.0036604</text:p>
          </table:table-cell>
          <table:table-cell/>
          <table:table-cell table:formula="of:=([.D215]-[.E215])-([.D214]-[.E214])" office:value-type="float" office:value="0">
            <text:p>0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0.0227453">
            <text:p>0.0227453</text:p>
          </table:table-cell>
          <table:table-cell office:value-type="float" office:value="0.0054906">
            <text:p>0.0054906</text:p>
          </table:table-cell>
          <table:table-cell/>
          <table:table-cell table:formula="of:=([.D216]-[.E216])-([.D215]-[.E215])" office:value-type="float" office:value="-0.000915099999999999">
            <text:p>-0.0009151</text:p>
          </table:table-cell>
        </table:table-row>
        <table:table-row table:style-name="ro2">
          <table:table-cell office:value-type="float" office:value="2160">
            <text:p>216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0.0227453">
            <text:p>0.0227453</text:p>
          </table:table-cell>
          <table:table-cell office:value-type="float" office:value="0.0054906">
            <text:p>0.0054906</text:p>
          </table:table-cell>
          <table:table-cell/>
          <table:table-cell table:formula="of:=([.D217]-[.E217])-([.D216]-[.E216])" office:value-type="float" office:value="0">
            <text:p>0</text:p>
          </table:table-cell>
        </table:table-row>
        <table:table-row table:style-name="ro2">
          <table:table-cell office:value-type="float" office:value="2170">
            <text:p>2170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  <table:table-cell office:value-type="float" office:value="0.0227453">
            <text:p>0.0227453</text:p>
          </table:table-cell>
          <table:table-cell office:value-type="float" office:value="0.0054906">
            <text:p>0.0054906</text:p>
          </table:table-cell>
          <table:table-cell/>
          <table:table-cell table:formula="of:=([.D218]-[.E218])-([.D217]-[.E217])" office:value-type="float" office:value="0">
            <text:p>0</text:p>
          </table:table-cell>
        </table:table-row>
        <table:table-row table:style-name="ro2">
          <table:table-cell office:value-type="float" office:value="2180">
            <text:p>2180</text:p>
          </table:table-cell>
          <table:table-cell office:value-type="float" office:value="0.4">
            <text:p>0.4</text:p>
          </table:table-cell>
          <table:table-cell office:value-type="float" office:value="0.347738">
            <text:p>0.347738</text:p>
          </table:table-cell>
          <table:table-cell office:value-type="float" office:value="0.023660399">
            <text:p>0.023660399</text:p>
          </table:table-cell>
          <table:table-cell office:value-type="float" office:value="0.0073208">
            <text:p>0.0073208</text:p>
          </table:table-cell>
          <table:table-cell/>
          <table:table-cell table:formula="of:=([.D219]-[.E219])-([.D218]-[.E218])" office:value-type="float" office:value="-0.000915100999999994">
            <text:p>-0.000915101</text:p>
          </table:table-cell>
        </table:table-row>
        <table:table-row table:style-name="ro2">
          <table:table-cell office:value-type="float" office:value="2190">
            <text:p>2190</text:p>
          </table:table-cell>
          <table:table-cell office:value-type="float" office:value="0.4">
            <text:p>0.4</text:p>
          </table:table-cell>
          <table:table-cell office:value-type="float" office:value="0.3349266">
            <text:p>0.3349266</text:p>
          </table:table-cell>
          <table:table-cell office:value-type="float" office:value="0.0227453">
            <text:p>0.0227453</text:p>
          </table:table-cell>
          <table:table-cell office:value-type="float" office:value="0.0054906">
            <text:p>0.0054906</text:p>
          </table:table-cell>
          <table:table-cell/>
          <table:table-cell table:formula="of:=([.D220]-[.E220])-([.D219]-[.E219])" office:value-type="float" office:value="0.000915100999999994">
            <text:p>0.000915101</text:p>
          </table:table-cell>
        </table:table-row>
        <table:table-row table:style-name="ro2">
          <table:table-cell office:value-type="float" office:value="2200">
            <text:p>220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0.023660399">
            <text:p>0.023660399</text:p>
          </table:table-cell>
          <table:table-cell office:value-type="float" office:value="0.0073208">
            <text:p>0.0073208</text:p>
          </table:table-cell>
          <table:table-cell/>
          <table:table-cell table:formula="of:=([.D221]-[.E221])-([.D220]-[.E220])" office:value-type="float" office:value="-0.000915100999999994">
            <text:p>-0.000915101</text:p>
          </table:table-cell>
        </table:table-row>
        <table:table-row table:style-name="ro2">
          <table:table-cell office:value-type="float" office:value="2210">
            <text:p>2210</text:p>
          </table:table-cell>
          <table:table-cell office:value-type="float" office:value="0.4">
            <text:p>0.4</text:p>
          </table:table-cell>
          <table:table-cell office:value-type="float" office:value="0.34773803">
            <text:p>0.34773803</text:p>
          </table:table-cell>
          <table:table-cell office:value-type="float" office:value="0.023660399">
            <text:p>0.023660399</text:p>
          </table:table-cell>
          <table:table-cell office:value-type="float" office:value="0.0073208">
            <text:p>0.0073208</text:p>
          </table:table-cell>
          <table:table-cell/>
          <table:table-cell table:formula="of:=([.D222]-[.E222])-([.D221]-[.E221])" office:value-type="float" office:value="0">
            <text:p>0</text:p>
          </table:table-cell>
        </table:table-row>
        <table:table-row table:style-name="ro2">
          <table:table-cell office:value-type="float" office:value="2220">
            <text:p>2220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  <table:table-cell office:value-type="float" office:value="0.023660399">
            <text:p>0.023660399</text:p>
          </table:table-cell>
          <table:table-cell office:value-type="float" office:value="0.0073208">
            <text:p>0.0073208</text:p>
          </table:table-cell>
          <table:table-cell/>
          <table:table-cell table:formula="of:=([.D223]-[.E223])-([.D222]-[.E222])" office:value-type="float" office:value="0">
            <text:p>0</text:p>
          </table:table-cell>
        </table:table-row>
        <table:table-row table:style-name="ro2">
          <table:table-cell office:value-type="float" office:value="2230">
            <text:p>2230</text:p>
          </table:table-cell>
          <table:table-cell office:value-type="float" office:value="0.4">
            <text:p>0.4</text:p>
          </table:table-cell>
          <table:table-cell office:value-type="float" office:value="0.36787024">
            <text:p>0.36787024</text:p>
          </table:table-cell>
          <table:table-cell office:value-type="float" office:value="0.0245755">
            <text:p>0.0245755</text:p>
          </table:table-cell>
          <table:table-cell office:value-type="float" office:value="0.0091510005">
            <text:p>0.0091510005</text:p>
          </table:table-cell>
          <table:table-cell/>
          <table:table-cell table:formula="of:=([.D224]-[.E224])-([.D223]-[.E223])" office:value-type="float" office:value="-0.000915099500000004">
            <text:p>-0.0009150995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  <table:table-cell office:value-type="float" office:value="0.0245755">
            <text:p>0.0245755</text:p>
          </table:table-cell>
          <table:table-cell office:value-type="float" office:value="0.0091510005">
            <text:p>0.0091510005</text:p>
          </table:table-cell>
          <table:table-cell/>
          <table:table-cell table:formula="of:=([.D225]-[.E225])-([.D224]-[.E224])" office:value-type="float" office:value="0">
            <text:p>0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.023660399">
            <text:p>0.023660399</text:p>
          </table:table-cell>
          <table:table-cell office:value-type="float" office:value="0.0073208">
            <text:p>0.0073208</text:p>
          </table:table-cell>
          <table:table-cell/>
          <table:table-cell table:formula="of:=([.D226]-[.E226])-([.D225]-[.E225])" office:value-type="float" office:value="0.000915099500000004">
            <text:p>0.0009150995</text:p>
          </table:table-cell>
        </table:table-row>
        <table:table-row table:style-name="ro2">
          <table:table-cell office:value-type="float" office:value="2260">
            <text:p>2260</text:p>
          </table:table-cell>
          <table:table-cell office:value-type="float" office:value="0.4">
            <text:p>0.4</text:p>
          </table:table-cell>
          <table:table-cell office:value-type="float" office:value="0.34224743">
            <text:p>0.34224743</text:p>
          </table:table-cell>
          <table:table-cell office:value-type="float" office:value="0.0245755">
            <text:p>0.0245755</text:p>
          </table:table-cell>
          <table:table-cell office:value-type="float" office:value="0.0091510005">
            <text:p>0.0091510005</text:p>
          </table:table-cell>
          <table:table-cell/>
          <table:table-cell table:formula="of:=([.D227]-[.E227])-([.D226]-[.E226])" office:value-type="float" office:value="-0.000915099500000004">
            <text:p>-0.0009150995</text:p>
          </table:table-cell>
        </table:table-row>
        <table:table-row table:style-name="ro2">
          <table:table-cell office:value-type="float" office:value="2270">
            <text:p>2270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  <table:table-cell office:value-type="float" office:value="0.0245755">
            <text:p>0.0245755</text:p>
          </table:table-cell>
          <table:table-cell office:value-type="float" office:value="0.0091510005">
            <text:p>0.0091510005</text:p>
          </table:table-cell>
          <table:table-cell/>
          <table:table-cell table:formula="of:=([.D228]-[.E228])-([.D227]-[.E227])" office:value-type="float" office:value="0">
            <text:p>0</text:p>
          </table:table-cell>
        </table:table-row>
        <table:table-row table:style-name="ro2">
          <table:table-cell office:value-type="float" office:value="2280">
            <text:p>2280</text:p>
          </table:table-cell>
          <table:table-cell office:value-type="float" office:value="0.4">
            <text:p>0.4</text:p>
          </table:table-cell>
          <table:table-cell office:value-type="float" office:value="0.36604002">
            <text:p>0.36604002</text:p>
          </table:table-cell>
          <table:table-cell office:value-type="float" office:value="0.0245755">
            <text:p>0.0245755</text:p>
          </table:table-cell>
          <table:table-cell office:value-type="float" office:value="0.0091510005">
            <text:p>0.0091510005</text:p>
          </table:table-cell>
          <table:table-cell/>
          <table:table-cell table:formula="of:=([.D229]-[.E229])-([.D228]-[.E228])" office:value-type="float" office:value="0">
            <text:p>0</text:p>
          </table:table-cell>
        </table:table-row>
        <table:table-row table:style-name="ro2">
          <table:table-cell office:value-type="float" office:value="2290">
            <text:p>229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0245755">
            <text:p>0.0245755</text:p>
          </table:table-cell>
          <table:table-cell office:value-type="float" office:value="0.0091510005">
            <text:p>0.0091510005</text:p>
          </table:table-cell>
          <table:table-cell/>
          <table:table-cell table:formula="of:=([.D230]-[.E230])-([.D229]-[.E229])" office:value-type="float" office:value="0">
            <text:p>0</text:p>
          </table:table-cell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.0254906">
            <text:p>0.0254906</text:p>
          </table:table-cell>
          <table:table-cell office:value-type="float" office:value="0.0109812">
            <text:p>0.0109812</text:p>
          </table:table-cell>
          <table:table-cell/>
          <table:table-cell table:formula="of:=([.D231]-[.E231])-([.D230]-[.E230])" office:value-type="float" office:value="-0.000915099500000001">
            <text:p>-0.0009150995</text:p>
          </table:table-cell>
        </table:table-row>
        <table:table-row table:style-name="ro2">
          <table:table-cell office:value-type="float" office:value="2310">
            <text:p>231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.0245755">
            <text:p>0.0245755</text:p>
          </table:table-cell>
          <table:table-cell office:value-type="float" office:value="0.0091510005">
            <text:p>0.0091510005</text:p>
          </table:table-cell>
          <table:table-cell/>
          <table:table-cell table:formula="of:=([.D232]-[.E232])-([.D231]-[.E231])" office:value-type="float" office:value="0.000915099500000001">
            <text:p>0.0009150995</text:p>
          </table:table-cell>
        </table:table-row>
        <table:table-row table:style-name="ro2">
          <table:table-cell office:value-type="float" office:value="2320">
            <text:p>2320</text:p>
          </table:table-cell>
          <table:table-cell office:value-type="float" office:value="0.4">
            <text:p>0.4</text:p>
          </table:table-cell>
          <table:table-cell office:value-type="float" office:value="0.39715338">
            <text:p>0.39715338</text:p>
          </table:table-cell>
          <table:table-cell office:value-type="float" office:value="0.0254906">
            <text:p>0.0254906</text:p>
          </table:table-cell>
          <table:table-cell office:value-type="float" office:value="0.0109812">
            <text:p>0.0109812</text:p>
          </table:table-cell>
          <table:table-cell/>
          <table:table-cell table:formula="of:=([.D233]-[.E233])-([.D232]-[.E232])" office:value-type="float" office:value="-0.000915099500000001">
            <text:p>-0.0009150995</text:p>
          </table:table-cell>
        </table:table-row>
        <table:table-row table:style-name="ro2">
          <table:table-cell office:value-type="float" office:value="2330">
            <text:p>2330</text:p>
          </table:table-cell>
          <table:table-cell office:value-type="float" office:value="0.4">
            <text:p>0.4</text:p>
          </table:table-cell>
          <table:table-cell office:value-type="float" office:value="0.37336078">
            <text:p>0.37336078</text:p>
          </table:table-cell>
          <table:table-cell office:value-type="float" office:value="0.0245755">
            <text:p>0.0245755</text:p>
          </table:table-cell>
          <table:table-cell office:value-type="float" office:value="0.0091510005">
            <text:p>0.0091510005</text:p>
          </table:table-cell>
          <table:table-cell/>
          <table:table-cell table:formula="of:=([.D234]-[.E234])-([.D233]-[.E233])" office:value-type="float" office:value="0.000915099500000001">
            <text:p>0.0009150995</text:p>
          </table:table-cell>
        </table:table-row>
        <table:table-row table:style-name="ro2">
          <table:table-cell office:value-type="float" office:value="2340">
            <text:p>2340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  <table:table-cell office:value-type="float" office:value="0.0254906">
            <text:p>0.0254906</text:p>
          </table:table-cell>
          <table:table-cell office:value-type="float" office:value="0.0109812">
            <text:p>0.0109812</text:p>
          </table:table-cell>
          <table:table-cell/>
          <table:table-cell table:formula="of:=([.D235]-[.E235])-([.D234]-[.E234])" office:value-type="float" office:value="-0.000915099500000001">
            <text:p>-0.0009150995</text:p>
          </table:table-cell>
        </table:table-row>
        <table:table-row table:style-name="ro2">
          <table:table-cell office:value-type="float" office:value="2350">
            <text:p>235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0273114">
            <text:p>0.0273114</text:p>
          </table:table-cell>
          <table:table-cell office:value-type="float" office:value="0.0128114">
            <text:p>0.0128114</text:p>
          </table:table-cell>
          <table:table-cell/>
          <table:table-cell table:formula="of:=([.D236]-[.E236])-([.D235]-[.E235])" office:value-type="float" office:value="-0.00000939999999999795">
            <text:p>-0.0000094</text:p>
          </table:table-cell>
        </table:table-row>
        <table:table-row table:style-name="ro2">
          <table:table-cell office:value-type="float" office:value="2360">
            <text:p>236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0254906">
            <text:p>0.0254906</text:p>
          </table:table-cell>
          <table:table-cell office:value-type="float" office:value="0.0109812">
            <text:p>0.0109812</text:p>
          </table:table-cell>
          <table:table-cell/>
          <table:table-cell table:formula="of:=([.D237]-[.E237])-([.D236]-[.E236])" office:value-type="float" office:value="0.00000939999999999795">
            <text:p>0.0000094</text:p>
          </table:table-cell>
        </table:table-row>
        <table:table-row table:style-name="ro2">
          <table:table-cell office:value-type="float" office:value="2370">
            <text:p>237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0.0254906">
            <text:p>0.0254906</text:p>
          </table:table-cell>
          <table:table-cell office:value-type="float" office:value="0.0109812">
            <text:p>0.0109812</text:p>
          </table:table-cell>
          <table:table-cell/>
          <table:table-cell table:formula="of:=([.D238]-[.E238])-([.D237]-[.E237])" office:value-type="float" office:value="0">
            <text:p>0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0.4">
            <text:p>0.4</text:p>
          </table:table-cell>
          <table:table-cell office:value-type="float" office:value="0.37702122">
            <text:p>0.37702122</text:p>
          </table:table-cell>
          <table:table-cell office:value-type="float" office:value="0.0254906">
            <text:p>0.0254906</text:p>
          </table:table-cell>
          <table:table-cell office:value-type="float" office:value="0.0109812">
            <text:p>0.0109812</text:p>
          </table:table-cell>
          <table:table-cell/>
          <table:table-cell table:formula="of:=([.D239]-[.E239])-([.D238]-[.E238])" office:value-type="float" office:value="0">
            <text:p>0</text:p>
          </table:table-cell>
        </table:table-row>
        <table:table-row table:style-name="ro2">
          <table:table-cell office:value-type="float" office:value="2390">
            <text:p>2390</text:p>
          </table:table-cell>
          <table:table-cell office:value-type="float" office:value="0.4">
            <text:p>0.4</text:p>
          </table:table-cell>
          <table:table-cell office:value-type="float" office:value="0.3715306">
            <text:p>0.3715306</text:p>
          </table:table-cell>
          <table:table-cell office:value-type="float" office:value="0.0273114">
            <text:p>0.0273114</text:p>
          </table:table-cell>
          <table:table-cell office:value-type="float" office:value="0.0128114">
            <text:p>0.0128114</text:p>
          </table:table-cell>
          <table:table-cell/>
          <table:table-cell table:formula="of:=([.D240]-[.E240])-([.D239]-[.E239])" office:value-type="float" office:value="-0.00000939999999999795">
            <text:p>-0.0000094</text:p>
          </table:table-cell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0273114">
            <text:p>0.0273114</text:p>
          </table:table-cell>
          <table:table-cell office:value-type="float" office:value="0.0128114">
            <text:p>0.0128114</text:p>
          </table:table-cell>
          <table:table-cell/>
          <table:table-cell table:formula="of:=([.D241]-[.E241])-([.D240]-[.E240])" office:value-type="float" office:value="0">
            <text:p>0</text:p>
          </table:table-cell>
        </table:table-row>
        <table:table-row table:style-name="ro2">
          <table:table-cell office:value-type="float" office:value="2410">
            <text:p>241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0254906">
            <text:p>0.0254906</text:p>
          </table:table-cell>
          <table:table-cell office:value-type="float" office:value="0.0109812">
            <text:p>0.0109812</text:p>
          </table:table-cell>
          <table:table-cell/>
          <table:table-cell table:formula="of:=([.D242]-[.E242])-([.D241]-[.E241])" office:value-type="float" office:value="0.00000939999999999795">
            <text:p>0.0000094</text:p>
          </table:table-cell>
        </table:table-row>
        <table:table-row table:style-name="ro2">
          <table:table-cell office:value-type="float" office:value="2420">
            <text:p>2420</text:p>
          </table:table-cell>
          <table:table-cell office:value-type="float" office:value="0.4">
            <text:p>0.4</text:p>
          </table:table-cell>
          <table:table-cell office:value-type="float" office:value="0.42460638">
            <text:p>0.42460638</text:p>
          </table:table-cell>
          <table:table-cell office:value-type="float" office:value="0.029141601">
            <text:p>0.029141601</text:p>
          </table:table-cell>
          <table:table-cell office:value-type="float" office:value="0.0146416">
            <text:p>0.0146416</text:p>
          </table:table-cell>
          <table:table-cell/>
          <table:table-cell table:formula="of:=([.D243]-[.E243])-([.D242]-[.E242])" office:value-type="float" office:value="-0.00000939899999999501">
            <text:p>-0.000009399</text:p>
          </table:table-cell>
        </table:table-row>
        <table:table-row table:style-name="ro2">
          <table:table-cell office:value-type="float" office:value="2430">
            <text:p>2430</text:p>
          </table:table-cell>
          <table:table-cell office:value-type="float" office:value="0.4">
            <text:p>0.4</text:p>
          </table:table-cell>
          <table:table-cell office:value-type="float" office:value="0.41545543">
            <text:p>0.41545543</text:p>
          </table:table-cell>
          <table:table-cell office:value-type="float" office:value="0.0273114">
            <text:p>0.0273114</text:p>
          </table:table-cell>
          <table:table-cell office:value-type="float" office:value="0.0128114">
            <text:p>0.0128114</text:p>
          </table:table-cell>
          <table:table-cell/>
          <table:table-cell table:formula="of:=([.D244]-[.E244])-([.D243]-[.E243])" office:value-type="float" office:value="-0.00000000100000000294309">
            <text:p>-0.000000001</text:p>
          </table:table-cell>
        </table:table-row>
        <table:table-row table:style-name="ro2">
          <table:table-cell office:value-type="float" office:value="2440">
            <text:p>244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0.029141601">
            <text:p>0.029141601</text:p>
          </table:table-cell>
          <table:table-cell office:value-type="float" office:value="0.0146416">
            <text:p>0.0146416</text:p>
          </table:table-cell>
          <table:table-cell/>
          <table:table-cell table:formula="of:=([.D245]-[.E245])-([.D244]-[.E244])" office:value-type="float" office:value="0.00000000100000000294309">
            <text:p>0.000000001</text:p>
          </table:table-cell>
        </table:table-row>
        <table:table-row table:style-name="ro2">
          <table:table-cell office:value-type="float" office:value="2450">
            <text:p>2450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  <table:table-cell office:value-type="float" office:value="0.029141601">
            <text:p>0.029141601</text:p>
          </table:table-cell>
          <table:table-cell office:value-type="float" office:value="0.0146416">
            <text:p>0.0146416</text:p>
          </table:table-cell>
          <table:table-cell/>
          <table:table-cell table:formula="of:=([.D246]-[.E246])-([.D245]-[.E245])" office:value-type="float" office:value="0">
            <text:p>0</text:p>
          </table:table-cell>
        </table:table-row>
        <table:table-row table:style-name="ro2">
          <table:table-cell office:value-type="float" office:value="2460">
            <text:p>2460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 office:value-type="float" office:value="0.029141601">
            <text:p>0.029141601</text:p>
          </table:table-cell>
          <table:table-cell office:value-type="float" office:value="0.0146416">
            <text:p>0.0146416</text:p>
          </table:table-cell>
          <table:table-cell/>
          <table:table-cell table:formula="of:=([.D247]-[.E247])-([.D246]-[.E246])" office:value-type="float" office:value="0">
            <text:p>0</text:p>
          </table:table-cell>
        </table:table-row>
        <table:table-row table:style-name="ro2">
          <table:table-cell office:value-type="float" office:value="2470">
            <text:p>2470</text:p>
          </table:table-cell>
          <table:table-cell office:value-type="float" office:value="0.4">
            <text:p>0.4</text:p>
          </table:table-cell>
          <table:table-cell office:value-type="float" office:value="0.41362524">
            <text:p>0.41362524</text:p>
          </table:table-cell>
          <table:table-cell office:value-type="float" office:value="0.029141601">
            <text:p>0.029141601</text:p>
          </table:table-cell>
          <table:table-cell office:value-type="float" office:value="0.0146416">
            <text:p>0.0146416</text:p>
          </table:table-cell>
          <table:table-cell/>
          <table:table-cell table:formula="of:=([.D248]-[.E248])-([.D247]-[.E247])" office:value-type="float" office:value="0">
            <text:p>0</text:p>
          </table:table-cell>
        </table:table-row>
        <table:table-row table:style-name="ro2">
          <table:table-cell office:value-type="float" office:value="2480">
            <text:p>2480</text:p>
          </table:table-cell>
          <table:table-cell office:value-type="float" office:value="0.4">
            <text:p>0.4</text:p>
          </table:table-cell>
          <table:table-cell office:value-type="float" office:value="0.3971534">
            <text:p>0.3971534</text:p>
          </table:table-cell>
          <table:table-cell office:value-type="float" office:value="0.0309718">
            <text:p>0.0309718</text:p>
          </table:table-cell>
          <table:table-cell office:value-type="float" office:value="0.0164718">
            <text:p>0.0164718</text:p>
          </table:table-cell>
          <table:table-cell/>
          <table:table-cell table:formula="of:=([.D249]-[.E249])-([.D248]-[.E248])" office:value-type="float" office:value="-0.00000000100000000467781">
            <text:p>-0.000000001</text:p>
          </table:table-cell>
        </table:table-row>
        <table:table-row table:style-name="ro2">
          <table:table-cell office:value-type="float" office:value="2490">
            <text:p>2490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 office:value-type="float" office:value="0.032802">
            <text:p>0.032802</text:p>
          </table:table-cell>
          <table:table-cell office:value-type="float" office:value="0.018302001">
            <text:p>0.018302001</text:p>
          </table:table-cell>
          <table:table-cell/>
          <table:table-cell table:formula="of:=([.D250]-[.E250])-([.D249]-[.E249])" office:value-type="float" office:value="-0.00000000100000000294309">
            <text:p>-0.000000001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.032802">
            <text:p>0.032802</text:p>
          </table:table-cell>
          <table:table-cell office:value-type="float" office:value="0.018302001">
            <text:p>0.018302001</text:p>
          </table:table-cell>
          <table:table-cell/>
          <table:table-cell table:formula="of:=([.D251]-[.E251])-([.D250]-[.E250])" office:value-type="float" office:value="0">
            <text:p>0</text:p>
          </table:table-cell>
        </table:table-row>
        <table:table-row table:style-name="ro2">
          <table:table-cell office:value-type="float" office:value="2510">
            <text:p>251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032802">
            <text:p>0.032802</text:p>
          </table:table-cell>
          <table:table-cell office:value-type="float" office:value="0.018302001">
            <text:p>0.018302001</text:p>
          </table:table-cell>
          <table:table-cell/>
          <table:table-cell table:formula="of:=([.D252]-[.E252])-([.D251]-[.E251])" office:value-type="float" office:value="0">
            <text:p>0</text:p>
          </table:table-cell>
        </table:table-row>
        <table:table-row table:style-name="ro2">
          <table:table-cell office:value-type="float" office:value="2520">
            <text:p>2520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  <table:table-cell office:value-type="float" office:value="0.0364624">
            <text:p>0.0364624</text:p>
          </table:table-cell>
          <table:table-cell office:value-type="float" office:value="0.0219624">
            <text:p>0.0219624</text:p>
          </table:table-cell>
          <table:table-cell/>
          <table:table-cell table:formula="of:=([.D253]-[.E253])-([.D252]-[.E252])" office:value-type="float" office:value="0.00000000100000000294309">
            <text:p>0.000000001</text:p>
          </table:table-cell>
        </table:table-row>
        <table:table-row table:style-name="ro2">
          <table:table-cell office:value-type="float" office:value="2530">
            <text:p>253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0364624">
            <text:p>0.0364624</text:p>
          </table:table-cell>
          <table:table-cell office:value-type="float" office:value="0.0219624">
            <text:p>0.0219624</text:p>
          </table:table-cell>
          <table:table-cell/>
          <table:table-cell table:formula="of:=([.D254]-[.E254])-([.D253]-[.E253])" office:value-type="float" office:value="0">
            <text:p>0</text:p>
          </table:table-cell>
        </table:table-row>
        <table:table-row table:style-name="ro2">
          <table:table-cell office:value-type="float" office:value="2540">
            <text:p>2540</text:p>
          </table:table-cell>
          <table:table-cell office:value-type="float" office:value="0.4">
            <text:p>0.4</text:p>
          </table:table-cell>
          <table:table-cell office:value-type="float" office:value="0.3715306">
            <text:p>0.3715306</text:p>
          </table:table-cell>
          <table:table-cell office:value-type="float" office:value="0.0364624">
            <text:p>0.0364624</text:p>
          </table:table-cell>
          <table:table-cell office:value-type="float" office:value="0.0219624">
            <text:p>0.0219624</text:p>
          </table:table-cell>
          <table:table-cell/>
          <table:table-cell table:formula="of:=([.D255]-[.E255])-([.D254]-[.E254])" office:value-type="float" office:value="0">
            <text:p>0</text:p>
          </table:table-cell>
        </table:table-row>
        <table:table-row table:style-name="ro2">
          <table:table-cell office:value-type="float" office:value="2550">
            <text:p>255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0.0401228">
            <text:p>0.0401228</text:p>
          </table:table-cell>
          <table:table-cell office:value-type="float" office:value="0.0256228">
            <text:p>0.0256228</text:p>
          </table:table-cell>
          <table:table-cell/>
          <table:table-cell table:formula="of:=([.D256]-[.E256])-([.D255]-[.E255])" office:value-type="float" office:value="0">
            <text:p>0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0.4">
            <text:p>0.4</text:p>
          </table:table-cell>
          <table:table-cell office:value-type="float" office:value="0.37702122">
            <text:p>0.37702122</text:p>
          </table:table-cell>
          <table:table-cell office:value-type="float" office:value="0.0401228">
            <text:p>0.0401228</text:p>
          </table:table-cell>
          <table:table-cell office:value-type="float" office:value="0.0256228">
            <text:p>0.0256228</text:p>
          </table:table-cell>
          <table:table-cell/>
          <table:table-cell table:formula="of:=([.D257]-[.E257])-([.D256]-[.E256])" office:value-type="float" office:value="0">
            <text:p>0</text:p>
          </table:table-cell>
        </table:table-row>
        <table:table-row table:style-name="ro2">
          <table:table-cell office:value-type="float" office:value="2570">
            <text:p>257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0.041952997">
            <text:p>0.041952997</text:p>
          </table:table-cell>
          <table:table-cell office:value-type="float" office:value="0.027453002">
            <text:p>0.027453002</text:p>
          </table:table-cell>
          <table:table-cell/>
          <table:table-cell table:formula="of:=([.D258]-[.E258])-([.D257]-[.E257])" office:value-type="float" office:value="-0.00000000499999999736822">
            <text:p>-0.000000005</text:p>
          </table:table-cell>
        </table:table-row>
        <table:table-row table:style-name="ro2">
          <table:table-cell office:value-type="float" office:value="2580">
            <text:p>258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.043783203">
            <text:p>0.043783203</text:p>
          </table:table-cell>
          <table:table-cell office:value-type="float" office:value="0.0292832">
            <text:p>0.0292832</text:p>
          </table:table-cell>
          <table:table-cell/>
          <table:table-cell table:formula="of:=([.D259]-[.E259])-([.D258]-[.E258])" office:value-type="float" office:value="0.00000000799999999578915">
            <text:p>0.000000008</text:p>
          </table:table-cell>
        </table:table-row>
        <table:table-row table:style-name="ro2">
          <table:table-cell office:value-type="float" office:value="2590">
            <text:p>2590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  <table:table-cell office:value-type="float" office:value="0.0456134">
            <text:p>0.0456134</text:p>
          </table:table-cell>
          <table:table-cell office:value-type="float" office:value="0.031113401">
            <text:p>0.031113401</text:p>
          </table:table-cell>
          <table:table-cell/>
          <table:table-cell table:formula="of:=([.D260]-[.E260])-([.D259]-[.E259])" office:value-type="float" office:value="-0.00000000400000000483347">
            <text:p>-0.000000004</text:p>
          </table:table-cell>
        </table:table-row>
        <table:table-row table:style-name="ro2">
          <table:table-cell office:value-type="float" office:value="2600">
            <text:p>2600</text:p>
          </table:table-cell>
          <table:table-cell office:value-type="float" office:value="0.4">
            <text:p>0.4</text:p>
          </table:table-cell>
          <table:table-cell office:value-type="float" office:value="0.34590778">
            <text:p>0.34590778</text:p>
          </table:table-cell>
          <table:table-cell office:value-type="float" office:value="0.0474436">
            <text:p>0.0474436</text:p>
          </table:table-cell>
          <table:table-cell office:value-type="float" office:value="0.0329436">
            <text:p>0.0329436</text:p>
          </table:table-cell>
          <table:table-cell/>
          <table:table-cell table:formula="of:=([.D261]-[.E261])-([.D260]-[.E260])" office:value-type="float" office:value="0.00000000100000000294309">
            <text:p>0.000000001</text:p>
          </table:table-cell>
        </table:table-row>
        <table:table-row table:style-name="ro2">
          <table:table-cell office:value-type="float" office:value="2610">
            <text:p>2610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  <table:table-cell office:value-type="float" office:value="0.0474436">
            <text:p>0.0474436</text:p>
          </table:table-cell>
          <table:table-cell office:value-type="float" office:value="0.0329436">
            <text:p>0.0329436</text:p>
          </table:table-cell>
          <table:table-cell/>
          <table:table-cell table:formula="of:=([.D262]-[.E262])-([.D261]-[.E261])" office:value-type="float" office:value="0">
            <text:p>0</text:p>
          </table:table-cell>
        </table:table-row>
        <table:table-row table:style-name="ro2">
          <table:table-cell office:value-type="float" office:value="2620">
            <text:p>2620</text:p>
          </table:table-cell>
          <table:table-cell office:value-type="float" office:value="0.4">
            <text:p>0.4</text:p>
          </table:table-cell>
          <table:table-cell office:value-type="float" office:value="0.34773806">
            <text:p>0.34773806</text:p>
          </table:table-cell>
          <table:table-cell office:value-type="float" office:value="0.0492738">
            <text:p>0.0492738</text:p>
          </table:table-cell>
          <table:table-cell office:value-type="float" office:value="0.0347738">
            <text:p>0.0347738</text:p>
          </table:table-cell>
          <table:table-cell/>
          <table:table-cell table:formula="of:=([.D263]-[.E263])-([.D262]-[.E262])" office:value-type="float" office:value="0">
            <text:p>0</text:p>
          </table:table-cell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0.051104">
            <text:p>0.051104</text:p>
          </table:table-cell>
          <table:table-cell office:value-type="float" office:value="0.036604002">
            <text:p>0.036604002</text:p>
          </table:table-cell>
          <table:table-cell/>
          <table:table-cell table:formula="of:=([.D264]-[.E264])-([.D263]-[.E263])" office:value-type="float" office:value="-0.00000000200000000588618">
            <text:p>-0.000000002</text:p>
          </table:table-cell>
        </table:table-row>
        <table:table-row table:style-name="ro2">
          <table:table-cell office:value-type="float" office:value="2640">
            <text:p>264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0.051104">
            <text:p>0.051104</text:p>
          </table:table-cell>
          <table:table-cell office:value-type="float" office:value="0.036604002">
            <text:p>0.036604002</text:p>
          </table:table-cell>
          <table:table-cell/>
          <table:table-cell table:formula="of:=([.D265]-[.E265])-([.D264]-[.E264])" office:value-type="float" office:value="0">
            <text:p>0</text:p>
          </table:table-cell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0.4">
            <text:p>0.4</text:p>
          </table:table-cell>
          <table:table-cell office:value-type="float" office:value="0.30564338">
            <text:p>0.30564338</text:p>
          </table:table-cell>
          <table:table-cell office:value-type="float" office:value="0.054764405">
            <text:p>0.054764405</text:p>
          </table:table-cell>
          <table:table-cell office:value-type="float" office:value="0.0402644">
            <text:p>0.0402644</text:p>
          </table:table-cell>
          <table:table-cell/>
          <table:table-cell table:formula="of:=([.D266]-[.E266])-([.D265]-[.E265])" office:value-type="float" office:value="0.0000000070000000101933">
            <text:p>0.000000007</text:p>
          </table:table-cell>
        </table:table-row>
        <table:table-row table:style-name="ro2">
          <table:table-cell office:value-type="float" office:value="2660">
            <text:p>2660</text:p>
          </table:table-cell>
          <table:table-cell office:value-type="float" office:value="0.4">
            <text:p>0.4</text:p>
          </table:table-cell>
          <table:table-cell office:value-type="float" office:value="0.29283205">
            <text:p>0.29283205</text:p>
          </table:table-cell>
          <table:table-cell office:value-type="float" office:value="0.0547644">
            <text:p>0.0547644</text:p>
          </table:table-cell>
          <table:table-cell office:value-type="float" office:value="0.040264405">
            <text:p>0.040264405</text:p>
          </table:table-cell>
          <table:table-cell/>
          <table:table-cell table:formula="of:=([.D267]-[.E267])-([.D266]-[.E266])" office:value-type="float" office:value="-0.0000000100000000086142">
            <text:p>-0.00000001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0.4">
            <text:p>0.4</text:p>
          </table:table-cell>
          <table:table-cell office:value-type="float" office:value="0.311134">
            <text:p>0.311134</text:p>
          </table:table-cell>
          <table:table-cell office:value-type="float" office:value="0.056594603">
            <text:p>0.056594603</text:p>
          </table:table-cell>
          <table:table-cell office:value-type="float" office:value="0.042094603">
            <text:p>0.042094603</text:p>
          </table:table-cell>
          <table:table-cell/>
          <table:table-cell table:formula="of:=([.D268]-[.E268])-([.D267]-[.E267])" office:value-type="float" office:value="0.00000000500000000430711">
            <text:p>0.000000005</text:p>
          </table:table-cell>
        </table:table-row>
        <table:table-row table:style-name="ro2">
          <table:table-cell office:value-type="float" office:value="2680">
            <text:p>2680</text:p>
          </table:table-cell>
          <table:table-cell office:value-type="float" office:value="0.4">
            <text:p>0.4</text:p>
          </table:table-cell>
          <table:table-cell office:value-type="float" office:value="0.3074736">
            <text:p>0.3074736</text:p>
          </table:table-cell>
          <table:table-cell office:value-type="float" office:value="0.0584248">
            <text:p>0.0584248</text:p>
          </table:table-cell>
          <table:table-cell office:value-type="float" office:value="0.0439248">
            <text:p>0.0439248</text:p>
          </table:table-cell>
          <table:table-cell/>
          <table:table-cell table:formula="of:=([.D269]-[.E269])-([.D268]-[.E268])" office:value-type="float" office:value="0">
            <text:p>0</text:p>
          </table:table-cell>
        </table:table-row>
        <table:table-row table:style-name="ro2">
          <table:table-cell office:value-type="float" office:value="2690">
            <text:p>2690</text:p>
          </table:table-cell>
          <table:table-cell office:value-type="float" office:value="0.4">
            <text:p>0.4</text:p>
          </table:table-cell>
          <table:table-cell office:value-type="float" office:value="0.3001528">
            <text:p>0.3001528</text:p>
          </table:table-cell>
          <table:table-cell office:value-type="float" office:value="0.060255">
            <text:p>0.060255</text:p>
          </table:table-cell>
          <table:table-cell office:value-type="float" office:value="0.045755">
            <text:p>0.045755</text:p>
          </table:table-cell>
          <table:table-cell/>
          <table:table-cell table:formula="of:=([.D270]-[.E270])-([.D269]-[.E269])" office:value-type="float" office:value="0">
            <text:p>0</text:p>
          </table:table-cell>
        </table:table-row>
        <table:table-row table:style-name="ro2">
          <table:table-cell office:value-type="float" office:value="2700">
            <text:p>2700</text:p>
          </table:table-cell>
          <table:table-cell office:value-type="float" office:value="0.4">
            <text:p>0.4</text:p>
          </table:table-cell>
          <table:table-cell office:value-type="float" office:value="0.28734142">
            <text:p>0.28734142</text:p>
          </table:table-cell>
          <table:table-cell office:value-type="float" office:value="0.0620852">
            <text:p>0.0620852</text:p>
          </table:table-cell>
          <table:table-cell office:value-type="float" office:value="0.047585204">
            <text:p>0.047585204</text:p>
          </table:table-cell>
          <table:table-cell/>
          <table:table-cell table:formula="of:=([.D271]-[.E271])-([.D270]-[.E270])" office:value-type="float" office:value="-0.00000000400000000483347">
            <text:p>-0.000000004</text:p>
          </table:table-cell>
        </table:table-row>
        <table:table-row table:style-name="ro2">
          <table:table-cell office:value-type="float" office:value="2710">
            <text:p>2710</text:p>
          </table:table-cell>
          <table:table-cell office:value-type="float" office:value="0.4">
            <text:p>0.4</text:p>
          </table:table-cell>
          <table:table-cell office:value-type="float" office:value="0.29100183">
            <text:p>0.29100183</text:p>
          </table:table-cell>
          <table:table-cell office:value-type="float" office:value="0.0657456">
            <text:p>0.0657456</text:p>
          </table:table-cell>
          <table:table-cell office:value-type="float" office:value="0.0512456">
            <text:p>0.0512456</text:p>
          </table:table-cell>
          <table:table-cell/>
          <table:table-cell table:formula="of:=([.D272]-[.E272])-([.D271]-[.E271])" office:value-type="float" office:value="0.00000000400000001177236">
            <text:p>0.000000004</text:p>
          </table:table-cell>
        </table:table-row>
        <table:table-row table:style-name="ro2">
          <table:table-cell office:value-type="float" office:value="2720">
            <text:p>2720</text:p>
          </table:table-cell>
          <table:table-cell office:value-type="float" office:value="0.4">
            <text:p>0.4</text:p>
          </table:table-cell>
          <table:table-cell office:value-type="float" office:value="0.2910018">
            <text:p>0.2910018</text:p>
          </table:table-cell>
          <table:table-cell office:value-type="float" office:value="0.0620852">
            <text:p>0.0620852</text:p>
          </table:table-cell>
          <table:table-cell office:value-type="float" office:value="0.0475852">
            <text:p>0.0475852</text:p>
          </table:table-cell>
          <table:table-cell/>
          <table:table-cell table:formula="of:=([.D273]-[.E273])-([.D272]-[.E272])" office:value-type="float" office:value="0">
            <text:p>0</text:p>
          </table:table-cell>
        </table:table-row>
        <table:table-row table:style-name="ro2">
          <table:table-cell office:value-type="float" office:value="2730">
            <text:p>2730</text:p>
          </table:table-cell>
          <table:table-cell office:value-type="float" office:value="0.4">
            <text:p>0.4</text:p>
          </table:table-cell>
          <table:table-cell office:value-type="float" office:value="0.29832262">
            <text:p>0.29832262</text:p>
          </table:table-cell>
          <table:table-cell office:value-type="float" office:value="0.0657456">
            <text:p>0.0657456</text:p>
          </table:table-cell>
          <table:table-cell office:value-type="float" office:value="0.0512456">
            <text:p>0.0512456</text:p>
          </table:table-cell>
          <table:table-cell/>
          <table:table-cell table:formula="of:=([.D274]-[.E274])-([.D273]-[.E273])" office:value-type="float" office:value="0">
            <text:p>0</text:p>
          </table:table-cell>
        </table:table-row>
        <table:table-row table:style-name="ro2">
          <table:table-cell office:value-type="float" office:value="2740">
            <text:p>2740</text:p>
          </table:table-cell>
          <table:table-cell office:value-type="float" office:value="0.4">
            <text:p>0.4</text:p>
          </table:table-cell>
          <table:table-cell office:value-type="float" office:value="0.30747363">
            <text:p>0.30747363</text:p>
          </table:table-cell>
          <table:table-cell office:value-type="float" office:value="0.0675758">
            <text:p>0.0675758</text:p>
          </table:table-cell>
          <table:table-cell office:value-type="float" office:value="0.053075798">
            <text:p>0.053075798</text:p>
          </table:table-cell>
          <table:table-cell/>
          <table:table-cell table:formula="of:=([.D275]-[.E275])-([.D274]-[.E274])" office:value-type="float" office:value="0.0000000019999999850695">
            <text:p>0.000000002</text:p>
          </table:table-cell>
        </table:table-row>
        <table:table-row table:style-name="ro2">
          <table:table-cell office:value-type="float" office:value="2750">
            <text:p>2750</text:p>
          </table:table-cell>
          <table:table-cell office:value-type="float" office:value="0.4">
            <text:p>0.4</text:p>
          </table:table-cell>
          <table:table-cell office:value-type="float" office:value="0.29649246">
            <text:p>0.29649246</text:p>
          </table:table-cell>
          <table:table-cell office:value-type="float" office:value="0.0675758">
            <text:p>0.0675758</text:p>
          </table:table-cell>
          <table:table-cell office:value-type="float" office:value="0.053075798">
            <text:p>0.053075798</text:p>
          </table:table-cell>
          <table:table-cell/>
          <table:table-cell table:formula="of:=([.D276]-[.E276])-([.D275]-[.E275])" office:value-type="float" office:value="0">
            <text:p>0</text:p>
          </table:table-cell>
        </table:table-row>
        <table:table-row table:style-name="ro2">
          <table:table-cell office:value-type="float" office:value="2760">
            <text:p>2760</text:p>
          </table:table-cell>
          <table:table-cell office:value-type="float" office:value="0.4">
            <text:p>0.4</text:p>
          </table:table-cell>
          <table:table-cell office:value-type="float" office:value="0.28734142">
            <text:p>0.28734142</text:p>
          </table:table-cell>
          <table:table-cell office:value-type="float" office:value="0.069406">
            <text:p>0.069406</text:p>
          </table:table-cell>
          <table:table-cell office:value-type="float" office:value="0.054906003">
            <text:p>0.054906003</text:p>
          </table:table-cell>
          <table:table-cell/>
          <table:table-cell table:formula="of:=([.D277]-[.E277])-([.D276]-[.E276])" office:value-type="float" office:value="-0.00000000499999999736822">
            <text:p>-0.000000005</text:p>
          </table:table-cell>
        </table:table-row>
        <table:table-row table:style-name="ro2">
          <table:table-cell office:value-type="float" office:value="2770">
            <text:p>2770</text:p>
          </table:table-cell>
          <table:table-cell office:value-type="float" office:value="0.4">
            <text:p>0.4</text:p>
          </table:table-cell>
          <table:table-cell office:value-type="float" office:value="0.3038132">
            <text:p>0.3038132</text:p>
          </table:table-cell>
          <table:table-cell office:value-type="float" office:value="0.069406">
            <text:p>0.069406</text:p>
          </table:table-cell>
          <table:table-cell office:value-type="float" office:value="0.054906003">
            <text:p>0.054906003</text:p>
          </table:table-cell>
          <table:table-cell/>
          <table:table-cell table:formula="of:=([.D278]-[.E278])-([.D277]-[.E277])" office:value-type="float" office:value="0">
            <text:p>0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0.4">
            <text:p>0.4</text:p>
          </table:table-cell>
          <table:table-cell office:value-type="float" office:value="0.29466218">
            <text:p>0.29466218</text:p>
          </table:table-cell>
          <table:table-cell office:value-type="float" office:value="0.0730664">
            <text:p>0.0730664</text:p>
          </table:table-cell>
          <table:table-cell office:value-type="float" office:value="0.0585664">
            <text:p>0.0585664</text:p>
          </table:table-cell>
          <table:table-cell/>
          <table:table-cell table:formula="of:=([.D279]-[.E279])-([.D278]-[.E278])" office:value-type="float" office:value="0.00000000300000001229872">
            <text:p>0.000000003</text:p>
          </table:table-cell>
        </table:table-row>
        <table:table-row table:style-name="ro2">
          <table:table-cell office:value-type="float" office:value="2790">
            <text:p>2790</text:p>
          </table:table-cell>
          <table:table-cell office:value-type="float" office:value="0.4">
            <text:p>0.4</text:p>
          </table:table-cell>
          <table:table-cell office:value-type="float" office:value="0.3166246">
            <text:p>0.3166246</text:p>
          </table:table-cell>
          <table:table-cell office:value-type="float" office:value="0.0730664">
            <text:p>0.0730664</text:p>
          </table:table-cell>
          <table:table-cell office:value-type="float" office:value="0.0585664">
            <text:p>0.0585664</text:p>
          </table:table-cell>
          <table:table-cell/>
          <table:table-cell table:formula="of:=([.D280]-[.E280])-([.D279]-[.E279])" office:value-type="float" office:value="0">
            <text:p>0</text:p>
          </table:table-cell>
        </table:table-row>
        <table:table-row table:style-name="ro2">
          <table:table-cell office:value-type="float" office:value="2800">
            <text:p>2800</text:p>
          </table:table-cell>
          <table:table-cell office:value-type="float" office:value="0.4">
            <text:p>0.4</text:p>
          </table:table-cell>
          <table:table-cell office:value-type="float" office:value="0.32760578">
            <text:p>0.32760578</text:p>
          </table:table-cell>
          <table:table-cell office:value-type="float" office:value="0.0748966">
            <text:p>0.0748966</text:p>
          </table:table-cell>
          <table:table-cell office:value-type="float" office:value="0.060396597">
            <text:p>0.060396597</text:p>
          </table:table-cell>
          <table:table-cell/>
          <table:table-cell table:formula="of:=([.D281]-[.E281])-([.D280]-[.E280])" office:value-type="float" office:value="0.00000000299999998454314">
            <text:p>0.000000003</text:p>
          </table:table-cell>
        </table:table-row>
        <table:table-row table:style-name="ro2">
          <table:table-cell office:value-type="float" office:value="2810">
            <text:p>2810</text:p>
          </table:table-cell>
          <table:table-cell office:value-type="float" office:value="0.4">
            <text:p>0.4</text:p>
          </table:table-cell>
          <table:table-cell office:value-type="float" office:value="0.32211524">
            <text:p>0.32211524</text:p>
          </table:table-cell>
          <table:table-cell office:value-type="float" office:value="0.0748966">
            <text:p>0.0748966</text:p>
          </table:table-cell>
          <table:table-cell office:value-type="float" office:value="0.060396597">
            <text:p>0.060396597</text:p>
          </table:table-cell>
          <table:table-cell/>
          <table:table-cell table:formula="of:=([.D282]-[.E282])-([.D281]-[.E281])" office:value-type="float" office:value="0">
            <text:p>0</text:p>
          </table:table-cell>
        </table:table-row>
        <table:table-row table:style-name="ro2">
          <table:table-cell office:value-type="float" office:value="2820">
            <text:p>2820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  <table:table-cell office:value-type="float" office:value="0.0767268">
            <text:p>0.0767268</text:p>
          </table:table-cell>
          <table:table-cell office:value-type="float" office:value="0.062226802">
            <text:p>0.062226802</text:p>
          </table:table-cell>
          <table:table-cell/>
          <table:table-cell table:formula="of:=([.D283]-[.E283])-([.D282]-[.E282])" office:value-type="float" office:value="-0.00000000499999999736822">
            <text:p>-0.000000005</text:p>
          </table:table-cell>
        </table:table-row>
        <table:table-row table:style-name="ro2">
          <table:table-cell office:value-type="float" office:value="2830">
            <text:p>2830</text:p>
          </table:table-cell>
          <table:table-cell office:value-type="float" office:value="0.4">
            <text:p>0.4</text:p>
          </table:table-cell>
          <table:table-cell office:value-type="float" office:value="0.3349266">
            <text:p>0.3349266</text:p>
          </table:table-cell>
          <table:table-cell office:value-type="float" office:value="0.0748966">
            <text:p>0.0748966</text:p>
          </table:table-cell>
          <table:table-cell office:value-type="float" office:value="0.060396597">
            <text:p>0.060396597</text:p>
          </table:table-cell>
          <table:table-cell/>
          <table:table-cell table:formula="of:=([.D284]-[.E284])-([.D283]-[.E283])" office:value-type="float" office:value="0.00000000499999999736822">
            <text:p>0.000000005</text:p>
          </table:table-cell>
        </table:table-row>
        <table:table-row table:style-name="ro2">
          <table:table-cell office:value-type="float" office:value="2840">
            <text:p>284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07855701">
            <text:p>0.07855701</text:p>
          </table:table-cell>
          <table:table-cell office:value-type="float" office:value="0.06405701">
            <text:p>0.06405701</text:p>
          </table:table-cell>
          <table:table-cell/>
          <table:table-cell table:formula="of:=([.D285]-[.E285])-([.D284]-[.E284])" office:value-type="float" office:value="-0.00000000299999999148204">
            <text:p>-0.000000003</text:p>
          </table:table-cell>
        </table:table-row>
        <table:table-row table:style-name="ro2">
          <table:table-cell office:value-type="float" office:value="2850">
            <text:p>2850</text:p>
          </table:table-cell>
          <table:table-cell office:value-type="float" office:value="0.4">
            <text:p>0.4</text:p>
          </table:table-cell>
          <table:table-cell office:value-type="float" office:value="0.35322863">
            <text:p>0.35322863</text:p>
          </table:table-cell>
          <table:table-cell office:value-type="float" office:value="0.07855701">
            <text:p>0.07855701</text:p>
          </table:table-cell>
          <table:table-cell office:value-type="float" office:value="0.06405701">
            <text:p>0.06405701</text:p>
          </table:table-cell>
          <table:table-cell/>
          <table:table-cell table:formula="of:=([.D286]-[.E286])-([.D285]-[.E285])" office:value-type="float" office:value="0">
            <text:p>0</text:p>
          </table:table-cell>
        </table:table-row>
        <table:table-row table:style-name="ro2">
          <table:table-cell office:value-type="float" office:value="2860">
            <text:p>286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0.07855701">
            <text:p>0.07855701</text:p>
          </table:table-cell>
          <table:table-cell office:value-type="float" office:value="0.06405701">
            <text:p>0.06405701</text:p>
          </table:table-cell>
          <table:table-cell/>
          <table:table-cell table:formula="of:=([.D287]-[.E287])-([.D286]-[.E286])" office:value-type="float" office:value="0">
            <text:p>0</text:p>
          </table:table-cell>
        </table:table-row>
        <table:table-row table:style-name="ro2">
          <table:table-cell office:value-type="float" office:value="2870">
            <text:p>287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0.08221741">
            <text:p>0.08221741</text:p>
          </table:table-cell>
          <table:table-cell office:value-type="float" office:value="0.0677174">
            <text:p>0.0677174</text:p>
          </table:table-cell>
          <table:table-cell/>
          <table:table-cell table:formula="of:=([.D288]-[.E288])-([.D287]-[.E287])" office:value-type="float" office:value="0.0000000100000000086142">
            <text:p>0.00000001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  <table:table-cell office:value-type="float" office:value="0.080387205">
            <text:p>0.080387205</text:p>
          </table:table-cell>
          <table:table-cell office:value-type="float" office:value="0.065887205">
            <text:p>0.065887205</text:p>
          </table:table-cell>
          <table:table-cell/>
          <table:table-cell table:formula="of:=([.D289]-[.E289])-([.D288]-[.E288])" office:value-type="float" office:value="-0.0000000100000000086142">
            <text:p>-0.00000001</text:p>
          </table:table-cell>
        </table:table-row>
        <table:table-row table:style-name="ro2">
          <table:table-cell office:value-type="float" office:value="2890">
            <text:p>2890</text:p>
          </table:table-cell>
          <table:table-cell office:value-type="float" office:value="0.4">
            <text:p>0.4</text:p>
          </table:table-cell>
          <table:table-cell office:value-type="float" office:value="0.35871923">
            <text:p>0.35871923</text:p>
          </table:table-cell>
          <table:table-cell office:value-type="float" office:value="0.0840476">
            <text:p>0.0840476</text:p>
          </table:table-cell>
          <table:table-cell office:value-type="float" office:value="0.06954761">
            <text:p>0.06954761</text:p>
          </table:table-cell>
          <table:table-cell/>
          <table:table-cell table:formula="of:=([.D290]-[.E290])-([.D289]-[.E289])" office:value-type="float" office:value="-0.00000000999999999473644">
            <text:p>-0.00000001</text:p>
          </table:table-cell>
        </table:table-row>
        <table:table-row table:style-name="ro2">
          <table:table-cell office:value-type="float" office:value="2900">
            <text:p>290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0.08221741">
            <text:p>0.08221741</text:p>
          </table:table-cell>
          <table:table-cell office:value-type="float" office:value="0.0677174">
            <text:p>0.0677174</text:p>
          </table:table-cell>
          <table:table-cell/>
          <table:table-cell table:formula="of:=([.D291]-[.E291])-([.D290]-[.E290])" office:value-type="float" office:value="0.0000000200000000033507">
            <text:p>0.00000002</text:p>
          </table:table-cell>
        </table:table-row>
        <table:table-row table:style-name="ro2">
          <table:table-cell office:value-type="float" office:value="2910">
            <text:p>2910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  <table:table-cell office:value-type="float" office:value="0.085877806">
            <text:p>0.085877806</text:p>
          </table:table-cell>
          <table:table-cell office:value-type="float" office:value="0.0713778">
            <text:p>0.0713778</text:p>
          </table:table-cell>
          <table:table-cell/>
          <table:table-cell table:formula="of:=([.D292]-[.E292])-([.D291]-[.E291])" office:value-type="float" office:value="-0.00000000399999999789458">
            <text:p>-0.000000004</text:p>
          </table:table-cell>
        </table:table-row>
        <table:table-row table:style-name="ro2">
          <table:table-cell office:value-type="float" office:value="2920">
            <text:p>2920</text:p>
          </table:table-cell>
          <table:table-cell office:value-type="float" office:value="0.4">
            <text:p>0.4</text:p>
          </table:table-cell>
          <table:table-cell office:value-type="float" office:value="0.3825118">
            <text:p>0.3825118</text:p>
          </table:table-cell>
          <table:table-cell office:value-type="float" office:value="0.085877806">
            <text:p>0.085877806</text:p>
          </table:table-cell>
          <table:table-cell office:value-type="float" office:value="0.0713778">
            <text:p>0.0713778</text:p>
          </table:table-cell>
          <table:table-cell/>
          <table:table-cell table:formula="of:=([.D293]-[.E293])-([.D292]-[.E292])" office:value-type="float" office:value="0">
            <text:p>0</text:p>
          </table:table-cell>
        </table:table-row>
        <table:table-row table:style-name="ro2">
          <table:table-cell office:value-type="float" office:value="2930">
            <text:p>293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0895382">
            <text:p>0.0895382</text:p>
          </table:table-cell>
          <table:table-cell office:value-type="float" office:value="0.0750382">
            <text:p>0.0750382</text:p>
          </table:table-cell>
          <table:table-cell/>
          <table:table-cell table:formula="of:=([.D294]-[.E294])-([.D293]-[.E293])" office:value-type="float" office:value="-0.00000000600000001071965">
            <text:p>-0.000000006</text:p>
          </table:table-cell>
        </table:table-row>
        <table:table-row table:style-name="ro2">
          <table:table-cell office:value-type="float" office:value="2940">
            <text:p>2940</text:p>
          </table:table-cell>
          <table:table-cell office:value-type="float" office:value="0.4">
            <text:p>0.4</text:p>
          </table:table-cell>
          <table:table-cell office:value-type="float" office:value="0.36420983">
            <text:p>0.36420983</text:p>
          </table:table-cell>
          <table:table-cell office:value-type="float" office:value="0.087708004">
            <text:p>0.087708004</text:p>
          </table:table-cell>
          <table:table-cell office:value-type="float" office:value="0.073208004">
            <text:p>0.073208004</text:p>
          </table:table-cell>
          <table:table-cell/>
          <table:table-cell table:formula="of:=([.D295]-[.E295])-([.D294]-[.E294])" office:value-type="float" office:value="0">
            <text:p>0</text:p>
          </table:table-cell>
        </table:table-row>
        <table:table-row table:style-name="ro2">
          <table:table-cell office:value-type="float" office:value="2950">
            <text:p>295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093198605">
            <text:p>0.093198605</text:p>
          </table:table-cell>
          <table:table-cell office:value-type="float" office:value="0.078698605">
            <text:p>0.078698605</text:p>
          </table:table-cell>
          <table:table-cell/>
          <table:table-cell table:formula="of:=([.D296]-[.E296])-([.D295]-[.E295])" office:value-type="float" office:value="0">
            <text:p>0</text:p>
          </table:table-cell>
        </table:table-row>
        <table:table-row table:style-name="ro2">
          <table:table-cell office:value-type="float" office:value="2960">
            <text:p>296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0.0895382">
            <text:p>0.0895382</text:p>
          </table:table-cell>
          <table:table-cell office:value-type="float" office:value="0.0750382">
            <text:p>0.0750382</text:p>
          </table:table-cell>
          <table:table-cell/>
          <table:table-cell table:formula="of:=([.D297]-[.E297])-([.D296]-[.E296])" office:value-type="float" office:value="0">
            <text:p>0</text:p>
          </table:table-cell>
        </table:table-row>
        <table:table-row table:style-name="ro2">
          <table:table-cell office:value-type="float" office:value="2970">
            <text:p>297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0895382">
            <text:p>0.0895382</text:p>
          </table:table-cell>
          <table:table-cell office:value-type="float" office:value="0.07503821">
            <text:p>0.07503821</text:p>
          </table:table-cell>
          <table:table-cell/>
          <table:table-cell table:formula="of:=([.D298]-[.E298])-([.D297]-[.E297])" office:value-type="float" office:value="-0.0000000100000000086142">
            <text:p>-0.00000001</text:p>
          </table:table-cell>
        </table:table-row>
        <table:table-row table:style-name="ro2">
          <table:table-cell office:value-type="float" office:value="2980">
            <text:p>2980</text:p>
          </table:table-cell>
          <table:table-cell office:value-type="float" office:value="0.4">
            <text:p>0.4</text:p>
          </table:table-cell>
          <table:table-cell office:value-type="float" office:value="0.37336078">
            <text:p>0.37336078</text:p>
          </table:table-cell>
          <table:table-cell office:value-type="float" office:value="0.09685901">
            <text:p>0.09685901</text:p>
          </table:table-cell>
          <table:table-cell office:value-type="float" office:value="0.082359">
            <text:p>0.082359</text:p>
          </table:table-cell>
          <table:table-cell/>
          <table:table-cell table:formula="of:=([.D299]-[.E299])-([.D298]-[.E298])" office:value-type="float" office:value="0.0000000200000000033507">
            <text:p>0.00000002</text:p>
          </table:table-cell>
        </table:table-row>
        <table:table-row table:style-name="ro2">
          <table:table-cell office:value-type="float" office:value="2990">
            <text:p>2990</text:p>
          </table:table-cell>
          <table:table-cell office:value-type="float" office:value="0.4">
            <text:p>0.4</text:p>
          </table:table-cell>
          <table:table-cell office:value-type="float" office:value="0.36970043">
            <text:p>0.36970043</text:p>
          </table:table-cell>
          <table:table-cell office:value-type="float" office:value="0.09136841">
            <text:p>0.09136841</text:p>
          </table:table-cell>
          <table:table-cell office:value-type="float" office:value="0.0768684">
            <text:p>0.0768684</text:p>
          </table:table-cell>
          <table:table-cell/>
          <table:table-cell table:formula="of:=([.D300]-[.E300])-([.D299]-[.E299])" office:value-type="float" office:value="0">
            <text:p>0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100519404">
            <text:p>0.100519404</text:p>
          </table:table-cell>
          <table:table-cell office:value-type="float" office:value="0.086019404">
            <text:p>0.086019404</text:p>
          </table:table-cell>
          <table:table-cell/>
          <table:table-cell table:formula="of:=([.D301]-[.E301])-([.D300]-[.E300])" office:value-type="float" office:value="-0.00000000999999999473644">
            <text:p>-0.00000001</text:p>
          </table:table-cell>
        </table:table-row>
        <table:table-row table:style-name="ro2">
          <table:table-cell office:value-type="float" office:value="3010">
            <text:p>301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0.096859">
            <text:p>0.096859</text:p>
          </table:table-cell>
          <table:table-cell office:value-type="float" office:value="0.082359">
            <text:p>0.082359</text:p>
          </table:table-cell>
          <table:table-cell/>
          <table:table-cell table:formula="of:=([.D302]-[.E302])-([.D301]-[.E301])" office:value-type="float" office:value="0">
            <text:p>0</text:p>
          </table:table-cell>
        </table:table-row>
        <table:table-row table:style-name="ro2">
          <table:table-cell office:value-type="float" office:value="3020">
            <text:p>3020</text:p>
          </table:table-cell>
          <table:table-cell office:value-type="float" office:value="0.4">
            <text:p>0.4</text:p>
          </table:table-cell>
          <table:table-cell office:value-type="float" office:value="0.37336078">
            <text:p>0.37336078</text:p>
          </table:table-cell>
          <table:table-cell office:value-type="float" office:value="0.0950288">
            <text:p>0.0950288</text:p>
          </table:table-cell>
          <table:table-cell office:value-type="float" office:value="0.0805288">
            <text:p>0.0805288</text:p>
          </table:table-cell>
          <table:table-cell/>
          <table:table-cell table:formula="of:=([.D303]-[.E303])-([.D302]-[.E302])" office:value-type="float" office:value="0">
            <text:p>0</text:p>
          </table:table-cell>
        </table:table-row>
        <table:table-row table:style-name="ro2">
          <table:table-cell office:value-type="float" office:value="3030">
            <text:p>303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0.1023496">
            <text:p>0.1023496</text:p>
          </table:table-cell>
          <table:table-cell office:value-type="float" office:value="0.0878496">
            <text:p>0.0878496</text:p>
          </table:table-cell>
          <table:table-cell/>
          <table:table-cell table:formula="of:=([.D304]-[.E304])-([.D303]-[.E303])" office:value-type="float" office:value="0">
            <text:p>0</text:p>
          </table:table-cell>
        </table:table-row>
        <table:table-row table:style-name="ro2">
          <table:table-cell office:value-type="float" office:value="3040">
            <text:p>3040</text:p>
          </table:table-cell>
          <table:table-cell office:value-type="float" office:value="0.4">
            <text:p>0.4</text:p>
          </table:table-cell>
          <table:table-cell office:value-type="float" office:value="0.36420983">
            <text:p>0.36420983</text:p>
          </table:table-cell>
          <table:table-cell office:value-type="float" office:value="0.100519404">
            <text:p>0.100519404</text:p>
          </table:table-cell>
          <table:table-cell office:value-type="float" office:value="0.086019404">
            <text:p>0.086019404</text:p>
          </table:table-cell>
          <table:table-cell/>
          <table:table-cell table:formula="of:=([.D305]-[.E305])-([.D304]-[.E304])" office:value-type="float" office:value="0">
            <text:p>0</text:p>
          </table:table-cell>
        </table:table-row>
        <table:table-row table:style-name="ro2">
          <table:table-cell office:value-type="float" office:value="3050">
            <text:p>3050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  <table:table-cell office:value-type="float" office:value="0.106010005">
            <text:p>0.106010005</text:p>
          </table:table-cell>
          <table:table-cell office:value-type="float" office:value="0.09151">
            <text:p>0.09151</text:p>
          </table:table-cell>
          <table:table-cell/>
          <table:table-cell table:formula="of:=([.D306]-[.E306])-([.D305]-[.E305])" office:value-type="float" office:value="0.00000000499999999736822">
            <text:p>0.000000005</text:p>
          </table:table-cell>
        </table:table-row>
        <table:table-row table:style-name="ro2">
          <table:table-cell office:value-type="float" office:value="3060">
            <text:p>306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10601">
            <text:p>0.10601</text:p>
          </table:table-cell>
          <table:table-cell office:value-type="float" office:value="0.09151">
            <text:p>0.09151</text:p>
          </table:table-cell>
          <table:table-cell/>
          <table:table-cell table:formula="of:=([.D307]-[.E307])-([.D306]-[.E306])" office:value-type="float" office:value="-0.00000000499999999736822">
            <text:p>-0.000000005</text:p>
          </table:table-cell>
        </table:table-row>
        <table:table-row table:style-name="ro2">
          <table:table-cell office:value-type="float" office:value="3070">
            <text:p>3070</text:p>
          </table:table-cell>
          <table:table-cell office:value-type="float" office:value="0.4">
            <text:p>0.4</text:p>
          </table:table-cell>
          <table:table-cell office:value-type="float" office:value="0.37336078">
            <text:p>0.37336078</text:p>
          </table:table-cell>
          <table:table-cell office:value-type="float" office:value="0.1078402">
            <text:p>0.1078402</text:p>
          </table:table-cell>
          <table:table-cell office:value-type="float" office:value="0.0933402">
            <text:p>0.0933402</text:p>
          </table:table-cell>
          <table:table-cell/>
          <table:table-cell table:formula="of:=([.D308]-[.E308])-([.D307]-[.E307])" office:value-type="float" office:value="0">
            <text:p>0</text:p>
          </table:table-cell>
        </table:table-row>
        <table:table-row table:style-name="ro2">
          <table:table-cell office:value-type="float" office:value="3080">
            <text:p>3080</text:p>
          </table:table-cell>
          <table:table-cell office:value-type="float" office:value="0.4">
            <text:p>0.4</text:p>
          </table:table-cell>
          <table:table-cell office:value-type="float" office:value="0.37702116">
            <text:p>0.37702116</text:p>
          </table:table-cell>
          <table:table-cell office:value-type="float" office:value="0.106010005">
            <text:p>0.106010005</text:p>
          </table:table-cell>
          <table:table-cell office:value-type="float" office:value="0.09151">
            <text:p>0.09151</text:p>
          </table:table-cell>
          <table:table-cell/>
          <table:table-cell table:formula="of:=([.D309]-[.E309])-([.D308]-[.E308])" office:value-type="float" office:value="0.00000000499999999736822">
            <text:p>0.000000005</text:p>
          </table:table-cell>
        </table:table-row>
        <table:table-row table:style-name="ro2">
          <table:table-cell office:value-type="float" office:value="3090">
            <text:p>3090</text:p>
          </table:table-cell>
          <table:table-cell office:value-type="float" office:value="0.4">
            <text:p>0.4</text:p>
          </table:table-cell>
          <table:table-cell office:value-type="float" office:value="0.36237958">
            <text:p>0.36237958</text:p>
          </table:table-cell>
          <table:table-cell office:value-type="float" office:value="0.10967041">
            <text:p>0.10967041</text:p>
          </table:table-cell>
          <table:table-cell office:value-type="float" office:value="0.0951704">
            <text:p>0.0951704</text:p>
          </table:table-cell>
          <table:table-cell/>
          <table:table-cell table:formula="of:=([.D310]-[.E310])-([.D309]-[.E309])" office:value-type="float" office:value="0.00000000499999999736822">
            <text:p>0.000000005</text:p>
          </table:table-cell>
        </table:table-row>
        <table:table-row table:style-name="ro2">
          <table:table-cell office:value-type="float" office:value="3100">
            <text:p>3100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  <table:table-cell office:value-type="float" office:value="0.1133308">
            <text:p>0.1133308</text:p>
          </table:table-cell>
          <table:table-cell office:value-type="float" office:value="0.098830804">
            <text:p>0.098830804</text:p>
          </table:table-cell>
          <table:table-cell/>
          <table:table-cell table:formula="of:=([.D311]-[.E311])-([.D310]-[.E310])" office:value-type="float" office:value="-0.0000000140000000065088">
            <text:p>-0.000000014</text:p>
          </table:table-cell>
        </table:table-row>
        <table:table-row table:style-name="ro2">
          <table:table-cell office:value-type="float" office:value="3110">
            <text:p>311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0.1133308">
            <text:p>0.1133308</text:p>
          </table:table-cell>
          <table:table-cell office:value-type="float" office:value="0.098830804">
            <text:p>0.098830804</text:p>
          </table:table-cell>
          <table:table-cell/>
          <table:table-cell table:formula="of:=([.D312]-[.E312])-([.D311]-[.E311])" office:value-type="float" office:value="0">
            <text:p>0</text:p>
          </table:table-cell>
        </table:table-row>
        <table:table-row table:style-name="ro2">
          <table:table-cell office:value-type="float" office:value="3120">
            <text:p>312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115161">
            <text:p>0.115161</text:p>
          </table:table-cell>
          <table:table-cell office:value-type="float" office:value="0.100661">
            <text:p>0.100661</text:p>
          </table:table-cell>
          <table:table-cell/>
          <table:table-cell table:formula="of:=([.D313]-[.E313])-([.D312]-[.E312])" office:value-type="float" office:value="0.00000000400000001177236">
            <text:p>0.000000004</text:p>
          </table:table-cell>
        </table:table-row>
        <table:table-row table:style-name="ro2">
          <table:table-cell office:value-type="float" office:value="3130">
            <text:p>313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118821405">
            <text:p>0.118821405</text:p>
          </table:table-cell>
          <table:table-cell office:value-type="float" office:value="0.104321405">
            <text:p>0.104321405</text:p>
          </table:table-cell>
          <table:table-cell/>
          <table:table-cell table:formula="of:=([.D314]-[.E314])-([.D313]-[.E313])" office:value-type="float" office:value="0">
            <text:p>0</text:p>
          </table:table-cell>
        </table:table-row>
        <table:table-row table:style-name="ro2">
          <table:table-cell office:value-type="float" office:value="3140">
            <text:p>314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0.11699121">
            <text:p>0.11699121</text:p>
          </table:table-cell>
          <table:table-cell office:value-type="float" office:value="0.1024912">
            <text:p>0.1024912</text:p>
          </table:table-cell>
          <table:table-cell/>
          <table:table-cell table:formula="of:=([.D315]-[.E315])-([.D314]-[.E314])" office:value-type="float" office:value="0.0000000100000000086142">
            <text:p>0.00000001</text:p>
          </table:table-cell>
        </table:table-row>
        <table:table-row table:style-name="ro2">
          <table:table-cell office:value-type="float" office:value="3150">
            <text:p>3150</text:p>
          </table:table-cell>
          <table:table-cell office:value-type="float" office:value="0.4">
            <text:p>0.4</text:p>
          </table:table-cell>
          <table:table-cell office:value-type="float" office:value="0.4099648">
            <text:p>0.4099648</text:p>
          </table:table-cell>
          <table:table-cell office:value-type="float" office:value="0.12248181">
            <text:p>0.12248181</text:p>
          </table:table-cell>
          <table:table-cell office:value-type="float" office:value="0.1079818">
            <text:p>0.1079818</text:p>
          </table:table-cell>
          <table:table-cell/>
          <table:table-cell table:formula="of:=([.D316]-[.E316])-([.D315]-[.E315])" office:value-type="float" office:value="0">
            <text:p>0</text:p>
          </table:table-cell>
        </table:table-row>
        <table:table-row table:style-name="ro2">
          <table:table-cell office:value-type="float" office:value="3160">
            <text:p>316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0.1224818">
            <text:p>0.1224818</text:p>
          </table:table-cell>
          <table:table-cell office:value-type="float" office:value="0.1079818">
            <text:p>0.1079818</text:p>
          </table:table-cell>
          <table:table-cell/>
          <table:table-cell table:formula="of:=([.D317]-[.E317])-([.D316]-[.E316])" office:value-type="float" office:value="-0.0000000100000000086142">
            <text:p>-0.00000001</text:p>
          </table:table-cell>
        </table:table-row>
        <table:table-row table:style-name="ro2">
          <table:table-cell office:value-type="float" office:value="3170">
            <text:p>3170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  <table:table-cell office:value-type="float" office:value="0.12248181">
            <text:p>0.12248181</text:p>
          </table:table-cell>
          <table:table-cell office:value-type="float" office:value="0.1079818">
            <text:p>0.1079818</text:p>
          </table:table-cell>
          <table:table-cell/>
          <table:table-cell table:formula="of:=([.D318]-[.E318])-([.D317]-[.E317])" office:value-type="float" office:value="0.0000000100000000086142">
            <text:p>0.00000001</text:p>
          </table:table-cell>
        </table:table-row>
        <table:table-row table:style-name="ro2">
          <table:table-cell office:value-type="float" office:value="3180">
            <text:p>318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124312006">
            <text:p>0.124312006</text:p>
          </table:table-cell>
          <table:table-cell office:value-type="float" office:value="0.10981201">
            <text:p>0.10981201</text:p>
          </table:table-cell>
          <table:table-cell/>
          <table:table-cell table:formula="of:=([.D319]-[.E319])-([.D318]-[.E318])" office:value-type="float" office:value="-0.0000000140000000065088">
            <text:p>-0.000000014</text:p>
          </table:table-cell>
        </table:table-row>
        <table:table-row table:style-name="ro2">
          <table:table-cell office:value-type="float" office:value="3190">
            <text:p>3190</text:p>
          </table:table-cell>
          <table:table-cell office:value-type="float" office:value="0.4">
            <text:p>0.4</text:p>
          </table:table-cell>
          <table:table-cell office:value-type="float" office:value="0.38434198">
            <text:p>0.38434198</text:p>
          </table:table-cell>
          <table:table-cell office:value-type="float" office:value="0.1316328">
            <text:p>0.1316328</text:p>
          </table:table-cell>
          <table:table-cell office:value-type="float" office:value="0.11713281">
            <text:p>0.11713281</text:p>
          </table:table-cell>
          <table:table-cell/>
          <table:table-cell table:formula="of:=([.D320]-[.E320])-([.D319]-[.E319])" office:value-type="float" office:value="-0.00000000600000001071965">
            <text:p>-0.000000006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0.4">
            <text:p>0.4</text:p>
          </table:table-cell>
          <table:table-cell office:value-type="float" office:value="0.39166284">
            <text:p>0.39166284</text:p>
          </table:table-cell>
          <table:table-cell office:value-type="float" office:value="0.13529322">
            <text:p>0.13529322</text:p>
          </table:table-cell>
          <table:table-cell office:value-type="float" office:value="0.12079321">
            <text:p>0.12079321</text:p>
          </table:table-cell>
          <table:table-cell/>
          <table:table-cell table:formula="of:=([.D321]-[.E321])-([.D320]-[.E320])" office:value-type="float" office:value="0.0000000200000000033507">
            <text:p>0.00000002</text:p>
          </table:table-cell>
        </table:table-row>
        <table:table-row table:style-name="ro2">
          <table:table-cell office:value-type="float" office:value="3210">
            <text:p>321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12980261">
            <text:p>0.12980261</text:p>
          </table:table-cell>
          <table:table-cell office:value-type="float" office:value="0.11530261">
            <text:p>0.11530261</text:p>
          </table:table-cell>
          <table:table-cell/>
          <table:table-cell table:formula="of:=([.D322]-[.E322])-([.D321]-[.E321])" office:value-type="float" office:value="-0.00000000999999998085865">
            <text:p>-0.00000001</text:p>
          </table:table-cell>
        </table:table-row>
        <table:table-row table:style-name="ro2">
          <table:table-cell office:value-type="float" office:value="3220">
            <text:p>322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0.13529322">
            <text:p>0.13529322</text:p>
          </table:table-cell>
          <table:table-cell office:value-type="float" office:value="0.12079321">
            <text:p>0.12079321</text:p>
          </table:table-cell>
          <table:table-cell/>
          <table:table-cell table:formula="of:=([.D323]-[.E323])-([.D322]-[.E322])" office:value-type="float" office:value="0.00000000999999998085865">
            <text:p>0.00000001</text:p>
          </table:table-cell>
        </table:table-row>
        <table:table-row table:style-name="ro2">
          <table:table-cell office:value-type="float" office:value="3230">
            <text:p>3230</text:p>
          </table:table-cell>
          <table:table-cell office:value-type="float" office:value="0.4">
            <text:p>0.4</text:p>
          </table:table-cell>
          <table:table-cell office:value-type="float" office:value="0.37885138">
            <text:p>0.37885138</text:p>
          </table:table-cell>
          <table:table-cell office:value-type="float" office:value="0.13895361">
            <text:p>0.13895361</text:p>
          </table:table-cell>
          <table:table-cell office:value-type="float" office:value="0.124453604">
            <text:p>0.124453604</text:p>
          </table:table-cell>
          <table:table-cell/>
          <table:table-cell table:formula="of:=([.D324]-[.E324])-([.D323]-[.E323])" office:value-type="float" office:value="-0.00000000399999999789458">
            <text:p>-0.000000004</text:p>
          </table:table-cell>
        </table:table-row>
        <table:table-row table:style-name="ro2">
          <table:table-cell office:value-type="float" office:value="3240">
            <text:p>324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142614">
            <text:p>0.142614</text:p>
          </table:table-cell>
          <table:table-cell office:value-type="float" office:value="0.12811401">
            <text:p>0.12811401</text:p>
          </table:table-cell>
          <table:table-cell/>
          <table:table-cell table:formula="of:=([.D325]-[.E325])-([.D324]-[.E324])" office:value-type="float" office:value="-0.0000000160000000054561">
            <text:p>-0.000000016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0.1407838">
            <text:p>0.1407838</text:p>
          </table:table-cell>
          <table:table-cell office:value-type="float" office:value="0.12628381">
            <text:p>0.12628381</text:p>
          </table:table-cell>
          <table:table-cell/>
          <table:table-cell table:formula="of:=([.D326]-[.E326])-([.D325]-[.E325])" office:value-type="float" office:value="0">
            <text:p>0</text:p>
          </table:table-cell>
        </table:table-row>
        <table:table-row table:style-name="ro2">
          <table:table-cell office:value-type="float" office:value="3260">
            <text:p>326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0.14444421">
            <text:p>0.14444421</text:p>
          </table:table-cell>
          <table:table-cell office:value-type="float" office:value="0.1299442">
            <text:p>0.1299442</text:p>
          </table:table-cell>
          <table:table-cell/>
          <table:table-cell table:formula="of:=([.D327]-[.E327])-([.D326]-[.E326])" office:value-type="float" office:value="0.0000000200000000172285">
            <text:p>0.00000002</text:p>
          </table:table-cell>
        </table:table-row>
        <table:table-row table:style-name="ro2">
          <table:table-cell office:value-type="float" office:value="3270">
            <text:p>3270</text:p>
          </table:table-cell>
          <table:table-cell office:value-type="float" office:value="0.4">
            <text:p>0.4</text:p>
          </table:table-cell>
          <table:table-cell office:value-type="float" office:value="0.35139838">
            <text:p>0.35139838</text:p>
          </table:table-cell>
          <table:table-cell office:value-type="float" office:value="0.1499348">
            <text:p>0.1499348</text:p>
          </table:table-cell>
          <table:table-cell office:value-type="float" office:value="0.1354348">
            <text:p>0.1354348</text:p>
          </table:table-cell>
          <table:table-cell/>
          <table:table-cell table:formula="of:=([.D328]-[.E328])-([.D327]-[.E327])" office:value-type="float" office:value="-0.00000000999999999473644">
            <text:p>-0.00000001</text:p>
          </table:table-cell>
        </table:table-row>
        <table:table-row table:style-name="ro2">
          <table:table-cell office:value-type="float" office:value="3280">
            <text:p>3280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  <table:table-cell office:value-type="float" office:value="0.14261399">
            <text:p>0.14261399</text:p>
          </table:table-cell>
          <table:table-cell office:value-type="float" office:value="0.128114">
            <text:p>0.128114</text:p>
          </table:table-cell>
          <table:table-cell/>
          <table:table-cell table:formula="of:=([.D329]-[.E329])-([.D328]-[.E328])" office:value-type="float" office:value="-0.000000010000000022492">
            <text:p>-0.00000001</text:p>
          </table:table-cell>
        </table:table-row>
        <table:table-row table:style-name="ro2">
          <table:table-cell office:value-type="float" office:value="3290">
            <text:p>3290</text:p>
          </table:table-cell>
          <table:table-cell office:value-type="float" office:value="0.4">
            <text:p>0.4</text:p>
          </table:table-cell>
          <table:table-cell office:value-type="float" office:value="0.3532286">
            <text:p>0.3532286</text:p>
          </table:table-cell>
          <table:table-cell office:value-type="float" office:value="0.1462744">
            <text:p>0.1462744</text:p>
          </table:table-cell>
          <table:table-cell office:value-type="float" office:value="0.1317744">
            <text:p>0.1317744</text:p>
          </table:table-cell>
          <table:table-cell/>
          <table:table-cell table:formula="of:=([.D330]-[.E330])-([.D329]-[.E329])" office:value-type="float" office:value="0.000000010000000022492">
            <text:p>0.00000001</text:p>
          </table:table-cell>
        </table:table-row>
        <table:table-row table:style-name="ro2">
          <table:table-cell office:value-type="float" office:value="3300">
            <text:p>3300</text:p>
          </table:table-cell>
          <table:table-cell office:value-type="float" office:value="0.4">
            <text:p>0.4</text:p>
          </table:table-cell>
          <table:table-cell office:value-type="float" office:value="0.36420983">
            <text:p>0.36420983</text:p>
          </table:table-cell>
          <table:table-cell office:value-type="float" office:value="0.1499348">
            <text:p>0.1499348</text:p>
          </table:table-cell>
          <table:table-cell office:value-type="float" office:value="0.1354348">
            <text:p>0.1354348</text:p>
          </table:table-cell>
          <table:table-cell/>
          <table:table-cell table:formula="of:=([.D331]-[.E331])-([.D330]-[.E330])" office:value-type="float" office:value="0">
            <text:p>0</text:p>
          </table:table-cell>
        </table:table-row>
        <table:table-row table:style-name="ro2">
          <table:table-cell office:value-type="float" office:value="3310">
            <text:p>3310</text:p>
          </table:table-cell>
          <table:table-cell office:value-type="float" office:value="0.4">
            <text:p>0.4</text:p>
          </table:table-cell>
          <table:table-cell office:value-type="float" office:value="0.3404172">
            <text:p>0.3404172</text:p>
          </table:table-cell>
          <table:table-cell office:value-type="float" office:value="0.1499348">
            <text:p>0.1499348</text:p>
          </table:table-cell>
          <table:table-cell office:value-type="float" office:value="0.1354348">
            <text:p>0.1354348</text:p>
          </table:table-cell>
          <table:table-cell/>
          <table:table-cell table:formula="of:=([.D332]-[.E332])-([.D331]-[.E331])" office:value-type="float" office:value="0">
            <text:p>0</text:p>
          </table:table-cell>
        </table:table-row>
        <table:table-row table:style-name="ro2">
          <table:table-cell office:value-type="float" office:value="3320">
            <text:p>332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0.151765">
            <text:p>0.151765</text:p>
          </table:table-cell>
          <table:table-cell office:value-type="float" office:value="0.137265">
            <text:p>0.137265</text:p>
          </table:table-cell>
          <table:table-cell/>
          <table:table-cell table:formula="of:=([.D333]-[.E333])-([.D332]-[.E332])" office:value-type="float" office:value="0">
            <text:p>0</text:p>
          </table:table-cell>
        </table:table-row>
        <table:table-row table:style-name="ro2">
          <table:table-cell office:value-type="float" office:value="3330">
            <text:p>3330</text:p>
          </table:table-cell>
          <table:table-cell office:value-type="float" office:value="0.4">
            <text:p>0.4</text:p>
          </table:table-cell>
          <table:table-cell office:value-type="float" office:value="0.32394543">
            <text:p>0.32394543</text:p>
          </table:table-cell>
          <table:table-cell office:value-type="float" office:value="0.1572556">
            <text:p>0.1572556</text:p>
          </table:table-cell>
          <table:table-cell office:value-type="float" office:value="0.1427556">
            <text:p>0.1427556</text:p>
          </table:table-cell>
          <table:table-cell/>
          <table:table-cell table:formula="of:=([.D334]-[.E334])-([.D333]-[.E333])" office:value-type="float" office:value="0">
            <text:p>0</text:p>
          </table:table-cell>
        </table:table-row>
        <table:table-row table:style-name="ro2">
          <table:table-cell office:value-type="float" office:value="3340">
            <text:p>3340</text:p>
          </table:table-cell>
          <table:table-cell office:value-type="float" office:value="0.4">
            <text:p>0.4</text:p>
          </table:table-cell>
          <table:table-cell office:value-type="float" office:value="0.30930382">
            <text:p>0.30930382</text:p>
          </table:table-cell>
          <table:table-cell office:value-type="float" office:value="0.160916">
            <text:p>0.160916</text:p>
          </table:table-cell>
          <table:table-cell office:value-type="float" office:value="0.14641601">
            <text:p>0.14641601</text:p>
          </table:table-cell>
          <table:table-cell/>
          <table:table-cell table:formula="of:=([.D335]-[.E335])-([.D334]-[.E334])" office:value-type="float" office:value="-0.000000010000000022492">
            <text:p>-0.00000001</text:p>
          </table:table-cell>
        </table:table-row>
        <table:table-row table:style-name="ro2">
          <table:table-cell office:value-type="float" office:value="3350">
            <text:p>3350</text:p>
          </table:table-cell>
          <table:table-cell office:value-type="float" office:value="0.4">
            <text:p>0.4</text:p>
          </table:table-cell>
          <table:table-cell office:value-type="float" office:value="0.3276058">
            <text:p>0.3276058</text:p>
          </table:table-cell>
          <table:table-cell office:value-type="float" office:value="0.1627462">
            <text:p>0.1627462</text:p>
          </table:table-cell>
          <table:table-cell office:value-type="float" office:value="0.1482462">
            <text:p>0.1482462</text:p>
          </table:table-cell>
          <table:table-cell/>
          <table:table-cell table:formula="of:=([.D336]-[.E336])-([.D335]-[.E335])" office:value-type="float" office:value="0.00000000999999999473644">
            <text:p>0.00000001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0.4">
            <text:p>0.4</text:p>
          </table:table-cell>
          <table:table-cell office:value-type="float" office:value="0.3276058">
            <text:p>0.3276058</text:p>
          </table:table-cell>
          <table:table-cell office:value-type="float" office:value="0.16274622">
            <text:p>0.16274622</text:p>
          </table:table-cell>
          <table:table-cell office:value-type="float" office:value="0.14824621">
            <text:p>0.14824621</text:p>
          </table:table-cell>
          <table:table-cell/>
          <table:table-cell table:formula="of:=([.D337]-[.E337])-([.D336]-[.E336])" office:value-type="float" office:value="0.000000010000000022492">
            <text:p>0.00000001</text:p>
          </table:table-cell>
        </table:table-row>
        <table:table-row table:style-name="ro2">
          <table:table-cell office:value-type="float" office:value="3370">
            <text:p>3370</text:p>
          </table:table-cell>
          <table:table-cell office:value-type="float" office:value="0.4">
            <text:p>0.4</text:p>
          </table:table-cell>
          <table:table-cell office:value-type="float" office:value="0.31296417">
            <text:p>0.31296417</text:p>
          </table:table-cell>
          <table:table-cell office:value-type="float" office:value="0.17372741">
            <text:p>0.17372741</text:p>
          </table:table-cell>
          <table:table-cell office:value-type="float" office:value="0.1592274">
            <text:p>0.1592274</text:p>
          </table:table-cell>
          <table:table-cell/>
          <table:table-cell table:formula="of:=([.D338]-[.E338])-([.D337]-[.E337])" office:value-type="float" office:value="0">
            <text:p>0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0.4">
            <text:p>0.4</text:p>
          </table:table-cell>
          <table:table-cell office:value-type="float" office:value="0.30564338">
            <text:p>0.30564338</text:p>
          </table:table-cell>
          <table:table-cell office:value-type="float" office:value="0.1718972">
            <text:p>0.1718972</text:p>
          </table:table-cell>
          <table:table-cell office:value-type="float" office:value="0.15739721">
            <text:p>0.15739721</text:p>
          </table:table-cell>
          <table:table-cell/>
          <table:table-cell table:formula="of:=([.D339]-[.E339])-([.D338]-[.E338])" office:value-type="float" office:value="-0.0000000200000000172285">
            <text:p>-0.00000002</text:p>
          </table:table-cell>
        </table:table-row>
        <table:table-row table:style-name="ro2">
          <table:table-cell office:value-type="float" office:value="3390">
            <text:p>3390</text:p>
          </table:table-cell>
          <table:table-cell office:value-type="float" office:value="0.4">
            <text:p>0.4</text:p>
          </table:table-cell>
          <table:table-cell office:value-type="float" office:value="0.30747363">
            <text:p>0.30747363</text:p>
          </table:table-cell>
          <table:table-cell office:value-type="float" office:value="0.17555761">
            <text:p>0.17555761</text:p>
          </table:table-cell>
          <table:table-cell office:value-type="float" office:value="0.1610576">
            <text:p>0.1610576</text:p>
          </table:table-cell>
          <table:table-cell/>
          <table:table-cell table:formula="of:=([.D340]-[.E340])-([.D339]-[.E339])" office:value-type="float" office:value="0.0000000200000000172285">
            <text:p>0.00000002</text:p>
          </table:table-cell>
        </table:table-row>
        <table:table-row table:style-name="ro2">
          <table:table-cell office:value-type="float" office:value="3400">
            <text:p>3400</text:p>
          </table:table-cell>
          <table:table-cell office:value-type="float" office:value="0.4">
            <text:p>0.4</text:p>
          </table:table-cell>
          <table:table-cell office:value-type="float" office:value="0.31662464">
            <text:p>0.31662464</text:p>
          </table:table-cell>
          <table:table-cell office:value-type="float" office:value="0.18470863">
            <text:p>0.18470863</text:p>
          </table:table-cell>
          <table:table-cell office:value-type="float" office:value="0.17020862">
            <text:p>0.17020862</text:p>
          </table:table-cell>
          <table:table-cell/>
          <table:table-cell table:formula="of:=([.D341]-[.E341])-([.D340]-[.E340])" office:value-type="float" office:value="0">
            <text:p>0</text:p>
          </table:table-cell>
        </table:table-row>
        <table:table-row table:style-name="ro2">
          <table:table-cell office:value-type="float" office:value="3410">
            <text:p>3410</text:p>
          </table:table-cell>
          <table:table-cell office:value-type="float" office:value="0.4">
            <text:p>0.4</text:p>
          </table:table-cell>
          <table:table-cell office:value-type="float" office:value="0.3074736">
            <text:p>0.3074736</text:p>
          </table:table-cell>
          <table:table-cell office:value-type="float" office:value="0.17921802">
            <text:p>0.17921802</text:p>
          </table:table-cell>
          <table:table-cell office:value-type="float" office:value="0.16471802">
            <text:p>0.16471802</text:p>
          </table:table-cell>
          <table:table-cell/>
          <table:table-cell table:formula="of:=([.D342]-[.E342])-([.D341]-[.E341])" office:value-type="float" office:value="-0.00000000999999999473644">
            <text:p>-0.00000001</text:p>
          </table:table-cell>
        </table:table-row>
        <table:table-row table:style-name="ro2">
          <table:table-cell office:value-type="float" office:value="3420">
            <text:p>3420</text:p>
          </table:table-cell>
          <table:table-cell office:value-type="float" office:value="0.4">
            <text:p>0.4</text:p>
          </table:table-cell>
          <table:table-cell office:value-type="float" office:value="0.3239454">
            <text:p>0.3239454</text:p>
          </table:table-cell>
          <table:table-cell office:value-type="float" office:value="0.1901992">
            <text:p>0.1901992</text:p>
          </table:table-cell>
          <table:table-cell office:value-type="float" office:value="0.17569919">
            <text:p>0.17569919</text:p>
          </table:table-cell>
          <table:table-cell/>
          <table:table-cell table:formula="of:=([.D343]-[.E343])-([.D342]-[.E342])" office:value-type="float" office:value="0.00000000999999996698087">
            <text:p>0.00000001</text:p>
          </table:table-cell>
        </table:table-row>
        <table:table-row table:style-name="ro2">
          <table:table-cell office:value-type="float" office:value="3430">
            <text:p>3430</text:p>
          </table:table-cell>
          <table:table-cell office:value-type="float" office:value="0.4">
            <text:p>0.4</text:p>
          </table:table-cell>
          <table:table-cell office:value-type="float" office:value="0.31479442">
            <text:p>0.31479442</text:p>
          </table:table-cell>
          <table:table-cell office:value-type="float" office:value="0.1920294">
            <text:p>0.1920294</text:p>
          </table:table-cell>
          <table:table-cell office:value-type="float" office:value="0.1775294">
            <text:p>0.1775294</text:p>
          </table:table-cell>
          <table:table-cell/>
          <table:table-cell table:formula="of:=([.D344]-[.E344])-([.D343]-[.E343])" office:value-type="float" office:value="-0.00000000999999999473644">
            <text:p>-0.00000001</text:p>
          </table:table-cell>
        </table:table-row>
        <table:table-row table:style-name="ro2">
          <table:table-cell office:value-type="float" office:value="3440">
            <text:p>3440</text:p>
          </table:table-cell>
          <table:table-cell office:value-type="float" office:value="0.4">
            <text:p>0.4</text:p>
          </table:table-cell>
          <table:table-cell office:value-type="float" office:value="0.30747363">
            <text:p>0.30747363</text:p>
          </table:table-cell>
          <table:table-cell office:value-type="float" office:value="0.19752">
            <text:p>0.19752</text:p>
          </table:table-cell>
          <table:table-cell office:value-type="float" office:value="0.18302001">
            <text:p>0.18302001</text:p>
          </table:table-cell>
          <table:table-cell/>
          <table:table-cell table:formula="of:=([.D345]-[.E345])-([.D344]-[.E344])" office:value-type="float" office:value="-0.00000000999999996698087">
            <text:p>-0.00000001</text:p>
          </table:table-cell>
        </table:table-row>
        <table:table-row table:style-name="ro2">
          <table:table-cell office:value-type="float" office:value="3450">
            <text:p>3450</text:p>
          </table:table-cell>
          <table:table-cell office:value-type="float" office:value="0.4">
            <text:p>0.4</text:p>
          </table:table-cell>
          <table:table-cell office:value-type="float" office:value="0.3239454">
            <text:p>0.3239454</text:p>
          </table:table-cell>
          <table:table-cell office:value-type="float" office:value="0.1956898">
            <text:p>0.1956898</text:p>
          </table:table-cell>
          <table:table-cell office:value-type="float" office:value="0.1811898">
            <text:p>0.1811898</text:p>
          </table:table-cell>
          <table:table-cell/>
          <table:table-cell table:formula="of:=([.D346]-[.E346])-([.D345]-[.E345])" office:value-type="float" office:value="0.00000000999999999473644">
            <text:p>0.00000001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0.4">
            <text:p>0.4</text:p>
          </table:table-cell>
          <table:table-cell office:value-type="float" office:value="0.3166246">
            <text:p>0.3166246</text:p>
          </table:table-cell>
          <table:table-cell office:value-type="float" office:value="0.20484081">
            <text:p>0.20484081</text:p>
          </table:table-cell>
          <table:table-cell office:value-type="float" office:value="0.19034082">
            <text:p>0.19034082</text:p>
          </table:table-cell>
          <table:table-cell/>
          <table:table-cell table:formula="of:=([.D347]-[.E347])-([.D346]-[.E346])" office:value-type="float" office:value="-0.00000000999999999473644">
            <text:p>-0.00000001</text:p>
          </table:table-cell>
        </table:table-row>
        <table:table-row table:style-name="ro2">
          <table:table-cell office:value-type="float" office:value="3470">
            <text:p>3470</text:p>
          </table:table-cell>
          <table:table-cell office:value-type="float" office:value="0.4">
            <text:p>0.4</text:p>
          </table:table-cell>
          <table:table-cell office:value-type="float" office:value="0.3221152">
            <text:p>0.3221152</text:p>
          </table:table-cell>
          <table:table-cell office:value-type="float" office:value="0.206671">
            <text:p>0.206671</text:p>
          </table:table-cell>
          <table:table-cell office:value-type="float" office:value="0.19217099">
            <text:p>0.19217099</text:p>
          </table:table-cell>
          <table:table-cell/>
          <table:table-cell table:formula="of:=([.D348]-[.E348])-([.D347]-[.E347])" office:value-type="float" office:value="0.0000000199999999617173">
            <text:p>0.00000002</text:p>
          </table:table-cell>
        </table:table-row>
        <table:table-row table:style-name="ro2">
          <table:table-cell office:value-type="float" office:value="3480">
            <text:p>3480</text:p>
          </table:table-cell>
          <table:table-cell office:value-type="float" office:value="0.4">
            <text:p>0.4</text:p>
          </table:table-cell>
          <table:table-cell office:value-type="float" office:value="0.34407762">
            <text:p>0.34407762</text:p>
          </table:table-cell>
          <table:table-cell office:value-type="float" office:value="0.21033141">
            <text:p>0.21033141</text:p>
          </table:table-cell>
          <table:table-cell office:value-type="float" office:value="0.1958314">
            <text:p>0.1958314</text:p>
          </table:table-cell>
          <table:table-cell/>
          <table:table-cell table:formula="of:=([.D349]-[.E349])-([.D348]-[.E348])" office:value-type="float" office:value="0">
            <text:p>0</text:p>
          </table:table-cell>
        </table:table-row>
        <table:table-row table:style-name="ro2">
          <table:table-cell office:value-type="float" office:value="3490">
            <text:p>3490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  <table:table-cell office:value-type="float" office:value="0.2121616">
            <text:p>0.2121616</text:p>
          </table:table-cell>
          <table:table-cell office:value-type="float" office:value="0.19766161">
            <text:p>0.19766161</text:p>
          </table:table-cell>
          <table:table-cell/>
          <table:table-cell table:formula="of:=([.D350]-[.E350])-([.D349]-[.E349])" office:value-type="float" office:value="-0.000000020000000044984">
            <text:p>-0.00000002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0.4">
            <text:p>0.4</text:p>
          </table:table-cell>
          <table:table-cell office:value-type="float" office:value="0.3495682">
            <text:p>0.3495682</text:p>
          </table:table-cell>
          <table:table-cell office:value-type="float" office:value="0.21948239">
            <text:p>0.21948239</text:p>
          </table:table-cell>
          <table:table-cell office:value-type="float" office:value="0.20498239">
            <text:p>0.20498239</text:p>
          </table:table-cell>
          <table:table-cell/>
          <table:table-cell table:formula="of:=([.D351]-[.E351])-([.D350]-[.E350])" office:value-type="float" office:value="0.000000010000000022492">
            <text:p>0.00000001</text:p>
          </table:table-cell>
        </table:table-row>
        <table:table-row table:style-name="ro2">
          <table:table-cell office:value-type="float" office:value="3510">
            <text:p>3510</text:p>
          </table:table-cell>
          <table:table-cell office:value-type="float" office:value="0.4">
            <text:p>0.4</text:p>
          </table:table-cell>
          <table:table-cell office:value-type="float" office:value="0.34041724">
            <text:p>0.34041724</text:p>
          </table:table-cell>
          <table:table-cell office:value-type="float" office:value="0.2194824">
            <text:p>0.2194824</text:p>
          </table:table-cell>
          <table:table-cell office:value-type="float" office:value="0.20498241">
            <text:p>0.20498241</text:p>
          </table:table-cell>
          <table:table-cell/>
          <table:table-cell table:formula="of:=([.D352]-[.E352])-([.D351]-[.E351])" office:value-type="float" office:value="-0.00000000999999999473644">
            <text:p>-0.00000001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0.4">
            <text:p>0.4</text:p>
          </table:table-cell>
          <table:table-cell office:value-type="float" office:value="0.3276058">
            <text:p>0.3276058</text:p>
          </table:table-cell>
          <table:table-cell office:value-type="float" office:value="0.2304636">
            <text:p>0.2304636</text:p>
          </table:table-cell>
          <table:table-cell office:value-type="float" office:value="0.2159636">
            <text:p>0.2159636</text:p>
          </table:table-cell>
          <table:table-cell/>
          <table:table-cell table:formula="of:=([.D353]-[.E353])-([.D352]-[.E352])" office:value-type="float" office:value="0.000000010000000022492">
            <text:p>0.00000001</text:p>
          </table:table-cell>
        </table:table-row>
        <table:table-row table:style-name="ro2">
          <table:table-cell office:value-type="float" office:value="3530">
            <text:p>3530</text:p>
          </table:table-cell>
          <table:table-cell office:value-type="float" office:value="0.4">
            <text:p>0.4</text:p>
          </table:table-cell>
          <table:table-cell office:value-type="float" office:value="0.36604">
            <text:p>0.36604</text:p>
          </table:table-cell>
          <table:table-cell office:value-type="float" office:value="0.22314279">
            <text:p>0.22314279</text:p>
          </table:table-cell>
          <table:table-cell office:value-type="float" office:value="0.2086428">
            <text:p>0.2086428</text:p>
          </table:table-cell>
          <table:table-cell/>
          <table:table-cell table:formula="of:=([.D354]-[.E354])-([.D353]-[.E353])" office:value-type="float" office:value="-0.00000000999999999473644">
            <text:p>-0.00000001</text:p>
          </table:table-cell>
        </table:table-row>
        <table:table-row table:style-name="ro2">
          <table:table-cell office:value-type="float" office:value="3540">
            <text:p>3540</text:p>
          </table:table-cell>
          <table:table-cell office:value-type="float" office:value="0.4">
            <text:p>0.4</text:p>
          </table:table-cell>
          <table:table-cell office:value-type="float" office:value="0.3623796">
            <text:p>0.3623796</text:p>
          </table:table-cell>
          <table:table-cell office:value-type="float" office:value="0.23229381">
            <text:p>0.23229381</text:p>
          </table:table-cell>
          <table:table-cell office:value-type="float" office:value="0.21779382">
            <text:p>0.21779382</text:p>
          </table:table-cell>
          <table:table-cell/>
          <table:table-cell table:formula="of:=([.D355]-[.E355])-([.D354]-[.E354])" office:value-type="float" office:value="0">
            <text:p>0</text:p>
          </table:table-cell>
        </table:table-row>
        <table:table-row table:style-name="ro2">
          <table:table-cell office:value-type="float" office:value="3550">
            <text:p>3550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  <table:table-cell office:value-type="float" office:value="0.23046361">
            <text:p>0.23046361</text:p>
          </table:table-cell>
          <table:table-cell office:value-type="float" office:value="0.2159636">
            <text:p>0.2159636</text:p>
          </table:table-cell>
          <table:table-cell/>
          <table:table-cell table:formula="of:=([.D356]-[.E356])-([.D355]-[.E355])" office:value-type="float" office:value="0.0000000200000000172285">
            <text:p>0.00000002</text:p>
          </table:table-cell>
        </table:table-row>
        <table:table-row table:style-name="ro2">
          <table:table-cell office:value-type="float" office:value="3560">
            <text:p>356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24144481">
            <text:p>0.24144481</text:p>
          </table:table-cell>
          <table:table-cell office:value-type="float" office:value="0.2269448">
            <text:p>0.2269448</text:p>
          </table:table-cell>
          <table:table-cell/>
          <table:table-cell table:formula="of:=([.D357]-[.E357])-([.D356]-[.E356])" office:value-type="float" office:value="0">
            <text:p>0</text:p>
          </table:table-cell>
        </table:table-row>
        <table:table-row table:style-name="ro2">
          <table:table-cell office:value-type="float" office:value="3570">
            <text:p>3570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  <table:table-cell office:value-type="float" office:value="0.24327502">
            <text:p>0.24327502</text:p>
          </table:table-cell>
          <table:table-cell office:value-type="float" office:value="0.22877501">
            <text:p>0.22877501</text:p>
          </table:table-cell>
          <table:table-cell/>
          <table:table-cell table:formula="of:=([.D358]-[.E358])-([.D357]-[.E357])" office:value-type="float" office:value="0">
            <text:p>0</text:p>
          </table:table-cell>
        </table:table-row>
        <table:table-row table:style-name="ro2">
          <table:table-cell office:value-type="float" office:value="3580">
            <text:p>3580</text:p>
          </table:table-cell>
          <table:table-cell office:value-type="float" office:value="0.4">
            <text:p>0.4</text:p>
          </table:table-cell>
          <table:table-cell office:value-type="float" office:value="0.393493">
            <text:p>0.393493</text:p>
          </table:table-cell>
          <table:table-cell office:value-type="float" office:value="0.24693541">
            <text:p>0.24693541</text:p>
          </table:table-cell>
          <table:table-cell office:value-type="float" office:value="0.2324354">
            <text:p>0.2324354</text:p>
          </table:table-cell>
          <table:table-cell/>
          <table:table-cell table:formula="of:=([.D359]-[.E359])-([.D358]-[.E358])" office:value-type="float" office:value="0">
            <text:p>0</text:p>
          </table:table-cell>
        </table:table-row>
        <table:table-row table:style-name="ro2">
          <table:table-cell office:value-type="float" office:value="3590">
            <text:p>3590</text:p>
          </table:table-cell>
          <table:table-cell office:value-type="float" office:value="0.4">
            <text:p>0.4</text:p>
          </table:table-cell>
          <table:table-cell office:value-type="float" office:value="0.3770212">
            <text:p>0.3770212</text:p>
          </table:table-cell>
          <table:table-cell office:value-type="float" office:value="0.25059578">
            <text:p>0.25059578</text:p>
          </table:table-cell>
          <table:table-cell office:value-type="float" office:value="0.23609579">
            <text:p>0.23609579</text:p>
          </table:table-cell>
          <table:table-cell/>
          <table:table-cell table:formula="of:=([.D360]-[.E360])-([.D359]-[.E359])" office:value-type="float" office:value="-0.0000000200000000172285">
            <text:p>-0.00000002</text:p>
          </table:table-cell>
        </table:table-row>
        <table:table-row table:style-name="ro2">
          <table:table-cell office:value-type="float" office:value="3600">
            <text:p>360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2542562">
            <text:p>0.2542562</text:p>
          </table:table-cell>
          <table:table-cell office:value-type="float" office:value="0.2397562">
            <text:p>0.2397562</text:p>
          </table:table-cell>
          <table:table-cell/>
          <table:table-cell table:formula="of:=([.D361]-[.E361])-([.D360]-[.E360])" office:value-type="float" office:value="0.00000000999999999473644">
            <text:p>0.00000001</text:p>
          </table:table-cell>
        </table:table-row>
        <table:table-row table:style-name="ro2">
          <table:table-cell office:value-type="float" office:value="3610">
            <text:p>3610</text:p>
          </table:table-cell>
          <table:table-cell office:value-type="float" office:value="0.4">
            <text:p>0.4</text:p>
          </table:table-cell>
          <table:table-cell office:value-type="float" office:value="0.3788514">
            <text:p>0.3788514</text:p>
          </table:table-cell>
          <table:table-cell office:value-type="float" office:value="0.252426">
            <text:p>0.252426</text:p>
          </table:table-cell>
          <table:table-cell office:value-type="float" office:value="0.237926">
            <text:p>0.237926</text:p>
          </table:table-cell>
          <table:table-cell/>
          <table:table-cell table:formula="of:=([.D362]-[.E362])-([.D361]-[.E361])" office:value-type="float" office:value="0">
            <text:p>0</text:p>
          </table:table-cell>
        </table:table-row>
        <table:table-row table:style-name="ro2">
          <table:table-cell office:value-type="float" office:value="3620">
            <text:p>3620</text:p>
          </table:table-cell>
          <table:table-cell office:value-type="float" office:value="0.4">
            <text:p>0.4</text:p>
          </table:table-cell>
          <table:table-cell office:value-type="float" office:value="0.37519103">
            <text:p>0.37519103</text:p>
          </table:table-cell>
          <table:table-cell office:value-type="float" office:value="0.2579166">
            <text:p>0.2579166</text:p>
          </table:table-cell>
          <table:table-cell office:value-type="float" office:value="0.24341659">
            <text:p>0.24341659</text:p>
          </table:table-cell>
          <table:table-cell/>
          <table:table-cell table:formula="of:=([.D363]-[.E363])-([.D362]-[.E362])" office:value-type="float" office:value="0.00000000999999999473644">
            <text:p>0.00000001</text:p>
          </table:table-cell>
        </table:table-row>
        <table:table-row table:style-name="ro2">
          <table:table-cell office:value-type="float" office:value="3630">
            <text:p>363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0.2560864">
            <text:p>0.2560864</text:p>
          </table:table-cell>
          <table:table-cell office:value-type="float" office:value="0.24158642">
            <text:p>0.24158642</text:p>
          </table:table-cell>
          <table:table-cell/>
          <table:table-cell table:formula="of:=([.D364]-[.E364])-([.D363]-[.E363])" office:value-type="float" office:value="-0.0000000299999999842093">
            <text:p>-0.00000003</text:p>
          </table:table-cell>
        </table:table-row>
        <table:table-row table:style-name="ro2">
          <table:table-cell office:value-type="float" office:value="3640">
            <text:p>364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0.2634072">
            <text:p>0.2634072</text:p>
          </table:table-cell>
          <table:table-cell office:value-type="float" office:value="0.24890721">
            <text:p>0.24890721</text:p>
          </table:table-cell>
          <table:table-cell/>
          <table:table-cell table:formula="of:=([.D365]-[.E365])-([.D364]-[.E364])" office:value-type="float" office:value="0.00000000999999999473644">
            <text:p>0.00000001</text:p>
          </table:table-cell>
        </table:table-row>
        <table:table-row table:style-name="ro2">
          <table:table-cell office:value-type="float" office:value="3650">
            <text:p>3650</text:p>
          </table:table-cell>
          <table:table-cell office:value-type="float" office:value="0.4">
            <text:p>0.4</text:p>
          </table:table-cell>
          <table:table-cell office:value-type="float" office:value="0.36787024">
            <text:p>0.36787024</text:p>
          </table:table-cell>
          <table:table-cell office:value-type="float" office:value="0.2634072">
            <text:p>0.2634072</text:p>
          </table:table-cell>
          <table:table-cell office:value-type="float" office:value="0.24890721">
            <text:p>0.24890721</text:p>
          </table:table-cell>
          <table:table-cell/>
          <table:table-cell table:formula="of:=([.D366]-[.E366])-([.D365]-[.E365])" office:value-type="float" office:value="0">
            <text:p>0</text:p>
          </table:table-cell>
        </table:table-row>
        <table:table-row table:style-name="ro2">
          <table:table-cell office:value-type="float" office:value="3660">
            <text:p>366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.26523742">
            <text:p>0.26523742</text:p>
          </table:table-cell>
          <table:table-cell office:value-type="float" office:value="0.2507374">
            <text:p>0.2507374</text:p>
          </table:table-cell>
          <table:table-cell/>
          <table:table-cell table:formula="of:=([.D367]-[.E367])-([.D366]-[.E366])" office:value-type="float" office:value="0.0000000300000000119649">
            <text:p>0.00000003</text:p>
          </table:table-cell>
        </table:table-row>
        <table:table-row table:style-name="ro2">
          <table:table-cell office:value-type="float" office:value="3670">
            <text:p>3670</text:p>
          </table:table-cell>
          <table:table-cell office:value-type="float" office:value="0.4">
            <text:p>0.4</text:p>
          </table:table-cell>
          <table:table-cell office:value-type="float" office:value="0.393493">
            <text:p>0.393493</text:p>
          </table:table-cell>
          <table:table-cell office:value-type="float" office:value="0.270728">
            <text:p>0.270728</text:p>
          </table:table-cell>
          <table:table-cell office:value-type="float" office:value="0.256228">
            <text:p>0.256228</text:p>
          </table:table-cell>
          <table:table-cell/>
          <table:table-cell table:formula="of:=([.D368]-[.E368])-([.D367]-[.E367])" office:value-type="float" office:value="-0.000000020000000044984">
            <text:p>-0.00000002</text:p>
          </table:table-cell>
        </table:table-row>
        <table:table-row table:style-name="ro2">
          <table:table-cell office:value-type="float" office:value="3680">
            <text:p>368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2762186">
            <text:p>0.2762186</text:p>
          </table:table-cell>
          <table:table-cell office:value-type="float" office:value="0.26171857">
            <text:p>0.26171857</text:p>
          </table:table-cell>
          <table:table-cell/>
          <table:table-cell table:formula="of:=([.D369]-[.E369])-([.D368]-[.E368])" office:value-type="float" office:value="0.0000000300000000397205">
            <text:p>0.00000003</text:p>
          </table:table-cell>
        </table:table-row>
        <table:table-row table:style-name="ro2">
          <table:table-cell office:value-type="float" office:value="3690">
            <text:p>3690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 office:value-type="float" office:value="0.270728">
            <text:p>0.270728</text:p>
          </table:table-cell>
          <table:table-cell office:value-type="float" office:value="0.256228">
            <text:p>0.256228</text:p>
          </table:table-cell>
          <table:table-cell/>
          <table:table-cell table:formula="of:=([.D370]-[.E370])-([.D369]-[.E369])" office:value-type="float" office:value="-0.0000000300000000397205">
            <text:p>-0.00000003</text:p>
          </table:table-cell>
        </table:table-row>
        <table:table-row table:style-name="ro2">
          <table:table-cell office:value-type="float" office:value="3700">
            <text:p>370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0.28170922">
            <text:p>0.28170922</text:p>
          </table:table-cell>
          <table:table-cell office:value-type="float" office:value="0.26720923">
            <text:p>0.26720923</text:p>
          </table:table-cell>
          <table:table-cell/>
          <table:table-cell table:formula="of:=([.D371]-[.E371])-([.D370]-[.E370])" office:value-type="float" office:value="-0.00000000999999999473644">
            <text:p>-0.00000001</text:p>
          </table:table-cell>
        </table:table-row>
        <table:table-row table:style-name="ro2">
          <table:table-cell office:value-type="float" office:value="3710">
            <text:p>371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.28170922">
            <text:p>0.28170922</text:p>
          </table:table-cell>
          <table:table-cell office:value-type="float" office:value="0.2672092">
            <text:p>0.2672092</text:p>
          </table:table-cell>
          <table:table-cell/>
          <table:table-cell table:formula="of:=([.D372]-[.E372])-([.D371]-[.E371])" office:value-type="float" office:value="0.0000000300000000397205">
            <text:p>0.00000003</text:p>
          </table:table-cell>
        </table:table-row>
        <table:table-row table:style-name="ro2">
          <table:table-cell office:value-type="float" office:value="3720">
            <text:p>372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0.2908602">
            <text:p>0.2908602</text:p>
          </table:table-cell>
          <table:table-cell office:value-type="float" office:value="0.2763602">
            <text:p>0.2763602</text:p>
          </table:table-cell>
          <table:table-cell/>
          <table:table-cell table:formula="of:=([.D373]-[.E373])-([.D372]-[.E372])" office:value-type="float" office:value="-0.0000000199999999894729">
            <text:p>-0.00000002</text:p>
          </table:table-cell>
        </table:table-row>
        <table:table-row table:style-name="ro2">
          <table:table-cell office:value-type="float" office:value="3730">
            <text:p>3730</text:p>
          </table:table-cell>
          <table:table-cell office:value-type="float" office:value="0.4">
            <text:p>0.4</text:p>
          </table:table-cell>
          <table:table-cell office:value-type="float" office:value="0.4099648">
            <text:p>0.4099648</text:p>
          </table:table-cell>
          <table:table-cell office:value-type="float" office:value="0.28170922">
            <text:p>0.28170922</text:p>
          </table:table-cell>
          <table:table-cell office:value-type="float" office:value="0.2672092">
            <text:p>0.2672092</text:p>
          </table:table-cell>
          <table:table-cell/>
          <table:table-cell table:formula="of:=([.D374]-[.E374])-([.D373]-[.E373])" office:value-type="float" office:value="0.0000000199999999894729">
            <text:p>0.00000002</text:p>
          </table:table-cell>
        </table:table-row>
        <table:table-row table:style-name="ro2">
          <table:table-cell office:value-type="float" office:value="3740">
            <text:p>3740</text:p>
          </table:table-cell>
          <table:table-cell office:value-type="float" office:value="0.4">
            <text:p>0.4</text:p>
          </table:table-cell>
          <table:table-cell office:value-type="float" office:value="0.4044742">
            <text:p>0.4044742</text:p>
          </table:table-cell>
          <table:table-cell office:value-type="float" office:value="0.2853696">
            <text:p>0.2853696</text:p>
          </table:table-cell>
          <table:table-cell office:value-type="float" office:value="0.2708696">
            <text:p>0.2708696</text:p>
          </table:table-cell>
          <table:table-cell/>
          <table:table-cell table:formula="of:=([.D375]-[.E375])-([.D374]-[.E374])" office:value-type="float" office:value="-0.0000000199999999894729">
            <text:p>-0.00000002</text:p>
          </table:table-cell>
        </table:table-row>
        <table:table-row table:style-name="ro2">
          <table:table-cell office:value-type="float" office:value="3750">
            <text:p>375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0.2963508">
            <text:p>0.2963508</text:p>
          </table:table-cell>
          <table:table-cell office:value-type="float" office:value="0.2818508">
            <text:p>0.2818508</text:p>
          </table:table-cell>
          <table:table-cell/>
          <table:table-cell table:formula="of:=([.D376]-[.E376])-([.D375]-[.E375])" office:value-type="float" office:value="-5.55111512312578E-017">
            <text:p>-5.55111512312578E-017</text:p>
          </table:table-cell>
        </table:table-row>
        <table:table-row table:style-name="ro2">
          <table:table-cell office:value-type="float" office:value="3760">
            <text:p>3760</text:p>
          </table:table-cell>
          <table:table-cell office:value-type="float" office:value="0.4">
            <text:p>0.4</text:p>
          </table:table-cell>
          <table:table-cell office:value-type="float" office:value="0.37702122">
            <text:p>0.37702122</text:p>
          </table:table-cell>
          <table:table-cell office:value-type="float" office:value="0.2926904">
            <text:p>0.2926904</text:p>
          </table:table-cell>
          <table:table-cell office:value-type="float" office:value="0.2781904">
            <text:p>0.2781904</text:p>
          </table:table-cell>
          <table:table-cell/>
          <table:table-cell table:formula="of:=([.D377]-[.E377])-([.D376]-[.E376])" office:value-type="float" office:value="0">
            <text:p>0</text:p>
          </table:table-cell>
        </table:table-row>
        <table:table-row table:style-name="ro2">
          <table:table-cell office:value-type="float" office:value="3770">
            <text:p>377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3">
            <text:p>0.3</text:p>
          </table:table-cell>
          <table:table-cell office:value-type="float" office:value="0.2818508">
            <text:p>0.2818508</text:p>
          </table:table-cell>
          <table:table-cell/>
          <table:table-cell table:formula="of:=([.D378]-[.E378])-([.D377]-[.E377])" office:value-type="float" office:value="0.00364920000000007">
            <text:p>0.0036492</text:p>
          </table:table-cell>
        </table:table-row>
        <table:table-row table:style-name="ro2">
          <table:table-cell office:value-type="float" office:value="3780">
            <text:p>3780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 office:value-type="float" office:value="0.3">
            <text:p>0.3</text:p>
          </table:table-cell>
          <table:table-cell office:value-type="float" office:value="0.2818508">
            <text:p>0.2818508</text:p>
          </table:table-cell>
          <table:table-cell/>
          <table:table-cell table:formula="of:=([.D379]-[.E379])-([.D378]-[.E378])" office:value-type="float" office:value="0">
            <text:p>0</text:p>
          </table:table-cell>
        </table:table-row>
        <table:table-row table:style-name="ro2">
          <table:table-cell office:value-type="float" office:value="3790">
            <text:p>3790</text:p>
          </table:table-cell>
          <table:table-cell office:value-type="float" office:value="0.4">
            <text:p>0.4</text:p>
          </table:table-cell>
          <table:table-cell office:value-type="float" office:value="0.39532322">
            <text:p>0.39532322</text:p>
          </table:table-cell>
          <table:table-cell office:value-type="float" office:value="0.3">
            <text:p>0.3</text:p>
          </table:table-cell>
          <table:table-cell office:value-type="float" office:value="0.2855112">
            <text:p>0.2855112</text:p>
          </table:table-cell>
          <table:table-cell/>
          <table:table-cell table:formula="of:=([.D380]-[.E380])-([.D379]-[.E379])" office:value-type="float" office:value="-0.00366039999999995">
            <text:p>-0.0036604</text:p>
          </table:table-cell>
        </table:table-row>
        <table:table-row table:style-name="ro2">
          <table:table-cell office:value-type="float" office:value="3800">
            <text:p>380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3">
            <text:p>0.3</text:p>
          </table:table-cell>
          <table:table-cell office:value-type="float" office:value="0.29100183">
            <text:p>0.29100183</text:p>
          </table:table-cell>
          <table:table-cell/>
          <table:table-cell table:formula="of:=([.D381]-[.E381])-([.D380]-[.E380])" office:value-type="float" office:value="-0.00549063000000005">
            <text:p>-0.00549063</text:p>
          </table:table-cell>
        </table:table-row>
        <table:table-row table:style-name="ro2">
          <table:table-cell office:value-type="float" office:value="3810">
            <text:p>381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.2890282">
            <text:p>0.2890282</text:p>
          </table:table-cell>
          <table:table-cell office:value-type="float" office:value="0.28551123">
            <text:p>0.28551123</text:p>
          </table:table-cell>
          <table:table-cell/>
          <table:table-cell table:formula="of:=([.D382]-[.E382])-([.D381]-[.E381])" office:value-type="float" office:value="-0.00548120000000002">
            <text:p>-0.0054812</text:p>
          </table:table-cell>
        </table:table-row>
        <table:table-row table:style-name="ro2">
          <table:table-cell office:value-type="float" office:value="3820">
            <text:p>3820</text:p>
          </table:table-cell>
          <table:table-cell office:value-type="float" office:value="0.4">
            <text:p>0.4</text:p>
          </table:table-cell>
          <table:table-cell office:value-type="float" office:value="0.3825118">
            <text:p>0.3825118</text:p>
          </table:table-cell>
          <table:table-cell office:value-type="float" office:value="0.28262252">
            <text:p>0.28262252</text:p>
          </table:table-cell>
          <table:table-cell office:value-type="float" office:value="0.2818508">
            <text:p>0.2818508</text:p>
          </table:table-cell>
          <table:table-cell/>
          <table:table-cell table:formula="of:=([.D383]-[.E383])-([.D382]-[.E382])" office:value-type="float" office:value="-0.00274525000000003">
            <text:p>-0.00274525</text:p>
          </table:table-cell>
        </table:table-row>
        <table:table-row table:style-name="ro2">
          <table:table-cell office:value-type="float" office:value="3830">
            <text:p>383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2844527">
            <text:p>0.2844527</text:p>
          </table:table-cell>
          <table:table-cell office:value-type="float" office:value="0.29283202">
            <text:p>0.29283202</text:p>
          </table:table-cell>
          <table:table-cell/>
          <table:table-cell table:formula="of:=([.D384]-[.E384])-([.D383]-[.E383])" office:value-type="float" office:value="-0.00915104">
            <text:p>-0.00915104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0.4">
            <text:p>0.4</text:p>
          </table:table-cell>
          <table:table-cell office:value-type="float" office:value="0.3770212">
            <text:p>0.3770212</text:p>
          </table:table-cell>
          <table:table-cell office:value-type="float" office:value="0.2838226">
            <text:p>0.2838226</text:p>
          </table:table-cell>
          <table:table-cell office:value-type="float" office:value="0.29832262">
            <text:p>0.29832262</text:p>
          </table:table-cell>
          <table:table-cell/>
          <table:table-cell table:formula="of:=([.D385]-[.E385])-([.D384]-[.E384])" office:value-type="float" office:value="-0.00612069999999998">
            <text:p>-0.0061207</text:p>
          </table:table-cell>
        </table:table-row>
        <table:table-row table:style-name="ro2">
          <table:table-cell office:value-type="float" office:value="3850">
            <text:p>3850</text:p>
          </table:table-cell>
          <table:table-cell office:value-type="float" office:value="0.4">
            <text:p>0.4</text:p>
          </table:table-cell>
          <table:table-cell office:value-type="float" office:value="0.38068163">
            <text:p>0.38068163</text:p>
          </table:table-cell>
          <table:table-cell office:value-type="float" office:value="0.28931317">
            <text:p>0.28931317</text:p>
          </table:table-cell>
          <table:table-cell office:value-type="float" office:value="0.3038132">
            <text:p>0.3038132</text:p>
          </table:table-cell>
          <table:table-cell/>
          <table:table-cell table:formula="of:=([.D386]-[.E386])-([.D385]-[.E385])" office:value-type="float" office:value="-0.00000000999999999473644">
            <text:p>-0.00000001</text:p>
          </table:table-cell>
        </table:table-row>
        <table:table-row table:style-name="ro2">
          <table:table-cell office:value-type="float" office:value="3860">
            <text:p>3860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  <table:table-cell office:value-type="float" office:value="0.2893132">
            <text:p>0.2893132</text:p>
          </table:table-cell>
          <table:table-cell office:value-type="float" office:value="0.30381322">
            <text:p>0.30381322</text:p>
          </table:table-cell>
          <table:table-cell/>
          <table:table-cell table:formula="of:=([.D387]-[.E387])-([.D386]-[.E386])" office:value-type="float" office:value="0.00000000999999999473644">
            <text:p>0.00000001</text:p>
          </table:table-cell>
        </table:table-row>
        <table:table-row table:style-name="ro2">
          <table:table-cell office:value-type="float" office:value="3870">
            <text:p>387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0.28199238">
            <text:p>0.28199238</text:p>
          </table:table-cell>
          <table:table-cell office:value-type="float" office:value="0.2964924">
            <text:p>0.2964924</text:p>
          </table:table-cell>
          <table:table-cell/>
          <table:table-cell table:formula="of:=([.D388]-[.E388])-([.D387]-[.E387])" office:value-type="float" office:value="0">
            <text:p>0</text:p>
          </table:table-cell>
        </table:table-row>
        <table:table-row table:style-name="ro2">
          <table:table-cell office:value-type="float" office:value="3880">
            <text:p>3880</text:p>
          </table:table-cell>
          <table:table-cell office:value-type="float" office:value="0.4">
            <text:p>0.4</text:p>
          </table:table-cell>
          <table:table-cell office:value-type="float" office:value="0.38068157">
            <text:p>0.38068157</text:p>
          </table:table-cell>
          <table:table-cell office:value-type="float" office:value="0.287483">
            <text:p>0.287483</text:p>
          </table:table-cell>
          <table:table-cell office:value-type="float" office:value="0.30198303">
            <text:p>0.30198303</text:p>
          </table:table-cell>
          <table:table-cell/>
          <table:table-cell table:formula="of:=([.D389]-[.E389])-([.D388]-[.E388])" office:value-type="float" office:value="-0.00000000999999999473644">
            <text:p>-0.00000001</text:p>
          </table:table-cell>
        </table:table-row>
        <table:table-row table:style-name="ro2">
          <table:table-cell office:value-type="float" office:value="3890">
            <text:p>3890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  <table:table-cell office:value-type="float" office:value="0.287483">
            <text:p>0.287483</text:p>
          </table:table-cell>
          <table:table-cell office:value-type="float" office:value="0.30198303">
            <text:p>0.30198303</text:p>
          </table:table-cell>
          <table:table-cell/>
          <table:table-cell table:formula="of:=([.D390]-[.E390])-([.D389]-[.E389])" office:value-type="float" office:value="0">
            <text:p>0</text:p>
          </table:table-cell>
        </table:table-row>
        <table:table-row table:style-name="ro2">
          <table:table-cell office:value-type="float" office:value="3900">
            <text:p>3900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  <table:table-cell office:value-type="float" office:value="0.2929736">
            <text:p>0.2929736</text:p>
          </table:table-cell>
          <table:table-cell office:value-type="float" office:value="0.30747363">
            <text:p>0.30747363</text:p>
          </table:table-cell>
          <table:table-cell/>
          <table:table-cell table:formula="of:=([.D391]-[.E391])-([.D390]-[.E390])" office:value-type="float" office:value="0">
            <text:p>0</text:p>
          </table:table-cell>
        </table:table-row>
        <table:table-row table:style-name="ro2">
          <table:table-cell office:value-type="float" office:value="3910">
            <text:p>3910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  <table:table-cell office:value-type="float" office:value="0.2911434">
            <text:p>0.2911434</text:p>
          </table:table-cell>
          <table:table-cell office:value-type="float" office:value="0.3056434">
            <text:p>0.3056434</text:p>
          </table:table-cell>
          <table:table-cell/>
          <table:table-cell table:formula="of:=([.D392]-[.E392])-([.D391]-[.E391])" office:value-type="float" office:value="0.0000000299999999842093">
            <text:p>0.00000003</text:p>
          </table:table-cell>
        </table:table-row>
        <table:table-row table:style-name="ro2">
          <table:table-cell office:value-type="float" office:value="3920">
            <text:p>3920</text:p>
          </table:table-cell>
          <table:table-cell office:value-type="float" office:value="0.4">
            <text:p>0.4</text:p>
          </table:table-cell>
          <table:table-cell office:value-type="float" office:value="0.34773803">
            <text:p>0.34773803</text:p>
          </table:table-cell>
          <table:table-cell office:value-type="float" office:value="0.2899433">
            <text:p>0.2899433</text:p>
          </table:table-cell>
          <table:table-cell office:value-type="float" office:value="0.30381322">
            <text:p>0.30381322</text:p>
          </table:table-cell>
          <table:table-cell/>
          <table:table-cell table:formula="of:=([.D393]-[.E393])-([.D392]-[.E392])" office:value-type="float" office:value="0.000630079999999977">
            <text:p>0.00063008</text:p>
          </table:table-cell>
        </table:table-row>
        <table:table-row table:style-name="ro2">
          <table:table-cell office:value-type="float" office:value="3930">
            <text:p>393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0.2838226">
            <text:p>0.2838226</text:p>
          </table:table-cell>
          <table:table-cell office:value-type="float" office:value="0.29832262">
            <text:p>0.29832262</text:p>
          </table:table-cell>
          <table:table-cell/>
          <table:table-cell table:formula="of:=([.D394]-[.E394])-([.D393]-[.E393])" office:value-type="float" office:value="-0.000630099999999967">
            <text:p>-0.0006301</text:p>
          </table:table-cell>
        </table:table-row>
        <table:table-row table:style-name="ro2">
          <table:table-cell office:value-type="float" office:value="3940">
            <text:p>3940</text:p>
          </table:table-cell>
          <table:table-cell office:value-type="float" office:value="0.4">
            <text:p>0.4</text:p>
          </table:table-cell>
          <table:table-cell office:value-type="float" office:value="0.34773803">
            <text:p>0.34773803</text:p>
          </table:table-cell>
          <table:table-cell office:value-type="float" office:value="0.2746716">
            <text:p>0.2746716</text:p>
          </table:table-cell>
          <table:table-cell office:value-type="float" office:value="0.2891716">
            <text:p>0.2891716</text:p>
          </table:table-cell>
          <table:table-cell/>
          <table:table-cell table:formula="of:=([.D395]-[.E395])-([.D394]-[.E394])" office:value-type="float" office:value="0.0000000199999999894729">
            <text:p>0.00000002</text:p>
          </table:table-cell>
        </table:table-row>
        <table:table-row table:style-name="ro2">
          <table:table-cell office:value-type="float" office:value="3950">
            <text:p>3950</text:p>
          </table:table-cell>
          <table:table-cell office:value-type="float" office:value="0.4">
            <text:p>0.4</text:p>
          </table:table-cell>
          <table:table-cell office:value-type="float" office:value="0.34407762">
            <text:p>0.34407762</text:p>
          </table:table-cell>
          <table:table-cell office:value-type="float" office:value="0.2746716">
            <text:p>0.2746716</text:p>
          </table:table-cell>
          <table:table-cell office:value-type="float" office:value="0.28917164">
            <text:p>0.28917164</text:p>
          </table:table-cell>
          <table:table-cell/>
          <table:table-cell table:formula="of:=([.D396]-[.E396])-([.D395]-[.E395])" office:value-type="float" office:value="-0.0000000400000000344569">
            <text:p>-0.00000004</text:p>
          </table:table-cell>
        </table:table-row>
        <table:table-row table:style-name="ro2">
          <table:table-cell office:value-type="float" office:value="3960">
            <text:p>3960</text:p>
          </table:table-cell>
          <table:table-cell office:value-type="float" office:value="0.4">
            <text:p>0.4</text:p>
          </table:table-cell>
          <table:table-cell office:value-type="float" office:value="0.3459078">
            <text:p>0.3459078</text:p>
          </table:table-cell>
          <table:table-cell office:value-type="float" office:value="0.2819924">
            <text:p>0.2819924</text:p>
          </table:table-cell>
          <table:table-cell office:value-type="float" office:value="0.29649243">
            <text:p>0.29649243</text:p>
          </table:table-cell>
          <table:table-cell/>
          <table:table-cell table:formula="of:=([.D397]-[.E397])-([.D396]-[.E396])" office:value-type="float" office:value="0.00000000999999999473644">
            <text:p>0.00000001</text:p>
          </table:table-cell>
        </table:table-row>
        <table:table-row table:style-name="ro2">
          <table:table-cell office:value-type="float" office:value="3970">
            <text:p>397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.2838226">
            <text:p>0.2838226</text:p>
          </table:table-cell>
          <table:table-cell office:value-type="float" office:value="0.2983226">
            <text:p>0.2983226</text:p>
          </table:table-cell>
          <table:table-cell/>
          <table:table-cell table:formula="of:=([.D398]-[.E398])-([.D397]-[.E397])" office:value-type="float" office:value="0.0000000300000000397205">
            <text:p>0.00000003</text:p>
          </table:table-cell>
        </table:table-row>
        <table:table-row table:style-name="ro2">
          <table:table-cell office:value-type="float" office:value="3980">
            <text:p>3980</text:p>
          </table:table-cell>
          <table:table-cell office:value-type="float" office:value="0.4">
            <text:p>0.4</text:p>
          </table:table-cell>
          <table:table-cell office:value-type="float" office:value="0.35688904">
            <text:p>0.35688904</text:p>
          </table:table-cell>
          <table:table-cell office:value-type="float" office:value="0.27650177">
            <text:p>0.27650177</text:p>
          </table:table-cell>
          <table:table-cell office:value-type="float" office:value="0.2910018">
            <text:p>0.2910018</text:p>
          </table:table-cell>
          <table:table-cell/>
          <table:table-cell table:formula="of:=([.D399]-[.E399])-([.D398]-[.E398])" office:value-type="float" office:value="-0.0000000299999999842093">
            <text:p>-0.00000003</text:p>
          </table:table-cell>
        </table:table-row>
        <table:table-row table:style-name="ro2">
          <table:table-cell office:value-type="float" office:value="3990">
            <text:p>3990</text:p>
          </table:table-cell>
          <table:table-cell office:value-type="float" office:value="0.4">
            <text:p>0.4</text:p>
          </table:table-cell>
          <table:table-cell office:value-type="float" office:value="0.3367568">
            <text:p>0.3367568</text:p>
          </table:table-cell>
          <table:table-cell office:value-type="float" office:value="0.278332">
            <text:p>0.278332</text:p>
          </table:table-cell>
          <table:table-cell office:value-type="float" office:value="0.29283202">
            <text:p>0.29283202</text:p>
          </table:table-cell>
          <table:table-cell/>
          <table:table-cell table:formula="of:=([.D400]-[.E400])-([.D399]-[.E399])" office:value-type="float" office:value="0.00000000999999993922529">
            <text:p>0.00000001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  <table:table-cell office:value-type="float" office:value="0.278332">
            <text:p>0.278332</text:p>
          </table:table-cell>
          <table:table-cell office:value-type="float" office:value="0.29283202">
            <text:p>0.29283202</text:p>
          </table:table-cell>
          <table:table-cell/>
          <table:table-cell table:formula="of:=([.D401]-[.E401])-([.D400]-[.E400])" office:value-type="float" office:value="0">
            <text:p>0</text:p>
          </table:table-cell>
        </table:table-row>
        <table:table-row table:style-name="ro2" table:number-rows-repeated="104817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 style:data-style-name="N2" text:time-value="0000-00-00T20:00: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Pizenberg</meta:initial-creator>
    <meta:creation-date>2014-04-10T15:32:49</meta:creation-date>
    <dc:date>2014-04-10T21:54:04</dc:date>
    <dc:creator>Matthieu Pizenberg</dc:creator>
    <meta:editing-duration>PT2H29M28S</meta:editing-duration>
    <meta:editing-cycles>13</meta:editing-cycles>
    <meta:generator>LibreOffice/4.0.2.2$Linux_X86_64 LibreOffice_project/400m0$Build-2</meta:generator>
    <meta:document-statistic meta:table-count="1" meta:cell-count="24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4.138cm" svg:height="18.966cm" xlink:href=".." xlink:type="simple" chart:class="chart:scatter" chart:style-name="ch1">
        <chart:legend chart:legend-position="end" svg:x="41.445cm" svg:y="8.686cm" style:legend-expansion="high" chart:style-name="ch2"/>
        <chart:plot-area chart:style-name="ch3" table:cell-range-address="Sheet1.A2:Sheet1.A401 Sheet1.D1:Sheet1.E401 Sheet1.G1:Sheet1.G401" chart:data-source-has-labels="row" svg:x="1.332cm" svg:y="1.651cm" svg:width="38.349cm" svg:height="16.516cm">
          <chartooo:coordinate-region svg:x="2.35cm" svg:y="1.851cm" svg:width="36.959cm" svg:height="16.1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401" chart:label-cell-address="Sheet1.D1:Sheet1.D1" chart:class="chart:scatter">
            <chart:domain table:cell-range-address="Sheet1.A2:Sheet1.A401"/>
            <chart:data-point chart:repeated="400"/>
          </chart:series>
          <chart:series chart:style-name="ch7" chart:values-cell-range-address="Sheet1.E2:Sheet1.E401" chart:label-cell-address="Sheet1.E1:Sheet1.E1" chart:class="chart:scatter">
            <chart:data-point chart:repeated="400"/>
          </chart:series>
          <chart:series chart:style-name="ch8" chart:values-cell-range-address="Sheet1.G2:Sheet1.G401" chart:label-cell-address="Sheet1.G1:Sheet1.G1" chart:class="chart:scatter">
            <chart:data-point chart:repeated="4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_vd</text:p>
                <draw:g>
                  <svg:desc>Sheet1.D1:Sheet1.D1</svg:desc>
                </draw:g>
              </table:table-cell>
              <table:table-cell office:value-type="string">
                <text:p>vd</text:p>
                <draw:g>
                  <svg:desc>Sheet1.E1:Sheet1.E1</svg:desc>
                </draw:g>
              </table:table-cell>
              <table:table-cell office:value-type="string">
                <text:p>deriveeD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401</svg:desc>
                </draw:g>
              </table:table-cell>
              <table:table-cell office:value-type="float" office:value="0">
                <text:p>0</text:p>
                <draw:g>
                  <svg:desc>Sheet1.D2:Sheet1.D401</svg:desc>
                </draw:g>
              </table:table-cell>
              <table:table-cell office:value-type="float" office:value="-0.0018302001">
                <text:p>-0.0018302001</text:p>
                <draw:g>
                  <svg:desc>Sheet1.E2:Sheet1.E401</svg:desc>
                </draw:g>
              </table:table-cell>
              <table:table-cell office:value-type="float" office:value="0">
                <text:p>0</text:p>
                <draw:g>
                  <svg:desc>Sheet1.G2:Sheet1.G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18302001">
                <text:p>-0.0018302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0.0209151">
                <text:p>0.0209151</text:p>
              </table:table-cell>
              <table:table-cell office:value-type="float" office:value="0.0018302">
                <text:p>0.0018302</text:p>
              </table:table-cell>
              <table:table-cell office:value-type="float" office:value="-0.000915100000000002">
                <text:p>-0.0009151000000000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0.0209151">
                <text:p>0.0209151</text:p>
              </table:table-cell>
              <table:table-cell office:value-type="float" office:value="0.0018302">
                <text:p>0.0018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0915100000000002">
                <text:p>0.0009151000000000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0.0209151">
                <text:p>0.0209151</text:p>
              </table:table-cell>
              <table:table-cell office:value-type="float" office:value="0.0018302">
                <text:p>0.0018302</text:p>
              </table:table-cell>
              <table:table-cell office:value-type="float" office:value="-0.000915100000000002">
                <text:p>-0.0009151000000000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0915100000000002">
                <text:p>0.0009151000000000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0.0209151">
                <text:p>0.0209151</text:p>
              </table:table-cell>
              <table:table-cell office:value-type="float" office:value="0.0018302">
                <text:p>0.0018302</text:p>
              </table:table-cell>
              <table:table-cell office:value-type="float" office:value="-0.000915100000000002">
                <text:p>-0.0009151000000000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0915100000000002">
                <text:p>0.0009151000000000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0.0209151">
                <text:p>0.0209151</text:p>
              </table:table-cell>
              <table:table-cell office:value-type="float" office:value="0.0018302">
                <text:p>0.0018302</text:p>
              </table:table-cell>
              <table:table-cell office:value-type="float" office:value="-0.000915100000000002">
                <text:p>-0.0009151000000000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0915100000000002">
                <text:p>0.0009151000000000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0.0209151">
                <text:p>0.0209151</text:p>
              </table:table-cell>
              <table:table-cell office:value-type="float" office:value="0.0018302">
                <text:p>0.0018302</text:p>
              </table:table-cell>
              <table:table-cell office:value-type="float" office:value="-0.000915100000000002">
                <text:p>-0.0009151000000000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0.0209151">
                <text:p>0.0209151</text:p>
              </table:table-cell>
              <table:table-cell office:value-type="float" office:value="0.0018302">
                <text:p>0.0018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0.0209151">
                <text:p>0.0209151</text:p>
              </table:table-cell>
              <table:table-cell office:value-type="float" office:value="0.0018302">
                <text:p>0.0018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0.0209151">
                <text:p>0.0209151</text:p>
              </table:table-cell>
              <table:table-cell office:value-type="float" office:value="0.0018302">
                <text:p>0.0018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0.0209151">
                <text:p>0.0209151</text:p>
              </table:table-cell>
              <table:table-cell office:value-type="float" office:value="0.0018302">
                <text:p>0.0018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0.0218302">
                <text:p>0.0218302</text:p>
              </table:table-cell>
              <table:table-cell office:value-type="float" office:value="0.0036604">
                <text:p>0.0036604</text:p>
              </table:table-cell>
              <table:table-cell office:value-type="float" office:value="-0.000915100000000002">
                <text:p>-0.0009151000000000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0.0209151">
                <text:p>0.0209151</text:p>
              </table:table-cell>
              <table:table-cell office:value-type="float" office:value="0.0018302">
                <text:p>0.0018302</text:p>
              </table:table-cell>
              <table:table-cell office:value-type="float" office:value="0.000915100000000002">
                <text:p>0.0009151000000000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0.0209151">
                <text:p>0.0209151</text:p>
              </table:table-cell>
              <table:table-cell office:value-type="float" office:value="0.0018302">
                <text:p>0.0018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0.0209151">
                <text:p>0.0209151</text:p>
              </table:table-cell>
              <table:table-cell office:value-type="float" office:value="0.0018302">
                <text:p>0.0018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0.0209151">
                <text:p>0.0209151</text:p>
              </table:table-cell>
              <table:table-cell office:value-type="float" office:value="0.0018302">
                <text:p>0.0018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0.0218302">
                <text:p>0.0218302</text:p>
              </table:table-cell>
              <table:table-cell office:value-type="float" office:value="0.0036604">
                <text:p>0.0036604</text:p>
              </table:table-cell>
              <table:table-cell office:value-type="float" office:value="-0.000915100000000002">
                <text:p>-0.0009151000000000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0.0218302">
                <text:p>0.0218302</text:p>
              </table:table-cell>
              <table:table-cell office:value-type="float" office:value="0.0036604">
                <text:p>0.0036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0.0209151">
                <text:p>0.0209151</text:p>
              </table:table-cell>
              <table:table-cell office:value-type="float" office:value="0.0018302">
                <text:p>0.0018302</text:p>
              </table:table-cell>
              <table:table-cell office:value-type="float" office:value="0.000915100000000002">
                <text:p>0.0009151000000000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0.0218302">
                <text:p>0.0218302</text:p>
              </table:table-cell>
              <table:table-cell office:value-type="float" office:value="0.0036604">
                <text:p>0.0036604</text:p>
              </table:table-cell>
              <table:table-cell office:value-type="float" office:value="-0.000915100000000002">
                <text:p>-0.0009151000000000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0.0218302">
                <text:p>0.0218302</text:p>
              </table:table-cell>
              <table:table-cell office:value-type="float" office:value="0.0036604">
                <text:p>0.0036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0.0209151">
                <text:p>0.0209151</text:p>
              </table:table-cell>
              <table:table-cell office:value-type="float" office:value="0.0018302">
                <text:p>0.0018302</text:p>
              </table:table-cell>
              <table:table-cell office:value-type="float" office:value="0.000915100000000002">
                <text:p>0.0009151000000000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0.0218302">
                <text:p>0.0218302</text:p>
              </table:table-cell>
              <table:table-cell office:value-type="float" office:value="0.0036604">
                <text:p>0.0036604</text:p>
              </table:table-cell>
              <table:table-cell office:value-type="float" office:value="-0.000915100000000002">
                <text:p>-0.0009151000000000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0.0227453">
                <text:p>0.0227453</text:p>
              </table:table-cell>
              <table:table-cell office:value-type="float" office:value="0.0054906">
                <text:p>0.0054906</text:p>
              </table:table-cell>
              <table:table-cell office:value-type="float" office:value="-0.000915099999999999">
                <text:p>-0.0009150999999999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0.0218302">
                <text:p>0.0218302</text:p>
              </table:table-cell>
              <table:table-cell office:value-type="float" office:value="0.0036604">
                <text:p>0.0036604</text:p>
              </table:table-cell>
              <table:table-cell office:value-type="float" office:value="0.000915099999999999">
                <text:p>0.0009150999999999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0.0227453">
                <text:p>0.0227453</text:p>
              </table:table-cell>
              <table:table-cell office:value-type="float" office:value="0.0054906">
                <text:p>0.0054906</text:p>
              </table:table-cell>
              <table:table-cell office:value-type="float" office:value="-0.000915099999999999">
                <text:p>-0.0009150999999999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0.0218302">
                <text:p>0.0218302</text:p>
              </table:table-cell>
              <table:table-cell office:value-type="float" office:value="0.0036604">
                <text:p>0.0036604</text:p>
              </table:table-cell>
              <table:table-cell office:value-type="float" office:value="0.000915099999999999">
                <text:p>0.0009150999999999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0.0227453">
                <text:p>0.0227453</text:p>
              </table:table-cell>
              <table:table-cell office:value-type="float" office:value="0.0054906">
                <text:p>0.0054906</text:p>
              </table:table-cell>
              <table:table-cell office:value-type="float" office:value="-0.000915099999999999">
                <text:p>-0.0009150999999999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0.0218302">
                <text:p>0.0218302</text:p>
              </table:table-cell>
              <table:table-cell office:value-type="float" office:value="0.0036604">
                <text:p>0.0036604</text:p>
              </table:table-cell>
              <table:table-cell office:value-type="float" office:value="0.000915099999999999">
                <text:p>0.0009150999999999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0.0218302">
                <text:p>0.0218302</text:p>
              </table:table-cell>
              <table:table-cell office:value-type="float" office:value="0.0036604">
                <text:p>0.0036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0.0218302">
                <text:p>0.0218302</text:p>
              </table:table-cell>
              <table:table-cell office:value-type="float" office:value="0.0036604">
                <text:p>0.0036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0.0227453">
                <text:p>0.0227453</text:p>
              </table:table-cell>
              <table:table-cell office:value-type="float" office:value="0.0054906">
                <text:p>0.0054906</text:p>
              </table:table-cell>
              <table:table-cell office:value-type="float" office:value="-0.000915099999999999">
                <text:p>-0.0009150999999999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0.0227453">
                <text:p>0.0227453</text:p>
              </table:table-cell>
              <table:table-cell office:value-type="float" office:value="0.0054906">
                <text:p>0.0054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0.0227453">
                <text:p>0.0227453</text:p>
              </table:table-cell>
              <table:table-cell office:value-type="float" office:value="0.0054906">
                <text:p>0.0054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0.023660399">
                <text:p>0.023660399</text:p>
              </table:table-cell>
              <table:table-cell office:value-type="float" office:value="0.0073208">
                <text:p>0.0073208</text:p>
              </table:table-cell>
              <table:table-cell office:value-type="float" office:value="-0.000915100999999994">
                <text:p>-0.0009151009999999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0.0227453">
                <text:p>0.0227453</text:p>
              </table:table-cell>
              <table:table-cell office:value-type="float" office:value="0.0054906">
                <text:p>0.0054906</text:p>
              </table:table-cell>
              <table:table-cell office:value-type="float" office:value="0.000915100999999994">
                <text:p>0.0009151009999999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0.023660399">
                <text:p>0.023660399</text:p>
              </table:table-cell>
              <table:table-cell office:value-type="float" office:value="0.0073208">
                <text:p>0.0073208</text:p>
              </table:table-cell>
              <table:table-cell office:value-type="float" office:value="-0.000915100999999994">
                <text:p>-0.0009151009999999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0.023660399">
                <text:p>0.023660399</text:p>
              </table:table-cell>
              <table:table-cell office:value-type="float" office:value="0.0073208">
                <text:p>0.0073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0.023660399">
                <text:p>0.023660399</text:p>
              </table:table-cell>
              <table:table-cell office:value-type="float" office:value="0.0073208">
                <text:p>0.0073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0.0245755">
                <text:p>0.0245755</text:p>
              </table:table-cell>
              <table:table-cell office:value-type="float" office:value="0.0091510005">
                <text:p>0.0091510005</text:p>
              </table:table-cell>
              <table:table-cell office:value-type="float" office:value="-0.000915099500000004">
                <text:p>-0.0009150995000000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0.0245755">
                <text:p>0.0245755</text:p>
              </table:table-cell>
              <table:table-cell office:value-type="float" office:value="0.0091510005">
                <text:p>0.009151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0.023660399">
                <text:p>0.023660399</text:p>
              </table:table-cell>
              <table:table-cell office:value-type="float" office:value="0.0073208">
                <text:p>0.0073208</text:p>
              </table:table-cell>
              <table:table-cell office:value-type="float" office:value="0.000915099500000004">
                <text:p>0.0009150995000000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0.0245755">
                <text:p>0.0245755</text:p>
              </table:table-cell>
              <table:table-cell office:value-type="float" office:value="0.0091510005">
                <text:p>0.0091510005</text:p>
              </table:table-cell>
              <table:table-cell office:value-type="float" office:value="-0.000915099500000004">
                <text:p>-0.0009150995000000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0.0245755">
                <text:p>0.0245755</text:p>
              </table:table-cell>
              <table:table-cell office:value-type="float" office:value="0.0091510005">
                <text:p>0.009151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0.0245755">
                <text:p>0.0245755</text:p>
              </table:table-cell>
              <table:table-cell office:value-type="float" office:value="0.0091510005">
                <text:p>0.009151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0.0245755">
                <text:p>0.0245755</text:p>
              </table:table-cell>
              <table:table-cell office:value-type="float" office:value="0.0091510005">
                <text:p>0.009151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0.0254906">
                <text:p>0.0254906</text:p>
              </table:table-cell>
              <table:table-cell office:value-type="float" office:value="0.0109812">
                <text:p>0.0109812</text:p>
              </table:table-cell>
              <table:table-cell office:value-type="float" office:value="-0.000915099500000001">
                <text:p>-0.0009150995000000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0.0245755">
                <text:p>0.0245755</text:p>
              </table:table-cell>
              <table:table-cell office:value-type="float" office:value="0.0091510005">
                <text:p>0.0091510005</text:p>
              </table:table-cell>
              <table:table-cell office:value-type="float" office:value="0.000915099500000001">
                <text:p>0.0009150995000000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0.0254906">
                <text:p>0.0254906</text:p>
              </table:table-cell>
              <table:table-cell office:value-type="float" office:value="0.0109812">
                <text:p>0.0109812</text:p>
              </table:table-cell>
              <table:table-cell office:value-type="float" office:value="-0.000915099500000001">
                <text:p>-0.0009150995000000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0.0245755">
                <text:p>0.0245755</text:p>
              </table:table-cell>
              <table:table-cell office:value-type="float" office:value="0.0091510005">
                <text:p>0.0091510005</text:p>
              </table:table-cell>
              <table:table-cell office:value-type="float" office:value="0.000915099500000001">
                <text:p>0.0009150995000000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0.0254906">
                <text:p>0.0254906</text:p>
              </table:table-cell>
              <table:table-cell office:value-type="float" office:value="0.0109812">
                <text:p>0.0109812</text:p>
              </table:table-cell>
              <table:table-cell office:value-type="float" office:value="-0.000915099500000001">
                <text:p>-0.0009150995000000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0.0273114">
                <text:p>0.0273114</text:p>
              </table:table-cell>
              <table:table-cell office:value-type="float" office:value="0.0128114">
                <text:p>0.0128114</text:p>
              </table:table-cell>
              <table:table-cell office:value-type="float" office:value="-0.00000939999999999795">
                <text:p>-0.000009399999999997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0.0254906">
                <text:p>0.0254906</text:p>
              </table:table-cell>
              <table:table-cell office:value-type="float" office:value="0.0109812">
                <text:p>0.0109812</text:p>
              </table:table-cell>
              <table:table-cell office:value-type="float" office:value="0.00000939999999999795">
                <text:p>0.000009399999999997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0.0254906">
                <text:p>0.0254906</text:p>
              </table:table-cell>
              <table:table-cell office:value-type="float" office:value="0.0109812">
                <text:p>0.0109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0.0254906">
                <text:p>0.0254906</text:p>
              </table:table-cell>
              <table:table-cell office:value-type="float" office:value="0.0109812">
                <text:p>0.0109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0.0273114">
                <text:p>0.0273114</text:p>
              </table:table-cell>
              <table:table-cell office:value-type="float" office:value="0.0128114">
                <text:p>0.0128114</text:p>
              </table:table-cell>
              <table:table-cell office:value-type="float" office:value="-0.00000939999999999795">
                <text:p>-0.000009399999999997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0.0273114">
                <text:p>0.0273114</text:p>
              </table:table-cell>
              <table:table-cell office:value-type="float" office:value="0.0128114">
                <text:p>0.0128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0.0254906">
                <text:p>0.0254906</text:p>
              </table:table-cell>
              <table:table-cell office:value-type="float" office:value="0.0109812">
                <text:p>0.0109812</text:p>
              </table:table-cell>
              <table:table-cell office:value-type="float" office:value="0.00000939999999999795">
                <text:p>0.000009399999999997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0.029141601">
                <text:p>0.029141601</text:p>
              </table:table-cell>
              <table:table-cell office:value-type="float" office:value="0.0146416">
                <text:p>0.0146416</text:p>
              </table:table-cell>
              <table:table-cell office:value-type="float" office:value="-0.00000939899999999501">
                <text:p>-0.000009398999999995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0.0273114">
                <text:p>0.0273114</text:p>
              </table:table-cell>
              <table:table-cell office:value-type="float" office:value="0.0128114">
                <text:p>0.0128114</text:p>
              </table:table-cell>
              <table:table-cell office:value-type="float" office:value="-0.00000000100000000294309">
                <text:p>-0.000000001000000002943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0.029141601">
                <text:p>0.029141601</text:p>
              </table:table-cell>
              <table:table-cell office:value-type="float" office:value="0.0146416">
                <text:p>0.0146416</text:p>
              </table:table-cell>
              <table:table-cell office:value-type="float" office:value="0.00000000100000000294309">
                <text:p>0.000000001000000002943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0.029141601">
                <text:p>0.029141601</text:p>
              </table:table-cell>
              <table:table-cell office:value-type="float" office:value="0.0146416">
                <text:p>0.0146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0.029141601">
                <text:p>0.029141601</text:p>
              </table:table-cell>
              <table:table-cell office:value-type="float" office:value="0.0146416">
                <text:p>0.0146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0.029141601">
                <text:p>0.029141601</text:p>
              </table:table-cell>
              <table:table-cell office:value-type="float" office:value="0.0146416">
                <text:p>0.0146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0.0309718">
                <text:p>0.0309718</text:p>
              </table:table-cell>
              <table:table-cell office:value-type="float" office:value="0.0164718">
                <text:p>0.0164718</text:p>
              </table:table-cell>
              <table:table-cell office:value-type="float" office:value="-0.00000000100000000467781">
                <text:p>-0.000000001000000004677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0.032802">
                <text:p>0.032802</text:p>
              </table:table-cell>
              <table:table-cell office:value-type="float" office:value="0.018302001">
                <text:p>0.018302001</text:p>
              </table:table-cell>
              <table:table-cell office:value-type="float" office:value="-0.00000000100000000294309">
                <text:p>-0.000000001000000002943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0.032802">
                <text:p>0.032802</text:p>
              </table:table-cell>
              <table:table-cell office:value-type="float" office:value="0.018302001">
                <text:p>0.018302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0.032802">
                <text:p>0.032802</text:p>
              </table:table-cell>
              <table:table-cell office:value-type="float" office:value="0.018302001">
                <text:p>0.018302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0.0364624">
                <text:p>0.0364624</text:p>
              </table:table-cell>
              <table:table-cell office:value-type="float" office:value="0.0219624">
                <text:p>0.0219624</text:p>
              </table:table-cell>
              <table:table-cell office:value-type="float" office:value="0.00000000100000000294309">
                <text:p>0.000000001000000002943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0.0364624">
                <text:p>0.0364624</text:p>
              </table:table-cell>
              <table:table-cell office:value-type="float" office:value="0.0219624">
                <text:p>0.0219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0.0364624">
                <text:p>0.0364624</text:p>
              </table:table-cell>
              <table:table-cell office:value-type="float" office:value="0.0219624">
                <text:p>0.0219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0.0401228">
                <text:p>0.0401228</text:p>
              </table:table-cell>
              <table:table-cell office:value-type="float" office:value="0.0256228">
                <text:p>0.0256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0.0401228">
                <text:p>0.0401228</text:p>
              </table:table-cell>
              <table:table-cell office:value-type="float" office:value="0.0256228">
                <text:p>0.0256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0.041952997">
                <text:p>0.041952997</text:p>
              </table:table-cell>
              <table:table-cell office:value-type="float" office:value="0.027453002">
                <text:p>0.027453002</text:p>
              </table:table-cell>
              <table:table-cell office:value-type="float" office:value="-0.00000000499999999736822">
                <text:p>-0.000000004999999997368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0.043783203">
                <text:p>0.043783203</text:p>
              </table:table-cell>
              <table:table-cell office:value-type="float" office:value="0.0292832">
                <text:p>0.0292832</text:p>
              </table:table-cell>
              <table:table-cell office:value-type="float" office:value="0.00000000799999999578915">
                <text:p>0.000000007999999995789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0.0456134">
                <text:p>0.0456134</text:p>
              </table:table-cell>
              <table:table-cell office:value-type="float" office:value="0.031113401">
                <text:p>0.031113401</text:p>
              </table:table-cell>
              <table:table-cell office:value-type="float" office:value="-0.00000000400000000483347">
                <text:p>-0.0000000040000000048334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0.0474436">
                <text:p>0.0474436</text:p>
              </table:table-cell>
              <table:table-cell office:value-type="float" office:value="0.0329436">
                <text:p>0.0329436</text:p>
              </table:table-cell>
              <table:table-cell office:value-type="float" office:value="0.00000000100000000294309">
                <text:p>0.0000000010000000029430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0.0474436">
                <text:p>0.0474436</text:p>
              </table:table-cell>
              <table:table-cell office:value-type="float" office:value="0.0329436">
                <text:p>0.0329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0.0492738">
                <text:p>0.0492738</text:p>
              </table:table-cell>
              <table:table-cell office:value-type="float" office:value="0.0347738">
                <text:p>0.0347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0.051104">
                <text:p>0.051104</text:p>
              </table:table-cell>
              <table:table-cell office:value-type="float" office:value="0.036604002">
                <text:p>0.036604002</text:p>
              </table:table-cell>
              <table:table-cell office:value-type="float" office:value="-0.00000000200000000588618">
                <text:p>-0.000000002000000005886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0.051104">
                <text:p>0.051104</text:p>
              </table:table-cell>
              <table:table-cell office:value-type="float" office:value="0.036604002">
                <text:p>0.036604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0.054764405">
                <text:p>0.054764405</text:p>
              </table:table-cell>
              <table:table-cell office:value-type="float" office:value="0.0402644">
                <text:p>0.0402644</text:p>
              </table:table-cell>
              <table:table-cell office:value-type="float" office:value="0.0000000070000000101933">
                <text:p>0.00000000700000001019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0.0547644">
                <text:p>0.0547644</text:p>
              </table:table-cell>
              <table:table-cell office:value-type="float" office:value="0.040264405">
                <text:p>0.040264405</text:p>
              </table:table-cell>
              <table:table-cell office:value-type="float" office:value="-0.0000000100000000086142">
                <text:p>-0.00000001000000000861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0.056594603">
                <text:p>0.056594603</text:p>
              </table:table-cell>
              <table:table-cell office:value-type="float" office:value="0.042094603">
                <text:p>0.042094603</text:p>
              </table:table-cell>
              <table:table-cell office:value-type="float" office:value="0.00000000500000000430711">
                <text:p>0.000000005000000004307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0.0584248">
                <text:p>0.0584248</text:p>
              </table:table-cell>
              <table:table-cell office:value-type="float" office:value="0.0439248">
                <text:p>0.0439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0.060255">
                <text:p>0.060255</text:p>
              </table:table-cell>
              <table:table-cell office:value-type="float" office:value="0.045755">
                <text:p>0.045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0.0620852">
                <text:p>0.0620852</text:p>
              </table:table-cell>
              <table:table-cell office:value-type="float" office:value="0.047585204">
                <text:p>0.047585204</text:p>
              </table:table-cell>
              <table:table-cell office:value-type="float" office:value="-0.00000000400000000483347">
                <text:p>-0.000000004000000004833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0.0657456">
                <text:p>0.0657456</text:p>
              </table:table-cell>
              <table:table-cell office:value-type="float" office:value="0.0512456">
                <text:p>0.0512456</text:p>
              </table:table-cell>
              <table:table-cell office:value-type="float" office:value="0.00000000400000001177236">
                <text:p>0.000000004000000011772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0.0620852">
                <text:p>0.0620852</text:p>
              </table:table-cell>
              <table:table-cell office:value-type="float" office:value="0.0475852">
                <text:p>0.0475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0.0657456">
                <text:p>0.0657456</text:p>
              </table:table-cell>
              <table:table-cell office:value-type="float" office:value="0.0512456">
                <text:p>0.0512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0.0675758">
                <text:p>0.0675758</text:p>
              </table:table-cell>
              <table:table-cell office:value-type="float" office:value="0.053075798">
                <text:p>0.053075798</text:p>
              </table:table-cell>
              <table:table-cell office:value-type="float" office:value="0.0000000019999999850695">
                <text:p>0.00000000199999998506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0.0675758">
                <text:p>0.0675758</text:p>
              </table:table-cell>
              <table:table-cell office:value-type="float" office:value="0.053075798">
                <text:p>0.053075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0.069406">
                <text:p>0.069406</text:p>
              </table:table-cell>
              <table:table-cell office:value-type="float" office:value="0.054906003">
                <text:p>0.054906003</text:p>
              </table:table-cell>
              <table:table-cell office:value-type="float" office:value="-0.00000000499999999736822">
                <text:p>-0.000000004999999997368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0.069406">
                <text:p>0.069406</text:p>
              </table:table-cell>
              <table:table-cell office:value-type="float" office:value="0.054906003">
                <text:p>0.054906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0.0730664">
                <text:p>0.0730664</text:p>
              </table:table-cell>
              <table:table-cell office:value-type="float" office:value="0.0585664">
                <text:p>0.0585664</text:p>
              </table:table-cell>
              <table:table-cell office:value-type="float" office:value="0.00000000300000001229872">
                <text:p>0.000000003000000012298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0.0730664">
                <text:p>0.0730664</text:p>
              </table:table-cell>
              <table:table-cell office:value-type="float" office:value="0.0585664">
                <text:p>0.0585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0.0748966">
                <text:p>0.0748966</text:p>
              </table:table-cell>
              <table:table-cell office:value-type="float" office:value="0.060396597">
                <text:p>0.060396597</text:p>
              </table:table-cell>
              <table:table-cell office:value-type="float" office:value="0.00000000299999998454314">
                <text:p>0.000000002999999984543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0.0748966">
                <text:p>0.0748966</text:p>
              </table:table-cell>
              <table:table-cell office:value-type="float" office:value="0.060396597">
                <text:p>0.060396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0.0767268">
                <text:p>0.0767268</text:p>
              </table:table-cell>
              <table:table-cell office:value-type="float" office:value="0.062226802">
                <text:p>0.062226802</text:p>
              </table:table-cell>
              <table:table-cell office:value-type="float" office:value="-0.00000000499999999736822">
                <text:p>-0.000000004999999997368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0.0748966">
                <text:p>0.0748966</text:p>
              </table:table-cell>
              <table:table-cell office:value-type="float" office:value="0.060396597">
                <text:p>0.060396597</text:p>
              </table:table-cell>
              <table:table-cell office:value-type="float" office:value="0.00000000499999999736822">
                <text:p>0.000000004999999997368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0.07855701">
                <text:p>0.07855701</text:p>
              </table:table-cell>
              <table:table-cell office:value-type="float" office:value="0.06405701">
                <text:p>0.06405701</text:p>
              </table:table-cell>
              <table:table-cell office:value-type="float" office:value="-0.00000000299999999148204">
                <text:p>-0.000000002999999991482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0.07855701">
                <text:p>0.07855701</text:p>
              </table:table-cell>
              <table:table-cell office:value-type="float" office:value="0.06405701">
                <text:p>0.06405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0.07855701">
                <text:p>0.07855701</text:p>
              </table:table-cell>
              <table:table-cell office:value-type="float" office:value="0.06405701">
                <text:p>0.06405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0.08221741">
                <text:p>0.08221741</text:p>
              </table:table-cell>
              <table:table-cell office:value-type="float" office:value="0.0677174">
                <text:p>0.0677174</text:p>
              </table:table-cell>
              <table:table-cell office:value-type="float" office:value="0.0000000100000000086142">
                <text:p>0.00000001000000000861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0.080387205">
                <text:p>0.080387205</text:p>
              </table:table-cell>
              <table:table-cell office:value-type="float" office:value="0.065887205">
                <text:p>0.065887205</text:p>
              </table:table-cell>
              <table:table-cell office:value-type="float" office:value="-0.0000000100000000086142">
                <text:p>-0.00000001000000000861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0.0840476">
                <text:p>0.0840476</text:p>
              </table:table-cell>
              <table:table-cell office:value-type="float" office:value="0.06954761">
                <text:p>0.06954761</text:p>
              </table:table-cell>
              <table:table-cell office:value-type="float" office:value="-0.00000000999999999473644">
                <text:p>-0.000000009999999994736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0.08221741">
                <text:p>0.08221741</text:p>
              </table:table-cell>
              <table:table-cell office:value-type="float" office:value="0.0677174">
                <text:p>0.0677174</text:p>
              </table:table-cell>
              <table:table-cell office:value-type="float" office:value="0.0000000200000000033507">
                <text:p>0.000000020000000003350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0.085877806">
                <text:p>0.085877806</text:p>
              </table:table-cell>
              <table:table-cell office:value-type="float" office:value="0.0713778">
                <text:p>0.0713778</text:p>
              </table:table-cell>
              <table:table-cell office:value-type="float" office:value="-0.00000000399999999789458">
                <text:p>-0.000000003999999997894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0.085877806">
                <text:p>0.085877806</text:p>
              </table:table-cell>
              <table:table-cell office:value-type="float" office:value="0.0713778">
                <text:p>0.0713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0.0895382">
                <text:p>0.0895382</text:p>
              </table:table-cell>
              <table:table-cell office:value-type="float" office:value="0.0750382">
                <text:p>0.0750382</text:p>
              </table:table-cell>
              <table:table-cell office:value-type="float" office:value="-0.00000000600000001071965">
                <text:p>-0.000000006000000010719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0.087708004">
                <text:p>0.087708004</text:p>
              </table:table-cell>
              <table:table-cell office:value-type="float" office:value="0.073208004">
                <text:p>0.073208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0.093198605">
                <text:p>0.093198605</text:p>
              </table:table-cell>
              <table:table-cell office:value-type="float" office:value="0.078698605">
                <text:p>0.078698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0.0895382">
                <text:p>0.0895382</text:p>
              </table:table-cell>
              <table:table-cell office:value-type="float" office:value="0.0750382">
                <text:p>0.0750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0.0895382">
                <text:p>0.0895382</text:p>
              </table:table-cell>
              <table:table-cell office:value-type="float" office:value="0.07503821">
                <text:p>0.07503821</text:p>
              </table:table-cell>
              <table:table-cell office:value-type="float" office:value="-0.0000000100000000086142">
                <text:p>-0.00000001000000000861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0.09685901">
                <text:p>0.09685901</text:p>
              </table:table-cell>
              <table:table-cell office:value-type="float" office:value="0.082359">
                <text:p>0.082359</text:p>
              </table:table-cell>
              <table:table-cell office:value-type="float" office:value="0.0000000200000000033507">
                <text:p>0.00000002000000000335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0.09136841">
                <text:p>0.09136841</text:p>
              </table:table-cell>
              <table:table-cell office:value-type="float" office:value="0.0768684">
                <text:p>0.0768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0.100519404">
                <text:p>0.100519404</text:p>
              </table:table-cell>
              <table:table-cell office:value-type="float" office:value="0.086019404">
                <text:p>0.086019404</text:p>
              </table:table-cell>
              <table:table-cell office:value-type="float" office:value="-0.00000000999999999473644">
                <text:p>-0.000000009999999994736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0.096859">
                <text:p>0.096859</text:p>
              </table:table-cell>
              <table:table-cell office:value-type="float" office:value="0.082359">
                <text:p>0.082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0.0950288">
                <text:p>0.0950288</text:p>
              </table:table-cell>
              <table:table-cell office:value-type="float" office:value="0.0805288">
                <text:p>0.0805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0.1023496">
                <text:p>0.1023496</text:p>
              </table:table-cell>
              <table:table-cell office:value-type="float" office:value="0.0878496">
                <text:p>0.0878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0.100519404">
                <text:p>0.100519404</text:p>
              </table:table-cell>
              <table:table-cell office:value-type="float" office:value="0.086019404">
                <text:p>0.086019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0.106010005">
                <text:p>0.106010005</text:p>
              </table:table-cell>
              <table:table-cell office:value-type="float" office:value="0.09151">
                <text:p>0.09151</text:p>
              </table:table-cell>
              <table:table-cell office:value-type="float" office:value="0.00000000499999999736822">
                <text:p>0.000000004999999997368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0.10601">
                <text:p>0.10601</text:p>
              </table:table-cell>
              <table:table-cell office:value-type="float" office:value="0.09151">
                <text:p>0.09151</text:p>
              </table:table-cell>
              <table:table-cell office:value-type="float" office:value="-0.00000000499999999736822">
                <text:p>-0.000000004999999997368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0.1078402">
                <text:p>0.1078402</text:p>
              </table:table-cell>
              <table:table-cell office:value-type="float" office:value="0.0933402">
                <text:p>0.0933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0.106010005">
                <text:p>0.106010005</text:p>
              </table:table-cell>
              <table:table-cell office:value-type="float" office:value="0.09151">
                <text:p>0.09151</text:p>
              </table:table-cell>
              <table:table-cell office:value-type="float" office:value="0.00000000499999999736822">
                <text:p>0.000000004999999997368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0.10967041">
                <text:p>0.10967041</text:p>
              </table:table-cell>
              <table:table-cell office:value-type="float" office:value="0.0951704">
                <text:p>0.0951704</text:p>
              </table:table-cell>
              <table:table-cell office:value-type="float" office:value="0.00000000499999999736822">
                <text:p>0.000000004999999997368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0.1133308">
                <text:p>0.1133308</text:p>
              </table:table-cell>
              <table:table-cell office:value-type="float" office:value="0.098830804">
                <text:p>0.098830804</text:p>
              </table:table-cell>
              <table:table-cell office:value-type="float" office:value="-0.0000000140000000065088">
                <text:p>-0.00000001400000000650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0.1133308">
                <text:p>0.1133308</text:p>
              </table:table-cell>
              <table:table-cell office:value-type="float" office:value="0.098830804">
                <text:p>0.098830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0.115161">
                <text:p>0.115161</text:p>
              </table:table-cell>
              <table:table-cell office:value-type="float" office:value="0.100661">
                <text:p>0.100661</text:p>
              </table:table-cell>
              <table:table-cell office:value-type="float" office:value="0.00000000400000001177236">
                <text:p>0.000000004000000011772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0.118821405">
                <text:p>0.118821405</text:p>
              </table:table-cell>
              <table:table-cell office:value-type="float" office:value="0.104321405">
                <text:p>0.104321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0.11699121">
                <text:p>0.11699121</text:p>
              </table:table-cell>
              <table:table-cell office:value-type="float" office:value="0.1024912">
                <text:p>0.1024912</text:p>
              </table:table-cell>
              <table:table-cell office:value-type="float" office:value="0.0000000100000000086142">
                <text:p>0.000000010000000008614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0.12248181">
                <text:p>0.12248181</text:p>
              </table:table-cell>
              <table:table-cell office:value-type="float" office:value="0.1079818">
                <text:p>0.1079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0.1224818">
                <text:p>0.1224818</text:p>
              </table:table-cell>
              <table:table-cell office:value-type="float" office:value="0.1079818">
                <text:p>0.1079818</text:p>
              </table:table-cell>
              <table:table-cell office:value-type="float" office:value="-0.0000000100000000086142">
                <text:p>-0.00000001000000000861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0.12248181">
                <text:p>0.12248181</text:p>
              </table:table-cell>
              <table:table-cell office:value-type="float" office:value="0.1079818">
                <text:p>0.1079818</text:p>
              </table:table-cell>
              <table:table-cell office:value-type="float" office:value="0.0000000100000000086142">
                <text:p>0.00000001000000000861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0.124312006">
                <text:p>0.124312006</text:p>
              </table:table-cell>
              <table:table-cell office:value-type="float" office:value="0.10981201">
                <text:p>0.10981201</text:p>
              </table:table-cell>
              <table:table-cell office:value-type="float" office:value="-0.0000000140000000065088">
                <text:p>-0.00000001400000000650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0.1316328">
                <text:p>0.1316328</text:p>
              </table:table-cell>
              <table:table-cell office:value-type="float" office:value="0.11713281">
                <text:p>0.11713281</text:p>
              </table:table-cell>
              <table:table-cell office:value-type="float" office:value="-0.00000000600000001071965">
                <text:p>-0.000000006000000010719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0.13529322">
                <text:p>0.13529322</text:p>
              </table:table-cell>
              <table:table-cell office:value-type="float" office:value="0.12079321">
                <text:p>0.12079321</text:p>
              </table:table-cell>
              <table:table-cell office:value-type="float" office:value="0.0000000200000000033507">
                <text:p>0.00000002000000000335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0.12980261">
                <text:p>0.12980261</text:p>
              </table:table-cell>
              <table:table-cell office:value-type="float" office:value="0.11530261">
                <text:p>0.11530261</text:p>
              </table:table-cell>
              <table:table-cell office:value-type="float" office:value="-0.00000000999999998085865">
                <text:p>-0.000000009999999980858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0.13529322">
                <text:p>0.13529322</text:p>
              </table:table-cell>
              <table:table-cell office:value-type="float" office:value="0.12079321">
                <text:p>0.12079321</text:p>
              </table:table-cell>
              <table:table-cell office:value-type="float" office:value="0.00000000999999998085865">
                <text:p>0.000000009999999980858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0.13895361">
                <text:p>0.13895361</text:p>
              </table:table-cell>
              <table:table-cell office:value-type="float" office:value="0.124453604">
                <text:p>0.124453604</text:p>
              </table:table-cell>
              <table:table-cell office:value-type="float" office:value="-0.00000000399999999789458">
                <text:p>-0.000000003999999997894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0.142614">
                <text:p>0.142614</text:p>
              </table:table-cell>
              <table:table-cell office:value-type="float" office:value="0.12811401">
                <text:p>0.12811401</text:p>
              </table:table-cell>
              <table:table-cell office:value-type="float" office:value="-0.0000000160000000054561">
                <text:p>-0.00000001600000000545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0.1407838">
                <text:p>0.1407838</text:p>
              </table:table-cell>
              <table:table-cell office:value-type="float" office:value="0.12628381">
                <text:p>0.12628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0.14444421">
                <text:p>0.14444421</text:p>
              </table:table-cell>
              <table:table-cell office:value-type="float" office:value="0.1299442">
                <text:p>0.1299442</text:p>
              </table:table-cell>
              <table:table-cell office:value-type="float" office:value="0.0000000200000000172285">
                <text:p>0.00000002000000001722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0.1499348">
                <text:p>0.1499348</text:p>
              </table:table-cell>
              <table:table-cell office:value-type="float" office:value="0.1354348">
                <text:p>0.1354348</text:p>
              </table:table-cell>
              <table:table-cell office:value-type="float" office:value="-0.00000000999999999473644">
                <text:p>-0.000000009999999994736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0.14261399">
                <text:p>0.14261399</text:p>
              </table:table-cell>
              <table:table-cell office:value-type="float" office:value="0.128114">
                <text:p>0.128114</text:p>
              </table:table-cell>
              <table:table-cell office:value-type="float" office:value="-0.000000010000000022492">
                <text:p>-0.0000000100000000224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0.1462744">
                <text:p>0.1462744</text:p>
              </table:table-cell>
              <table:table-cell office:value-type="float" office:value="0.1317744">
                <text:p>0.1317744</text:p>
              </table:table-cell>
              <table:table-cell office:value-type="float" office:value="0.000000010000000022492">
                <text:p>0.0000000100000000224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0.1499348">
                <text:p>0.1499348</text:p>
              </table:table-cell>
              <table:table-cell office:value-type="float" office:value="0.1354348">
                <text:p>0.1354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0.1499348">
                <text:p>0.1499348</text:p>
              </table:table-cell>
              <table:table-cell office:value-type="float" office:value="0.1354348">
                <text:p>0.1354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0.151765">
                <text:p>0.151765</text:p>
              </table:table-cell>
              <table:table-cell office:value-type="float" office:value="0.137265">
                <text:p>0.137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0.1572556">
                <text:p>0.1572556</text:p>
              </table:table-cell>
              <table:table-cell office:value-type="float" office:value="0.1427556">
                <text:p>0.1427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0.160916">
                <text:p>0.160916</text:p>
              </table:table-cell>
              <table:table-cell office:value-type="float" office:value="0.14641601">
                <text:p>0.14641601</text:p>
              </table:table-cell>
              <table:table-cell office:value-type="float" office:value="-0.000000010000000022492">
                <text:p>-0.00000001000000002249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0.1627462">
                <text:p>0.1627462</text:p>
              </table:table-cell>
              <table:table-cell office:value-type="float" office:value="0.1482462">
                <text:p>0.1482462</text:p>
              </table:table-cell>
              <table:table-cell office:value-type="float" office:value="0.00000000999999999473644">
                <text:p>0.000000009999999994736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0.16274622">
                <text:p>0.16274622</text:p>
              </table:table-cell>
              <table:table-cell office:value-type="float" office:value="0.14824621">
                <text:p>0.14824621</text:p>
              </table:table-cell>
              <table:table-cell office:value-type="float" office:value="0.000000010000000022492">
                <text:p>0.0000000100000000224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0.17372741">
                <text:p>0.17372741</text:p>
              </table:table-cell>
              <table:table-cell office:value-type="float" office:value="0.1592274">
                <text:p>0.1592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0.1718972">
                <text:p>0.1718972</text:p>
              </table:table-cell>
              <table:table-cell office:value-type="float" office:value="0.15739721">
                <text:p>0.15739721</text:p>
              </table:table-cell>
              <table:table-cell office:value-type="float" office:value="-0.0000000200000000172285">
                <text:p>-0.000000020000000017228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0.17555761">
                <text:p>0.17555761</text:p>
              </table:table-cell>
              <table:table-cell office:value-type="float" office:value="0.1610576">
                <text:p>0.1610576</text:p>
              </table:table-cell>
              <table:table-cell office:value-type="float" office:value="0.0000000200000000172285">
                <text:p>0.000000020000000017228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0.18470863">
                <text:p>0.18470863</text:p>
              </table:table-cell>
              <table:table-cell office:value-type="float" office:value="0.17020862">
                <text:p>0.17020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0.17921802">
                <text:p>0.17921802</text:p>
              </table:table-cell>
              <table:table-cell office:value-type="float" office:value="0.16471802">
                <text:p>0.16471802</text:p>
              </table:table-cell>
              <table:table-cell office:value-type="float" office:value="-0.00000000999999999473644">
                <text:p>-0.000000009999999994736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0.1901992">
                <text:p>0.1901992</text:p>
              </table:table-cell>
              <table:table-cell office:value-type="float" office:value="0.17569919">
                <text:p>0.17569919</text:p>
              </table:table-cell>
              <table:table-cell office:value-type="float" office:value="0.00000000999999996698087">
                <text:p>0.0000000099999999669808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0.1920294">
                <text:p>0.1920294</text:p>
              </table:table-cell>
              <table:table-cell office:value-type="float" office:value="0.1775294">
                <text:p>0.1775294</text:p>
              </table:table-cell>
              <table:table-cell office:value-type="float" office:value="-0.00000000999999999473644">
                <text:p>-0.000000009999999994736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0.19752">
                <text:p>0.19752</text:p>
              </table:table-cell>
              <table:table-cell office:value-type="float" office:value="0.18302001">
                <text:p>0.18302001</text:p>
              </table:table-cell>
              <table:table-cell office:value-type="float" office:value="-0.00000000999999996698087">
                <text:p>-0.0000000099999999669808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0.1956898">
                <text:p>0.1956898</text:p>
              </table:table-cell>
              <table:table-cell office:value-type="float" office:value="0.1811898">
                <text:p>0.1811898</text:p>
              </table:table-cell>
              <table:table-cell office:value-type="float" office:value="0.00000000999999999473644">
                <text:p>0.000000009999999994736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0.20484081">
                <text:p>0.20484081</text:p>
              </table:table-cell>
              <table:table-cell office:value-type="float" office:value="0.19034082">
                <text:p>0.19034082</text:p>
              </table:table-cell>
              <table:table-cell office:value-type="float" office:value="-0.00000000999999999473644">
                <text:p>-0.000000009999999994736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0.206671">
                <text:p>0.206671</text:p>
              </table:table-cell>
              <table:table-cell office:value-type="float" office:value="0.19217099">
                <text:p>0.19217099</text:p>
              </table:table-cell>
              <table:table-cell office:value-type="float" office:value="0.0000000199999999617173">
                <text:p>0.00000001999999996171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0.21033141">
                <text:p>0.21033141</text:p>
              </table:table-cell>
              <table:table-cell office:value-type="float" office:value="0.1958314">
                <text:p>0.1958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0.2121616">
                <text:p>0.2121616</text:p>
              </table:table-cell>
              <table:table-cell office:value-type="float" office:value="0.19766161">
                <text:p>0.19766161</text:p>
              </table:table-cell>
              <table:table-cell office:value-type="float" office:value="-0.000000020000000044984">
                <text:p>-0.0000000200000000449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0.21948239">
                <text:p>0.21948239</text:p>
              </table:table-cell>
              <table:table-cell office:value-type="float" office:value="0.20498239">
                <text:p>0.20498239</text:p>
              </table:table-cell>
              <table:table-cell office:value-type="float" office:value="0.000000010000000022492">
                <text:p>0.0000000100000000224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0.2194824">
                <text:p>0.2194824</text:p>
              </table:table-cell>
              <table:table-cell office:value-type="float" office:value="0.20498241">
                <text:p>0.20498241</text:p>
              </table:table-cell>
              <table:table-cell office:value-type="float" office:value="-0.00000000999999999473644">
                <text:p>-0.000000009999999994736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0.2304636">
                <text:p>0.2304636</text:p>
              </table:table-cell>
              <table:table-cell office:value-type="float" office:value="0.2159636">
                <text:p>0.2159636</text:p>
              </table:table-cell>
              <table:table-cell office:value-type="float" office:value="0.000000010000000022492">
                <text:p>0.0000000100000000224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0.22314279">
                <text:p>0.22314279</text:p>
              </table:table-cell>
              <table:table-cell office:value-type="float" office:value="0.2086428">
                <text:p>0.2086428</text:p>
              </table:table-cell>
              <table:table-cell office:value-type="float" office:value="-0.00000000999999999473644">
                <text:p>-0.000000009999999994736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0.23229381">
                <text:p>0.23229381</text:p>
              </table:table-cell>
              <table:table-cell office:value-type="float" office:value="0.21779382">
                <text:p>0.21779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0.23046361">
                <text:p>0.23046361</text:p>
              </table:table-cell>
              <table:table-cell office:value-type="float" office:value="0.2159636">
                <text:p>0.2159636</text:p>
              </table:table-cell>
              <table:table-cell office:value-type="float" office:value="0.0000000200000000172285">
                <text:p>0.000000020000000017228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0.24144481">
                <text:p>0.24144481</text:p>
              </table:table-cell>
              <table:table-cell office:value-type="float" office:value="0.2269448">
                <text:p>0.2269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0.24327502">
                <text:p>0.24327502</text:p>
              </table:table-cell>
              <table:table-cell office:value-type="float" office:value="0.22877501">
                <text:p>0.22877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0.24693541">
                <text:p>0.24693541</text:p>
              </table:table-cell>
              <table:table-cell office:value-type="float" office:value="0.2324354">
                <text:p>0.2324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0.25059578">
                <text:p>0.25059578</text:p>
              </table:table-cell>
              <table:table-cell office:value-type="float" office:value="0.23609579">
                <text:p>0.23609579</text:p>
              </table:table-cell>
              <table:table-cell office:value-type="float" office:value="-0.0000000200000000172285">
                <text:p>-0.00000002000000001722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0.2542562">
                <text:p>0.2542562</text:p>
              </table:table-cell>
              <table:table-cell office:value-type="float" office:value="0.2397562">
                <text:p>0.2397562</text:p>
              </table:table-cell>
              <table:table-cell office:value-type="float" office:value="0.00000000999999999473644">
                <text:p>0.000000009999999994736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0.252426">
                <text:p>0.252426</text:p>
              </table:table-cell>
              <table:table-cell office:value-type="float" office:value="0.237926">
                <text:p>0.237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0.2579166">
                <text:p>0.2579166</text:p>
              </table:table-cell>
              <table:table-cell office:value-type="float" office:value="0.24341659">
                <text:p>0.24341659</text:p>
              </table:table-cell>
              <table:table-cell office:value-type="float" office:value="0.00000000999999999473644">
                <text:p>0.000000009999999994736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0.2560864">
                <text:p>0.2560864</text:p>
              </table:table-cell>
              <table:table-cell office:value-type="float" office:value="0.24158642">
                <text:p>0.24158642</text:p>
              </table:table-cell>
              <table:table-cell office:value-type="float" office:value="-0.0000000299999999842093">
                <text:p>-0.00000002999999998420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0.2634072">
                <text:p>0.2634072</text:p>
              </table:table-cell>
              <table:table-cell office:value-type="float" office:value="0.24890721">
                <text:p>0.24890721</text:p>
              </table:table-cell>
              <table:table-cell office:value-type="float" office:value="0.00000000999999999473644">
                <text:p>0.000000009999999994736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0.2634072">
                <text:p>0.2634072</text:p>
              </table:table-cell>
              <table:table-cell office:value-type="float" office:value="0.24890721">
                <text:p>0.24890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0.26523742">
                <text:p>0.26523742</text:p>
              </table:table-cell>
              <table:table-cell office:value-type="float" office:value="0.2507374">
                <text:p>0.2507374</text:p>
              </table:table-cell>
              <table:table-cell office:value-type="float" office:value="0.0000000300000000119649">
                <text:p>0.00000003000000001196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0.270728">
                <text:p>0.270728</text:p>
              </table:table-cell>
              <table:table-cell office:value-type="float" office:value="0.256228">
                <text:p>0.256228</text:p>
              </table:table-cell>
              <table:table-cell office:value-type="float" office:value="-0.000000020000000044984">
                <text:p>-0.0000000200000000449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0.2762186">
                <text:p>0.2762186</text:p>
              </table:table-cell>
              <table:table-cell office:value-type="float" office:value="0.26171857">
                <text:p>0.26171857</text:p>
              </table:table-cell>
              <table:table-cell office:value-type="float" office:value="0.0000000300000000397205">
                <text:p>0.00000003000000003972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0.270728">
                <text:p>0.270728</text:p>
              </table:table-cell>
              <table:table-cell office:value-type="float" office:value="0.256228">
                <text:p>0.256228</text:p>
              </table:table-cell>
              <table:table-cell office:value-type="float" office:value="-0.0000000300000000397205">
                <text:p>-0.00000003000000003972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0.28170922">
                <text:p>0.28170922</text:p>
              </table:table-cell>
              <table:table-cell office:value-type="float" office:value="0.26720923">
                <text:p>0.26720923</text:p>
              </table:table-cell>
              <table:table-cell office:value-type="float" office:value="-0.00000000999999999473644">
                <text:p>-0.0000000099999999947364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0.28170922">
                <text:p>0.28170922</text:p>
              </table:table-cell>
              <table:table-cell office:value-type="float" office:value="0.2672092">
                <text:p>0.2672092</text:p>
              </table:table-cell>
              <table:table-cell office:value-type="float" office:value="0.0000000300000000397205">
                <text:p>0.00000003000000003972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0.2908602">
                <text:p>0.2908602</text:p>
              </table:table-cell>
              <table:table-cell office:value-type="float" office:value="0.2763602">
                <text:p>0.2763602</text:p>
              </table:table-cell>
              <table:table-cell office:value-type="float" office:value="-0.0000000199999999894729">
                <text:p>-0.00000001999999998947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0.28170922">
                <text:p>0.28170922</text:p>
              </table:table-cell>
              <table:table-cell office:value-type="float" office:value="0.2672092">
                <text:p>0.2672092</text:p>
              </table:table-cell>
              <table:table-cell office:value-type="float" office:value="0.0000000199999999894729">
                <text:p>0.000000019999999989472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0.2853696">
                <text:p>0.2853696</text:p>
              </table:table-cell>
              <table:table-cell office:value-type="float" office:value="0.2708696">
                <text:p>0.2708696</text:p>
              </table:table-cell>
              <table:table-cell office:value-type="float" office:value="-0.0000000199999999894729">
                <text:p>-0.00000001999999998947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0.2963508">
                <text:p>0.2963508</text:p>
              </table:table-cell>
              <table:table-cell office:value-type="float" office:value="0.2818508">
                <text:p>0.2818508</text:p>
              </table:table-cell>
              <table:table-cell office:value-type="float" office:value="-5.55111512312578E-017">
                <text:p>-5.55111512312578E-0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0.2926904">
                <text:p>0.2926904</text:p>
              </table:table-cell>
              <table:table-cell office:value-type="float" office:value="0.2781904">
                <text:p>0.2781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0.3">
                <text:p>0.3</text:p>
              </table:table-cell>
              <table:table-cell office:value-type="float" office:value="0.2818508">
                <text:p>0.2818508</text:p>
              </table:table-cell>
              <table:table-cell office:value-type="float" office:value="0.00364920000000007">
                <text:p>0.0036492000000000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0.3">
                <text:p>0.3</text:p>
              </table:table-cell>
              <table:table-cell office:value-type="float" office:value="0.2818508">
                <text:p>0.2818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0.3">
                <text:p>0.3</text:p>
              </table:table-cell>
              <table:table-cell office:value-type="float" office:value="0.2855112">
                <text:p>0.2855112</text:p>
              </table:table-cell>
              <table:table-cell office:value-type="float" office:value="-0.00366039999999995">
                <text:p>-0.003660399999999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0.3">
                <text:p>0.3</text:p>
              </table:table-cell>
              <table:table-cell office:value-type="float" office:value="0.29100183">
                <text:p>0.29100183</text:p>
              </table:table-cell>
              <table:table-cell office:value-type="float" office:value="-0.00549063000000005">
                <text:p>-0.005490630000000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0.2890282">
                <text:p>0.2890282</text:p>
              </table:table-cell>
              <table:table-cell office:value-type="float" office:value="0.28551123">
                <text:p>0.28551123</text:p>
              </table:table-cell>
              <table:table-cell office:value-type="float" office:value="-0.00548120000000002">
                <text:p>-0.005481200000000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0.28262252">
                <text:p>0.28262252</text:p>
              </table:table-cell>
              <table:table-cell office:value-type="float" office:value="0.2818508">
                <text:p>0.2818508</text:p>
              </table:table-cell>
              <table:table-cell office:value-type="float" office:value="-0.00274525000000003">
                <text:p>-0.002745250000000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0.2844527">
                <text:p>0.2844527</text:p>
              </table:table-cell>
              <table:table-cell office:value-type="float" office:value="0.29283202">
                <text:p>0.29283202</text:p>
              </table:table-cell>
              <table:table-cell office:value-type="float" office:value="-0.00915104">
                <text:p>-0.009151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0.2838226">
                <text:p>0.2838226</text:p>
              </table:table-cell>
              <table:table-cell office:value-type="float" office:value="0.29832262">
                <text:p>0.29832262</text:p>
              </table:table-cell>
              <table:table-cell office:value-type="float" office:value="-0.00612069999999998">
                <text:p>-0.0061206999999999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0.28931317">
                <text:p>0.28931317</text:p>
              </table:table-cell>
              <table:table-cell office:value-type="float" office:value="0.3038132">
                <text:p>0.3038132</text:p>
              </table:table-cell>
              <table:table-cell office:value-type="float" office:value="-0.00000000999999999473644">
                <text:p>-0.000000009999999994736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0.2893132">
                <text:p>0.2893132</text:p>
              </table:table-cell>
              <table:table-cell office:value-type="float" office:value="0.30381322">
                <text:p>0.30381322</text:p>
              </table:table-cell>
              <table:table-cell office:value-type="float" office:value="0.00000000999999999473644">
                <text:p>0.0000000099999999947364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0.28199238">
                <text:p>0.28199238</text:p>
              </table:table-cell>
              <table:table-cell office:value-type="float" office:value="0.2964924">
                <text:p>0.2964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0.287483">
                <text:p>0.28748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-0.00000000999999999473644">
                <text:p>-0.000000009999999994736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0.287483">
                <text:p>0.28748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0.2929736">
                <text:p>0.2929736</text:p>
              </table:table-cell>
              <table:table-cell office:value-type="float" office:value="0.30747363">
                <text:p>0.30747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0.2911434">
                <text:p>0.2911434</text:p>
              </table:table-cell>
              <table:table-cell office:value-type="float" office:value="0.3056434">
                <text:p>0.3056434</text:p>
              </table:table-cell>
              <table:table-cell office:value-type="float" office:value="0.0000000299999999842093">
                <text:p>0.00000002999999998420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0.2899433">
                <text:p>0.289943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0.000630079999999977">
                <text:p>0.00063007999999997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0.2838226">
                <text:p>0.2838226</text:p>
              </table:table-cell>
              <table:table-cell office:value-type="float" office:value="0.29832262">
                <text:p>0.29832262</text:p>
              </table:table-cell>
              <table:table-cell office:value-type="float" office:value="-0.000630099999999967">
                <text:p>-0.0006300999999999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0.2746716">
                <text:p>0.2746716</text:p>
              </table:table-cell>
              <table:table-cell office:value-type="float" office:value="0.2891716">
                <text:p>0.2891716</text:p>
              </table:table-cell>
              <table:table-cell office:value-type="float" office:value="0.0000000199999999894729">
                <text:p>0.000000019999999989472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0.2746716">
                <text:p>0.2746716</text:p>
              </table:table-cell>
              <table:table-cell office:value-type="float" office:value="0.28917164">
                <text:p>0.28917164</text:p>
              </table:table-cell>
              <table:table-cell office:value-type="float" office:value="-0.0000000400000000344569">
                <text:p>-0.000000040000000034456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0.2819924">
                <text:p>0.2819924</text:p>
              </table:table-cell>
              <table:table-cell office:value-type="float" office:value="0.29649243">
                <text:p>0.29649243</text:p>
              </table:table-cell>
              <table:table-cell office:value-type="float" office:value="0.00000000999999999473644">
                <text:p>0.0000000099999999947364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0.2838226">
                <text:p>0.2838226</text:p>
              </table:table-cell>
              <table:table-cell office:value-type="float" office:value="0.2983226">
                <text:p>0.2983226</text:p>
              </table:table-cell>
              <table:table-cell office:value-type="float" office:value="0.0000000300000000397205">
                <text:p>0.00000003000000003972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0.27650177">
                <text:p>0.27650177</text:p>
              </table:table-cell>
              <table:table-cell office:value-type="float" office:value="0.2910018">
                <text:p>0.2910018</text:p>
              </table:table-cell>
              <table:table-cell office:value-type="float" office:value="-0.0000000299999999842093">
                <text:p>-0.00000002999999998420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0.278332">
                <text:p>0.278332</text:p>
              </table:table-cell>
              <table:table-cell office:value-type="float" office:value="0.29283202">
                <text:p>0.29283202</text:p>
              </table:table-cell>
              <table:table-cell office:value-type="float" office:value="0.00000000999999993922529">
                <text:p>0.0000000099999999392252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0.278332">
                <text:p>0.278332</text:p>
              </table:table-cell>
              <table:table-cell office:value-type="float" office:value="0.29283202">
                <text:p>0.2928320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